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Verdana" svg:font-family="Verdana"/>
    <style:font-face style:name="dejavu sans mono" svg:font-family="'dejavu sans mono', monospace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5" style:family="table">
      <style:table-properties style:width="9.25in" fo:margin-left="0.0694in" table:align="left" style:writing-mode="lr-tb"/>
    </style:style>
    <style:style style:name="Table15.A" style:family="table-column">
      <style:table-column-properties style:column-width="4.6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9.25in" fo:margin-left="0.0694in" table:align="left" style:writing-mode="lr-tb"/>
    </style:style>
    <style:style style:name="Table16.A" style:family="table-column">
      <style:table-column-properties style:column-width="2.6875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style:vertical-align="top" fo:padding="0.0694in" fo:border="1pt solid #000000"/>
    </style:style>
    <style:style style:name="Table18" style:family="table">
      <style:table-properties style:width="9.25in" fo:margin-left="0.0694in" table:align="left" style:writing-mode="lr-tb"/>
    </style:style>
    <style:style style:name="Table18.A" style:family="table-column">
      <style:table-column-properties style:column-width="4.625in"/>
    </style:style>
    <style:style style:name="Table18.A1" style:family="table-cell">
      <style:table-cell-properties style:vertical-align="top" fo:padding="0.0694in" fo:border="1pt solid #000000"/>
    </style:style>
    <style:style style:name="Table1" style:family="table">
      <style:table-properties style:width="9.25in" fo:margin-left="0.0694in" table:align="left" style:writing-mode="lr-tb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style:vertical-align="top" fo:padding="0.0694in" fo:border="1pt solid #000000"/>
    </style:style>
    <style:style style:name="Table3" style:family="table">
      <style:table-properties style:width="9.25in" fo:margin-left="0.0694in" table:align="left" style:writing-mode="lr-tb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9.25in" fo:margin-left="0.0694in" table:align="left" style:writing-mode="lr-tb"/>
    </style:style>
    <style:style style:name="Table4.A" style:family="table-column">
      <style:table-column-properties style:column-width="4.4132in"/>
    </style:style>
    <style:style style:name="Table4.B" style:family="table-column">
      <style:table-column-properties style:column-width="4.8368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9.25in" fo:margin-left="0.0694in" table:align="left" style:writing-mode="lr-tb"/>
    </style:style>
    <style:style style:name="Table5.A" style:family="table-column">
      <style:table-column-properties style:column-width="4.6042in"/>
    </style:style>
    <style:style style:name="Table5.B" style:family="table-column">
      <style:table-column-properties style:column-width="4.6458in"/>
    </style:style>
    <style:style style:name="Table5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top="0in" fo:margin-bottom="0in" style:contextual-spacing="false" fo:line-height="115%" fo:break-before="auto" fo:break-after="auto" style:writing-mode="lr-tb"/>
    </style:style>
    <style:style style:name="P7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8" style:family="paragraph" style:parent-style-name="Standard">
      <style:paragraph-properties fo:line-height="115%" fo:break-before="page" style:writing-mode="lr-tb"/>
    </style:style>
    <style:style style:name="P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</style:style>
    <style:style style:name="P12" style:family="paragraph" style:parent-style-name="Standard">
      <style:paragraph-properties style:writing-mode="lr-tb"/>
    </style:style>
    <style:style style:name="P13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officeooo:paragraph-rsid="00408d03"/>
    </style:style>
    <style:style style:name="P14" style:family="paragraph" style:parent-style-name="Standard">
      <style:paragraph-properties fo:margin-left="1.5in" fo:margin-right="0in" fo:line-height="164%" fo:text-indent="0in" style:auto-text-indent="false" fo:break-before="auto" fo:break-after="auto" style:writing-mode="lr-tb"/>
      <style:text-properties fo:color="#444444" fo:font-size="10pt" fo:font-weight="bold" officeooo:paragraph-rsid="00408d0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fo:color="#cc0000" officeooo:paragraph-rsid="00408d03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 style:list-style-name="LS30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 style:list-style-name="LS5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 style:list-style-name="LS5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 style:list-style-name="LS5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 style:list-style-name="LS57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 style:list-style-name="LS58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 style:list-style-name="LS1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 style:list-style-name="LS1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 style:list-style-name="LS20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 style:list-style-name="LS2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 style:list-style-name="LS23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" style:family="paragraph" style:parent-style-name="Standard" style:list-style-name="LS24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" style:family="paragraph" style:parent-style-name="Standard" style:list-style-name="LS25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 style:list-style-name="LS2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Standard" style:list-style-name="LS2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Standard" style:list-style-name="LS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7" style:family="paragraph" style:parent-style-name="Standard" style:list-style-name="LS2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Standard" style:list-style-name="LS54">
      <style:paragraph-properties fo:margin-left="0in" fo:margin-right="0in" fo:margin-top="0in" fo:margin-bottom="0in" style:contextual-spacing="false" fo:line-height="9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f1cb0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24pt" fo:font-style="normal" style:text-underline-style="none" fo:font-weight="normal" officeooo:paragraph-rsid="004aaafa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45" style:family="paragraph" style:parent-style-name="Standard" style:list-style-name="LS2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4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51d4aa"/>
    </style:style>
    <style:style style:name="P48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font-style="normal" officeooo:paragraph-rsid="0051d4aa" style:font-style-asian="normal" style:font-style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4aaafa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3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weight="bold" officeooo:paragraph-rsid="0049c2c3" style:font-weight-asian="bold" style:font-weight-complex="bold"/>
    </style:style>
    <style:style style:name="P58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style="normal" officeooo:paragraph-rsid="0051d4aa" style:font-style-asian="normal" style:font-style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style="normal" fo:font-weight="bold" officeooo:rsid="0051d4aa" officeooo:paragraph-rsid="0051d4aa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61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tyle="italic" officeooo:paragraph-rsid="0051d4aa" style:font-style-asian="italic" style:font-style-complex="italic"/>
    </style:style>
    <style:style style:name="P62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tyle="italic" officeooo:paragraph-rsid="0051d4aa" style:font-style-asian="italic" style:font-style-complex="italic"/>
    </style:style>
    <style:style style:name="P63" style:family="paragraph" style:parent-style-name="Standard">
      <style:text-properties officeooo:rsid="00501e9a" officeooo:paragraph-rsid="00501e9a"/>
    </style:style>
    <style:style style:name="P64" style:family="paragraph" style:parent-style-name="Standard" style:list-style-name="L40">
      <style:text-properties officeooo:rsid="00501e9a" officeooo:paragraph-rsid="0053afab"/>
    </style:style>
    <style:style style:name="P65" style:family="paragraph" style:parent-style-name="Standard">
      <style:text-properties officeooo:rsid="00501e9a" officeooo:paragraph-rsid="0053afab"/>
    </style:style>
    <style:style style:name="P66" style:family="paragraph" style:parent-style-name="Standard" style:list-style-name="L41">
      <style:text-properties officeooo:rsid="0053afab" officeooo:paragraph-rsid="0053afab"/>
    </style:style>
    <style:style style:name="P67" style:family="paragraph" style:parent-style-name="Standard" style:list-style-name="L40">
      <style:text-properties officeooo:paragraph-rsid="0053afab"/>
    </style:style>
    <style:style style:name="P68" style:family="paragraph" style:parent-style-name="Standard" style:list-style-name="L41">
      <style:text-properties officeooo:paragraph-rsid="0053afab"/>
    </style:style>
    <style:style style:name="P69" style:family="paragraph" style:parent-style-name="Standard" style:list-style-name="L41">
      <style:text-properties officeooo:rsid="005541ce" officeooo:paragraph-rsid="005541ce"/>
    </style:style>
    <style:style style:name="P70" style:family="paragraph" style:parent-style-name="Standard" style:list-style-name="L41">
      <style:text-properties officeooo:rsid="00561fd9" officeooo:paragraph-rsid="00561fd9"/>
    </style:style>
    <style:style style:name="P71" style:family="paragraph" style:parent-style-name="Standard" style:list-style-name="L5">
      <style:paragraph-properties style:writing-mode="lr-tb"/>
      <style:text-properties officeooo:rsid="00429597" officeooo:paragraph-rsid="00429597"/>
    </style:style>
    <style:style style:name="P72" style:family="paragraph" style:parent-style-name="Standard" style:list-style-name="L5">
      <style:paragraph-properties fo:line-height="115%" style:writing-mode="lr-tb"/>
      <style:text-properties officeooo:rsid="00429597" officeooo:paragraph-rsid="00429597"/>
    </style:style>
    <style:style style:name="P73" style:family="paragraph" style:parent-style-name="Standard" style:list-style-name="L5">
      <style:paragraph-properties style:writing-mode="lr-tb"/>
    </style:style>
    <style:style style:name="P74" style:family="paragraph" style:parent-style-name="Standard" style:list-style-name="L5">
      <style:paragraph-properties style:writing-mode="lr-tb"/>
      <style:text-properties officeooo:paragraph-rsid="0040919d"/>
    </style:style>
    <style:style style:name="P75" style:family="paragraph" style:parent-style-name="Standard" style:list-style-name="L34">
      <style:paragraph-properties style:writing-mode="lr-tb"/>
      <style:text-properties officeooo:rsid="004259a3" officeooo:paragraph-rsid="00501e9a"/>
    </style:style>
    <style:style style:name="P76" style:family="paragraph" style:parent-style-name="Standard" style:list-style-name="L7">
      <style:paragraph-properties style:writing-mode="lr-tb"/>
      <style:text-properties officeooo:paragraph-rsid="004259a3"/>
    </style:style>
    <style:style style:name="P77" style:family="paragraph" style:parent-style-name="Standard" style:list-style-name="L5">
      <style:paragraph-properties fo:line-height="115%" style:writing-mode="lr-tb"/>
      <style:text-properties officeooo:rsid="00478a42" officeooo:paragraph-rsid="00478a42"/>
    </style:style>
    <style:style style:name="P78" style:family="paragraph" style:parent-style-name="Standard" style:list-style-name="L5">
      <style:paragraph-properties style:writing-mode="lr-tb"/>
      <style:text-properties officeooo:rsid="0040e646" officeooo:paragraph-rsid="0040e646"/>
    </style:style>
    <style:style style:name="P79" style:family="paragraph" style:parent-style-name="Standard" style:list-style-name="LS1">
      <style:paragraph-properties style:writing-mode="lr-tb"/>
    </style:style>
    <style:style style:name="P80" style:family="paragraph" style:parent-style-name="Standard" style:list-style-name="LS1">
      <style:paragraph-properties style:writing-mode="lr-tb"/>
      <style:text-properties officeooo:paragraph-rsid="004bd68b"/>
    </style:style>
    <style:style style:name="P81" style:family="paragraph" style:parent-style-name="Standard" style:list-style-name="L14">
      <style:paragraph-properties fo:line-height="100%" style:writing-mode="lr-tb"/>
      <style:text-properties officeooo:paragraph-rsid="0049c2c3"/>
    </style:style>
    <style:style style:name="P82" style:family="paragraph" style:parent-style-name="Standard" style:list-style-name="L14">
      <style:paragraph-properties fo:line-height="100%" style:writing-mode="lr-tb"/>
      <style:text-properties officeooo:rsid="00490551" officeooo:paragraph-rsid="0049c2c3"/>
    </style:style>
    <style:style style:name="P83" style:family="paragraph" style:parent-style-name="Standard">
      <style:paragraph-properties style:writing-mode="lr-tb"/>
      <style:text-properties fo:font-weight="bold" officeooo:rsid="00429597" officeooo:paragraph-rsid="0049c2c3" style:font-weight-asian="bold" style:font-weight-complex="bold"/>
    </style:style>
    <style:style style:name="P84" style:family="paragraph" style:parent-style-name="Standard">
      <style:paragraph-properties fo:line-height="115%" style:writing-mode="lr-tb"/>
      <style:text-properties fo:font-weight="bold" officeooo:rsid="00478a42" officeooo:paragraph-rsid="0049c2c3" style:font-weight-asian="bold" style:font-weight-complex="bold"/>
    </style:style>
    <style:style style:name="P85" style:family="paragraph" style:parent-style-name="Standard">
      <style:paragraph-properties style:writing-mode="lr-tb"/>
      <style:text-properties fo:font-weight="bold" officeooo:paragraph-rsid="00501e9a" style:font-weight-asian="bold" style:font-weight-complex="bold"/>
    </style:style>
    <style:style style:name="P86" style:family="paragraph" style:parent-style-name="Standard" style:list-style-name="L16">
      <style:paragraph-properties style:writing-mode="lr-tb"/>
      <style:text-properties officeooo:paragraph-rsid="004aaafa"/>
    </style:style>
    <style:style style:name="P87" style:family="paragraph" style:parent-style-name="Standard" style:list-style-name="L19">
      <style:paragraph-properties style:writing-mode="lr-tb"/>
      <style:text-properties fo:font-weight="normal" officeooo:paragraph-rsid="00501e9a" style:font-weight-asian="normal" style:font-weight-complex="normal"/>
    </style:style>
    <style:style style:name="P88" style:family="paragraph" style:parent-style-name="Standard" style:list-style-name="L34">
      <style:paragraph-properties style:writing-mode="lr-tb"/>
      <style:text-properties officeooo:rsid="00501e9a" officeooo:paragraph-rsid="00501e9a"/>
    </style:style>
    <style:style style:name="P89" style:family="paragraph" style:parent-style-name="Standard" style:list-style-name="L34">
      <style:paragraph-properties style:writing-mode="lr-tb"/>
      <style:text-properties officeooo:paragraph-rsid="00501e9a"/>
    </style:style>
    <style:style style:name="P90" style:family="paragraph" style:parent-style-name="Standard" style:list-style-name="LS2">
      <style:paragraph-properties style:writing-mode="lr-tb"/>
      <style:text-properties officeooo:paragraph-rsid="0053307b"/>
    </style:style>
    <style:style style:name="P91" style:family="paragraph" style:parent-style-name="Standard" style:list-style-name="L5">
      <style:paragraph-properties fo:line-height="115%" style:writing-mode="lr-tb"/>
      <style:text-properties officeooo:rsid="005381b2" officeooo:paragraph-rsid="005381b2"/>
    </style:style>
    <style:style style:name="P92" style:family="paragraph" style:list-style-name="L26">
      <style:paragraph-properties style:writing-mode="lr-tb"/>
    </style:style>
    <style:style style:name="P93" style:family="paragraph" style:list-style-name="L33">
      <style:paragraph-properties style:writing-mode="lr-tb"/>
    </style:style>
    <style:style style:name="P94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officeooo:rsid="002b6d83" officeooo:paragraph-rsid="0040919d"/>
    </style:style>
    <style:style style:name="P95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2b6d83" officeooo:paragraph-rsid="0040e646"/>
    </style:style>
    <style:style style:name="P96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fo:font-weight="bold" officeooo:rsid="00363e77" officeooo:paragraph-rsid="00408d03" style:font-weight-asian="bold" style:font-weight-complex="bold"/>
    </style:style>
    <style:style style:name="P9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paragraph-rsid="004bd68b" style:font-weight-asian="bold" style:font-weight-complex="bold"/>
    </style:style>
    <style:style style:name="P98" style:family="paragraph" style:parent-style-name="Standard" style:list-style-name="L34">
      <style:paragraph-properties fo:margin-top="0in" fo:margin-bottom="0in" style:contextual-spacing="false" fo:line-height="115%" fo:text-align="start" style:justify-single-word="false" style:writing-mode="lr-tb"/>
      <style:text-properties fo:font-weight="bold" officeooo:rsid="003e9b23" officeooo:paragraph-rsid="00501e9a" style:font-weight-asian="bold" style:font-weight-complex="bold"/>
    </style:style>
    <style:style style:name="P99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100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101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102" style:family="paragraph" style:parent-style-name="Standard" style:list-style-name="L34">
      <style:paragraph-properties fo:margin-top="0in" fo:margin-bottom="0in" style:contextual-spacing="false" fo:line-height="115%" fo:text-align="start" style:justify-single-word="false" style:writing-mode="lr-tb"/>
      <style:text-properties fo:font-weight="bold" officeooo:rsid="004259a3" officeooo:paragraph-rsid="00501e9a" style:font-weight-asian="bold" style:font-weight-complex="bold"/>
    </style:style>
    <style:style style:name="P103" style:family="paragraph" style:parent-style-name="Standard" style:list-style-name="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104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105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fo:font-weight="normal" officeooo:rsid="00363e77" officeooo:paragraph-rsid="00429597" style:font-weight-asian="normal" style:font-weight-complex="normal"/>
    </style:style>
    <style:style style:name="P106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fo:font-weight="normal" officeooo:rsid="00363e77" officeooo:paragraph-rsid="004259a3" style:font-weight-asian="normal" style:font-weight-complex="normal"/>
    </style:style>
    <style:style style:name="P107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fo:font-weight="normal" officeooo:rsid="00363e77" officeooo:paragraph-rsid="0040e646" style:font-weight-asian="normal" style:font-weight-complex="normal"/>
    </style:style>
    <style:style style:name="P108" style:family="paragraph" style:parent-style-name="Standard" style:list-style-name="LS38">
      <style:paragraph-properties fo:margin-top="0in" fo:margin-bottom="0in" style:contextual-spacing="false" fo:line-height="115%" style:writing-mode="lr-tb"/>
      <style:text-properties fo:font-weight="normal" officeooo:paragraph-rsid="004aaafa" style:font-weight-asian="normal" style:font-weight-complex="normal"/>
    </style:style>
    <style:style style:name="P109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1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1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1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1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14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15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16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17" style:family="paragraph" style:parent-style-name="Standard" style:list-style-name="L26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18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19" style:family="paragraph" style:parent-style-name="Standard" style:list-style-name="L30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20" style:family="paragraph" style:parent-style-name="Standard" style:list-style-name="L34">
      <style:paragraph-properties fo:margin-top="0in" fo:margin-bottom="0in" style:contextual-spacing="false" fo:line-height="115%" style:writing-mode="lr-tb"/>
      <style:text-properties officeooo:paragraph-rsid="00501e9a"/>
    </style:style>
    <style:style style:name="P121" style:family="paragraph" style:parent-style-name="Standard" style:list-style-name="L33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22" style:family="paragraph" style:parent-style-name="Standard" style:list-style-name="L34">
      <style:paragraph-properties fo:margin-top="0in" fo:margin-bottom="0in" style:contextual-spacing="false" fo:line-height="115%" style:writing-mode="lr-tb"/>
      <style:text-properties officeooo:rsid="004259a3" officeooo:paragraph-rsid="00501e9a"/>
    </style:style>
    <style:style style:name="P123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rsid="002d343d" officeooo:paragraph-rsid="004aaafa"/>
    </style:style>
    <style:style style:name="P124" style:family="paragraph" style:parent-style-name="Standard" style:list-style-name="LS30">
      <style:paragraph-properties fo:margin-top="0in" fo:margin-bottom="0in" style:contextual-spacing="false" fo:line-height="115%" fo:text-align="start" style:justify-single-word="false" style:writing-mode="lr-tb"/>
      <style:text-properties fo:color="#c5000b" style:text-line-through-style="none" style:font-name="Arial" fo:font-size="11pt" fo:font-style="normal" style:text-underline-style="none" fo:font-weight="normal" officeooo:rsid="002d343d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126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127" style:family="paragraph" style:parent-style-name="Standard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12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4bd68b"/>
    </style:style>
    <style:style style:name="P12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13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4bd68b"/>
    </style:style>
    <style:style style:name="P13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bd68b"/>
    </style:style>
    <style:style style:name="P13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bd68b" style:font-weight-asian="normal" style:font-weight-complex="normal"/>
    </style:style>
    <style:style style:name="P133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4" style:family="paragraph" style:parent-style-name="Standard" style:list-style-name="L16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5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6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01e9a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7" style:family="paragraph" style:parent-style-name="Standard" style:list-style-name="L25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81b2" officeooo:paragraph-rsid="005381b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8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afab" officeooo:paragraph-rsid="0053afa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9" style:family="paragraph" style:parent-style-name="Standard" style:list-style-name="L34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83b37" officeooo:paragraph-rsid="00583b3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0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1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42652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2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c0c9d" officeooo:paragraph-rsid="004bd68b"/>
    </style:style>
    <style:style style:name="P144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321cd4" officeooo:paragraph-rsid="00408d03"/>
    </style:style>
    <style:style style:name="P14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146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14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08d03" style:font-weight-asian="bold" style:font-weight-complex="bold"/>
    </style:style>
    <style:style style:name="P148" style:family="paragraph" style:parent-style-name="Standard" style:list-style-name="L9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0e646" style:font-weight-asian="normal" style:font-weight-complex="normal"/>
    </style:style>
    <style:style style:name="P149" style:family="paragraph" style:parent-style-name="Standard" style:list-style-name="L28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bd68b" style:font-weight-asian="normal" style:font-weight-complex="normal"/>
    </style:style>
    <style:style style:name="P150" style:family="paragraph" style:parent-style-name="Standard" style:list-style-name="L9">
      <style:paragraph-properties fo:margin-top="0in" fo:margin-bottom="0in" style:contextual-spacing="false" fo:line-height="115%" style:writing-mode="lr-tb"/>
      <style:text-properties style:use-window-font-color="true" fo:font-weight="normal" officeooo:paragraph-rsid="00442652" style:font-weight-asian="normal" style:font-weight-complex="normal"/>
    </style:style>
    <style:style style:name="P15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e84cc" officeooo:paragraph-rsid="00408d03"/>
    </style:style>
    <style:style style:name="P152" style:family="paragraph" style:parent-style-name="Standard" style:list-style-name="">
      <style:paragraph-properties fo:margin-top="0in" fo:margin-bottom="0in" style:contextual-spacing="false" fo:line-height="115%" style:writing-mode="lr-tb"/>
      <style:text-properties officeooo:rsid="004aaafa" officeooo:paragraph-rsid="004aaafa"/>
    </style:style>
    <style:style style:name="P153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rsid="004aaafa" officeooo:paragraph-rsid="004bd68b"/>
    </style:style>
    <style:style style:name="P154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officeooo:rsid="00478a42" officeooo:paragraph-rsid="004cff2a"/>
    </style:style>
    <style:style style:name="P155" style:family="paragraph" style:parent-style-name="Standard" style:list-style-name="L32">
      <style:paragraph-properties fo:margin-top="0in" fo:margin-bottom="0in" style:contextual-spacing="false" fo:line-height="115%" style:writing-mode="lr-tb"/>
      <style:text-properties officeooo:rsid="004e582e" officeooo:paragraph-rsid="004e582e"/>
    </style:style>
    <style:style style:name="P156" style:family="paragraph" style:parent-style-name="Standard" style:list-style-name="L24">
      <style:paragraph-properties fo:margin-top="0in" fo:margin-bottom="0in" style:contextual-spacing="false" fo:line-height="115%" style:writing-mode="lr-tb"/>
      <style:text-properties officeooo:rsid="0051d4aa" officeooo:paragraph-rsid="0051d4aa"/>
    </style:style>
    <style:style style:name="P157" style:family="paragraph" style:parent-style-name="Standard">
      <style:paragraph-properties fo:margin-top="0in" fo:margin-bottom="0in" style:contextual-spacing="false" fo:line-height="115%" style:writing-mode="lr-tb"/>
      <style:text-properties officeooo:rsid="005af569" officeooo:paragraph-rsid="005af569"/>
    </style:style>
    <style:style style:name="P158" style:family="paragraph" style:parent-style-name="Standard" style:list-style-name="L32">
      <style:paragraph-properties fo:margin-top="0in" fo:margin-bottom="0in" style:contextual-spacing="false" fo:line-height="115%" style:writing-mode="lr-tb"/>
      <style:text-properties officeooo:rsid="0057279b" officeooo:paragraph-rsid="005bf768"/>
    </style:style>
    <style:style style:name="P159" style:family="paragraph" style:parent-style-name="Standard" style:list-style-name="L32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160" style:family="paragraph" style:parent-style-name="Standard" style:list-style-name="L33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161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29597"/>
    </style:style>
    <style:style style:name="P162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259a3"/>
    </style:style>
    <style:style style:name="P163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0e646"/>
    </style:style>
    <style:style style:name="P164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65" style:family="paragraph" style:parent-style-name="Standard" style:list-style-name="L7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66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08d03"/>
    </style:style>
    <style:style style:name="P167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68" style:family="paragraph" style:parent-style-name="Standard" style:list-style-name="L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69" style:family="paragraph" style:parent-style-name="Standard" style:list-style-name="L9">
      <style:paragraph-properties fo:margin-top="0in" fo:margin-bottom="0in" style:contextual-spacing="false" fo:line-height="115%" fo:break-before="auto" fo:break-after="auto" style:writing-mode="lr-tb"/>
      <style:text-properties officeooo:paragraph-rsid="00442652"/>
    </style:style>
    <style:style style:name="P170" style:family="paragraph" style:parent-style-name="Standard" style:list-style-name="LS3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71" style:family="paragraph" style:parent-style-name="Standard" style:list-style-name="LS34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72" style:family="paragraph" style:parent-style-name="Standard" style:list-style-name="LS36">
      <style:paragraph-properties fo:margin-top="0in" fo:margin-bottom="0in" style:contextual-spacing="false" fo:line-height="115%" fo:break-before="auto" fo:break-after="auto" style:writing-mode="lr-tb"/>
    </style:style>
    <style:style style:name="P173" style:family="paragraph" style:parent-style-name="Standard" style:list-style-name="LS37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74" style:family="paragraph" style:parent-style-name="Standard" style:list-style-name="LS3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75" style:family="paragraph" style:parent-style-name="Standard" style:list-style-name="LS45">
      <style:paragraph-properties fo:margin-top="0in" fo:margin-bottom="0in" style:contextual-spacing="false" fo:line-height="115%" fo:break-before="auto" fo:break-after="auto" style:writing-mode="lr-tb"/>
    </style:style>
    <style:style style:name="P176" style:family="paragraph" style:parent-style-name="Standard" style:list-style-name="LS46">
      <style:paragraph-properties fo:margin-top="0in" fo:margin-bottom="0in" style:contextual-spacing="false" fo:line-height="115%" fo:break-before="auto" fo:break-after="auto" style:writing-mode="lr-tb"/>
    </style:style>
    <style:style style:name="P177" style:family="paragraph" style:parent-style-name="Standard" style:list-style-name="LS47">
      <style:paragraph-properties fo:margin-top="0in" fo:margin-bottom="0in" style:contextual-spacing="false" fo:line-height="115%" fo:break-before="auto" fo:break-after="auto" style:writing-mode="lr-tb"/>
    </style:style>
    <style:style style:name="P178" style:family="paragraph" style:parent-style-name="Standard" style:list-style-name="LS50">
      <style:paragraph-properties fo:margin-top="0in" fo:margin-bottom="0in" style:contextual-spacing="false" fo:line-height="115%" fo:break-before="auto" fo:break-after="auto" style:writing-mode="lr-tb"/>
    </style:style>
    <style:style style:name="P179" style:family="paragraph" style:parent-style-name="Standard" style:list-style-name="LS5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80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81" style:family="paragraph" style:parent-style-name="Standard" style:list-style-name="L24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82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83" style:family="paragraph" style:parent-style-name="Standard" style:list-style-name="L26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84" style:family="paragraph" style:parent-style-name="Standard" style:list-style-name="L2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85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86" style:family="paragraph" style:parent-style-name="Standard" style:list-style-name="L30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87" style:family="paragraph" style:parent-style-name="Standard" style:list-style-name="L32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88" style:family="paragraph" style:parent-style-name="Standard" style:list-style-name="L33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89" style:family="paragraph" style:parent-style-name="Standard" style:list-style-name="L34">
      <style:paragraph-properties fo:margin-top="0in" fo:margin-bottom="0in" style:contextual-spacing="false" fo:line-height="115%" fo:break-before="auto" fo:break-after="auto" style:writing-mode="lr-tb"/>
      <style:text-properties officeooo:paragraph-rsid="00501e9a"/>
    </style:style>
    <style:style style:name="P190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bd68b"/>
    </style:style>
    <style:style style:name="P191" style:family="paragraph" style:parent-style-name="Standard" style:list-style-name="L8">
      <style:paragraph-properties fo:margin-top="0in" fo:margin-bottom="0in" style:contextual-spacing="false" fo:line-height="115%" fo:break-before="auto" fo:break-after="auto" style:writing-mode="lr-tb"/>
      <style:text-properties officeooo:rsid="00154423" officeooo:paragraph-rsid="004bd68b"/>
    </style:style>
    <style:style style:name="P192" style:family="paragraph" style:parent-style-name="Standard" style:list-style-name="L9">
      <style:paragraph-properties fo:margin-top="0in" fo:margin-bottom="0in" style:contextual-spacing="false" fo:line-height="115%" fo:break-before="auto" fo:break-after="auto" style:writing-mode="lr-tb"/>
      <style:text-properties fo:font-weight="normal" officeooo:paragraph-rsid="004259a3" style:font-weight-asian="normal" style:font-weight-complex="normal"/>
    </style:style>
    <style:style style:name="P193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501e9a" officeooo:paragraph-rsid="0051d4aa" style:font-weight-asian="normal" style:font-weight-complex="normal"/>
    </style:style>
    <style:style style:name="P194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08d03"/>
    </style:style>
    <style:style style:name="P195" style:family="paragraph" style:parent-style-name="Standard" style:list-style-name="L33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cff2a"/>
    </style:style>
    <style:style style:name="P196" style:family="paragraph" style:parent-style-name="Standard" style:list-style-name="L19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officeooo:paragraph-rsid="00501e9a"/>
    </style:style>
    <style:style style:name="P197" style:family="paragraph" style:parent-style-name="Standard" style:list-style-name="L19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8" style:family="paragraph" style:parent-style-name="Standard" style:list-style-name="L25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9" style:family="paragraph" style:parent-style-name="Standard" style:list-style-name="L16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0" style:family="paragraph" style:parent-style-name="Standard" style:list-style-name="L3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1" style:family="paragraph" style:parent-style-name="Standard" style:list-style-name="L19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2" style:family="paragraph" style:parent-style-name="Standard" style:list-style-name="L3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3" style:family="paragraph" style:parent-style-name="Standard" style:list-style-name="L3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e06666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4" style:family="paragraph" style:parent-style-name="Standard" style:list-style-name="L24">
      <style:paragraph-properties fo:margin-top="0in" fo:margin-bottom="0in" style:contextual-spacing="false" fo:line-height="115%" fo:break-before="auto" fo:break-after="auto" style:writing-mode="lr-tb"/>
      <style:text-properties officeooo:rsid="0051d4aa" officeooo:paragraph-rsid="0051d4aa"/>
    </style:style>
    <style:style style:name="P205" style:family="paragraph" style:parent-style-name="Standard" style:list-style-name="L32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bf768"/>
    </style:style>
    <style:style style:name="P206" style:family="paragraph" style:parent-style-name="Standard" style:list-style-name="L33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7279b"/>
    </style:style>
    <style:style style:name="P207" style:family="paragraph" style:parent-style-name="Standard" style:list-style-name="L5">
      <style:paragraph-properties fo:break-before="auto" fo:break-after="auto" style:writing-mode="lr-tb"/>
      <style:text-properties officeooo:paragraph-rsid="00429597"/>
    </style:style>
    <style:style style:name="P208" style:family="paragraph" style:parent-style-name="Standard" style:list-style-name="L5">
      <style:paragraph-properties fo:line-height="115%" fo:break-before="auto" fo:break-after="auto" style:writing-mode="lr-tb"/>
      <style:text-properties officeooo:paragraph-rsid="00429597"/>
    </style:style>
    <style:style style:name="P209" style:family="paragraph" style:parent-style-name="Standard" style:list-style-name="L7">
      <style:paragraph-properties fo:line-height="115%" fo:break-before="auto" fo:break-after="auto" style:writing-mode="lr-tb"/>
      <style:text-properties officeooo:paragraph-rsid="00429597"/>
    </style:style>
    <style:style style:name="P210" style:family="paragraph" style:parent-style-name="Standard" style:list-style-name="LS1">
      <style:paragraph-properties fo:line-height="115%" fo:break-before="auto" fo:break-after="auto" style:writing-mode="lr-tb"/>
      <style:text-properties officeooo:paragraph-rsid="004bd68b"/>
    </style:style>
    <style:style style:name="P211" style:family="paragraph" style:parent-style-name="Standard" style:list-style-name="L9">
      <style:paragraph-properties fo:line-height="115%" fo:break-before="auto" fo:break-after="auto" style:writing-mode="lr-tb"/>
      <style:text-properties officeooo:paragraph-rsid="00442652"/>
    </style:style>
    <style:style style:name="P212" style:family="paragraph" style:parent-style-name="Standard">
      <style:paragraph-properties fo:line-height="115%" fo:break-before="auto" fo:break-after="auto" style:writing-mode="lr-tb"/>
      <style:text-properties officeooo:paragraph-rsid="00429597"/>
    </style:style>
    <style:style style:name="P213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214" style:family="paragraph" style:parent-style-name="Standard">
      <style:paragraph-properties fo:line-height="115%" fo:break-before="auto" fo:break-after="auto" style:writing-mode="lr-tb"/>
      <style:text-properties officeooo:paragraph-rsid="004bd68b"/>
    </style:style>
    <style:style style:name="P215" style:family="paragraph" style:parent-style-name="Standard">
      <style:paragraph-properties fo:line-height="115%" fo:break-before="auto" fo:break-after="auto" style:writing-mode="lr-tb"/>
      <style:text-properties officeooo:paragraph-rsid="004cff2a"/>
    </style:style>
    <style:style style:name="P216" style:family="paragraph" style:parent-style-name="Standard">
      <style:paragraph-properties fo:line-height="115%" fo:break-before="auto" fo:break-after="auto" style:writing-mode="lr-tb"/>
      <style:text-properties fo:font-weight="bold" officeooo:paragraph-rsid="004aaafa" style:font-weight-asian="bold" style:font-weight-complex="bold"/>
    </style:style>
    <style:style style:name="P217" style:family="paragraph" style:parent-style-name="Standard">
      <style:paragraph-properties fo:line-height="115%" fo:break-before="auto" fo:break-after="auto" style:writing-mode="lr-tb"/>
      <style:text-properties fo:font-weight="bold" officeooo:paragraph-rsid="004bd68b" style:font-weight-asian="bold" style:font-weight-complex="bold"/>
    </style:style>
    <style:style style:name="P218" style:family="paragraph" style:parent-style-name="Standard">
      <style:paragraph-properties fo:line-height="115%" fo:break-before="auto" fo:break-after="auto" style:writing-mode="lr-tb"/>
      <style:text-properties fo:font-weight="bold" officeooo:paragraph-rsid="004cff2a" style:font-weight-asian="bold" style:font-weight-complex="bold"/>
    </style:style>
    <style:style style:name="P219" style:family="paragraph" style:parent-style-name="Standard">
      <style:paragraph-properties fo:line-height="115%" fo:break-before="auto" fo:break-after="auto" style:writing-mode="lr-tb"/>
      <style:text-properties fo:color="#ff0000" fo:font-weight="bold" style:font-weight-asian="bold" style:font-weight-complex="bold"/>
    </style:style>
    <style:style style:name="P22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bd68b"/>
    </style:style>
    <style:style style:name="P22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style:use-window-font-color="true" officeooo:rsid="0040e646" officeooo:paragraph-rsid="00429597"/>
    </style:style>
    <style:style style:name="P22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5955dd" officeooo:paragraph-rsid="005955dd"/>
    </style:style>
    <style:style style:name="P22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0e646"/>
    </style:style>
    <style:style style:name="P22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2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4ca41"/>
    </style:style>
    <style:style style:name="P22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27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51d4aa"/>
    </style:style>
    <style:style style:name="P228" style:family="paragraph" style:parent-style-name="Standard" style:list-style-name="LS1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59a3"/>
    </style:style>
    <style:style style:name="P229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2b6d83" officeooo:paragraph-rsid="0040e646"/>
    </style:style>
    <style:style style:name="P23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259a3" officeooo:paragraph-rsid="004259a3"/>
    </style:style>
    <style:style style:name="P23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style:use-window-font-color="true" officeooo:rsid="0040e646" officeooo:paragraph-rsid="0040e646"/>
    </style:style>
    <style:style style:name="P23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51d4aa" officeooo:paragraph-rsid="0051d4aa"/>
    </style:style>
    <style:style style:name="P233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234" style:family="paragraph" style:parent-style-name="Standard" style:list-style-name="LS2">
      <style:paragraph-properties fo:margin-left="0.5in" fo:margin-right="0in" fo:text-indent="0in" style:auto-text-indent="false" style:writing-mode="lr-tb"/>
      <style:text-properties officeooo:paragraph-rsid="0053307b"/>
    </style:style>
    <style:style style:name="P235" style:family="paragraph" style:list-style-name="LS2">
      <style:paragraph-properties fo:margin-left="0.5in" fo:margin-right="0in" fo:text-indent="0in" style:auto-text-indent="false" style:writing-mode="lr-tb"/>
    </style:style>
    <style:style style:name="P236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bd68b"/>
    </style:style>
    <style:style style:name="P23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bd68b"/>
    </style:style>
    <style:style style:name="P238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154423" officeooo:paragraph-rsid="004bd68b"/>
    </style:style>
    <style:style style:name="P239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bd68b" style:font-weight-asian="normal" style:font-weight-complex="normal"/>
    </style:style>
    <style:style style:name="P240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bd68b"/>
    </style:style>
    <style:style style:name="P241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fo:font-weight="bold" officeooo:paragraph-rsid="00408d03" style:font-weight-asian="bold" style:font-weight-complex="bold"/>
    </style:style>
    <style:style style:name="P242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43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44" style:family="paragraph" style:parent-style-name="Standard" style:list-style-name="LS8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5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6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7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8" style:family="paragraph" style:parent-style-name="Standard" style:list-style-name="LS9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9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0" style:family="paragraph" style:parent-style-name="Standard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1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2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53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54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55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5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57" style:family="paragraph" style:parent-style-name="Standard" style:list-style-name="LS35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58" style:family="paragraph" style:parent-style-name="Standard" style:list-style-name="LS47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59" style:family="paragraph" style:parent-style-name="Standard" style:list-style-name="LS48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60" style:family="paragraph" style:parent-style-name="Standard" style:list-style-name="LS50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61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62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bd68b"/>
    </style:style>
    <style:style style:name="P263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cff2a"/>
    </style:style>
    <style:style style:name="P264" style:family="paragraph" style:parent-style-name="Standard">
      <style:paragraph-properties fo:margin-left="0in" fo:margin-right="1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26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/>
    </style:style>
    <style:style style:name="P26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 style:text-line-through-style="solid"/>
    </style:style>
    <style:style style:name="P267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a61c00"/>
    </style:style>
    <style:style style:name="P268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6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0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1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272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273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74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27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980000"/>
    </style:style>
    <style:style style:name="P27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656565" fo:background-color="#ffffff"/>
    </style:style>
    <style:style style:name="P27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rsid="004cff2a" officeooo:paragraph-rsid="004cff2a"/>
    </style:style>
    <style:style style:name="P278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9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0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1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82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cff2a"/>
    </style:style>
    <style:style style:name="P283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officeooo:rsid="00408d03" officeooo:paragraph-rsid="004aaafa"/>
    </style:style>
    <style:style style:name="P284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285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fo:font-weight="bold" style:font-weight-asian="bold" style:font-weight-complex="bold"/>
    </style:style>
    <style:style style:name="P28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3c0c9d" officeooo:paragraph-rsid="004bd68b"/>
    </style:style>
    <style:style style:name="P287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page" style:writing-mode="lr-tb"/>
      <style:text-properties officeooo:paragraph-rsid="004aaafa"/>
    </style:style>
    <style:style style:name="P288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289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501e9a"/>
    </style:style>
    <style:style style:name="P290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officeooo:paragraph-rsid="004aaafa" style:font-weight-asian="bold" style:font-weight-complex="bold"/>
    </style:style>
    <style:style style:name="P291" style:family="paragraph" style:parent-style-name="Standard">
      <style:paragraph-properties fo:margin-left="0in" fo:margin-right="1in" fo:line-height="100%" fo:text-indent="0in" style:auto-text-indent="false" style:writing-mode="lr-tb"/>
      <style:text-properties officeooo:rsid="00490551" officeooo:paragraph-rsid="0049c2c3"/>
    </style:style>
    <style:style style:name="P292" style:family="paragraph" style:parent-style-name="Standard">
      <style:paragraph-properties fo:margin-left="0in" fo:margin-right="1in" fo:line-height="115%" fo:text-indent="0in" style:auto-text-indent="false" style:writing-mode="lr-tb"/>
      <style:text-properties fo:color="#000000" fo:font-weight="bold" officeooo:paragraph-rsid="004aaafa" style:font-weight-asian="bold" style:font-weight-complex="bold"/>
    </style:style>
    <style:style style:name="P293" style:family="paragraph" style:parent-style-name="Standard">
      <style:paragraph-properties fo:margin-left="0in" fo:margin-right="1in" fo:line-height="115%" fo:text-indent="0in" style:auto-text-indent="false" style:writing-mode="lr-tb"/>
      <style:text-properties officeooo:paragraph-rsid="00501e9a"/>
    </style:style>
    <style:style style:name="P294" style:family="paragraph" style:parent-style-name="Standard" style:list-style-name="L14">
      <style:paragraph-properties fo:margin-top="0in" fo:margin-bottom="0.028in" style:contextual-spacing="false" fo:line-height="100%" style:writing-mode="lr-tb"/>
      <style:text-properties officeooo:rsid="00490551" officeooo:paragraph-rsid="0049c2c3"/>
    </style:style>
    <style:style style:name="P295" style:family="paragraph" style:parent-style-name="Standard" style:list-style-name="L14">
      <style:paragraph-properties fo:margin-top="0in" fo:margin-bottom="0.028in" style:contextual-spacing="false" fo:line-height="100%" style:writing-mode="lr-tb"/>
      <style:text-properties officeooo:rsid="00501e9a" officeooo:paragraph-rsid="00501e9a"/>
    </style:style>
    <style:style style:name="P296" style:family="paragraph" style:parent-style-name="Standard" style:list-style-name="">
      <style:paragraph-properties fo:margin-left="-0.5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style:use-window-font-color="true" officeooo:rsid="00321cd4" officeooo:paragraph-rsid="004bd68b"/>
    </style:style>
    <style:style style:name="P297" style:family="paragraph" style:parent-style-name="Standard" style:list-style-name="L36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8" style:family="paragraph" style:parent-style-name="Standard" style:list-style-name="L36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officeooo:paragraph-rsid="0051d4aa"/>
    </style:style>
    <style:style style:name="P299" style:family="paragraph" style:parent-style-name="Standard" style:list-style-name="L36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0" style:family="paragraph" style:parent-style-name="Standard" style:list-style-name="L36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1" style:family="paragraph" style:parent-style-name="Standard" style:list-style-name="L36">
      <style:paragraph-properties fo:margin-left="0.5in" fo:margin-right="0in" fo:text-indent="-0.25in" style:auto-text-indent="false"/>
      <style:text-properties officeooo:paragraph-rsid="0051d4aa"/>
    </style:style>
    <style:style style:name="P302" style:family="paragraph" style:parent-style-name="Standard" style:list-style-name="L6">
      <style:paragraph-properties fo:margin-left="0.5in" fo:margin-right="0in" fo:text-indent="-0.25in" style:auto-text-indent="false"/>
    </style:style>
    <style:style style:name="P303" style:family="paragraph" style:parent-style-name="Heading_20_1">
      <style:paragraph-properties fo:margin-top="0in" fo:margin-bottom="0.028in" style:contextual-spacing="false" fo:line-height="115%" fo:break-before="page" style:writing-mode="lr-tb"/>
      <style:text-properties fo:color="#000000" style:text-line-through-style="none" style:font-name="Arial" fo:font-size="11pt" fo:font-style="normal" style:text-underline-style="none" fo:font-weight="normal" officeooo:rsid="0049055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4" style:family="paragraph" style:parent-style-name="Heading_20_1">
      <style:paragraph-properties fo:line-height="115%" fo:break-before="auto" fo:break-after="auto" style:writing-mode="lr-tb"/>
    </style:style>
    <style:style style:name="P305" style:family="paragraph" style:parent-style-name="Heading_20_1">
      <style:paragraph-properties fo:line-height="115%" fo:break-before="auto" fo:break-after="auto" style:writing-mode="lr-tb"/>
      <style:text-properties officeooo:paragraph-rsid="0049c2c3"/>
    </style:style>
    <style:style style:name="P306" style:family="paragraph" style:parent-style-name="Heading_20_1">
      <style:paragraph-properties fo:line-height="115%" fo:break-before="auto" fo:break-after="auto" style:writing-mode="lr-tb"/>
      <style:text-properties officeooo:paragraph-rsid="004aaafa"/>
    </style:style>
    <style:style style:name="P307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</style:style>
    <style:style style:name="P308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09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  <style:text-properties officeooo:rsid="0051d4aa" officeooo:paragraph-rsid="0051d4aa"/>
    </style:style>
    <style:style style:name="P310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page" style:writing-mode="lr-tb"/>
    </style:style>
    <style:style style:name="P311" style:family="paragraph" style:parent-style-name="Heading_20_1">
      <style:paragraph-properties fo:margin-left="0in" fo:margin-right="1in" fo:line-height="115%" fo:text-indent="0in" style:auto-text-indent="false" fo:break-before="page" style:writing-mode="lr-tb"/>
    </style:style>
    <style:style style:name="P312" style:family="paragraph" style:parent-style-name="Heading_20_1">
      <style:paragraph-properties fo:margin-left="0in" fo:margin-right="1in" fo:line-height="115%" fo:text-align="start" style:justify-single-word="false" fo:text-indent="0in" style:auto-text-indent="false" fo:break-before="page" style:writing-mode="lr-tb"/>
    </style:style>
    <style:style style:name="P313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</style:style>
    <style:style style:name="P314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315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bd68b"/>
    </style:style>
    <style:style style:name="P316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cff2a"/>
    </style:style>
    <style:style style:name="P317" style:family="paragraph" style:parent-style-name="Heading_20_1">
      <style:paragraph-properties fo:margin-left="0in" fo:margin-right="1in" fo:line-height="115%" fo:text-align="center" style:justify-single-word="false" fo:text-indent="0in" style:auto-text-indent="false" fo:break-before="auto" fo:break-after="auto" style:writing-mode="lr-tb"/>
      <style:text-properties officeooo:paragraph-rsid="004bd68b"/>
    </style:style>
    <style:style style:name="P318" style:family="paragraph" style:parent-style-name="Heading_20_1">
      <style:paragraph-properties fo:margin-left="0in" fo:margin-right="1in" fo:margin-top="0.3335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19" style:family="paragraph" style:parent-style-name="Heading_20_1">
      <style:paragraph-properties fo:margin-left="0in" fo:margin-right="1in" fo:line-height="115%" fo:text-indent="0in" style:auto-text-indent="false" style:writing-mode="lr-tb"/>
      <style:text-properties officeooo:paragraph-rsid="004aaafa"/>
    </style:style>
    <style:style style:name="P320" style:family="paragraph" style:parent-style-name="Heading_20_1">
      <style:paragraph-properties fo:break-before="page"/>
    </style:style>
    <style:style style:name="P321" style:family="paragraph" style:parent-style-name="Heading_20_1">
      <style:paragraph-properties fo:break-before="page"/>
      <style:text-properties officeooo:paragraph-rsid="004bd68b"/>
    </style:style>
    <style:style style:name="P322" style:family="paragraph" style:parent-style-name="Heading_20_1">
      <style:paragraph-properties fo:margin-top="0.139in" fo:margin-bottom="0in" style:contextual-spacing="false" fo:line-height="115%" fo:break-before="page" style:writing-mode="lr-tb"/>
      <style:text-properties fo:font-size="24pt" style:font-size-asian="24pt" style:font-size-complex="24pt"/>
    </style:style>
    <style:style style:name="P323" style:family="paragraph" style:parent-style-name="Heading_20_1">
      <style:paragraph-properties fo:margin-top="0.139in" fo:margin-bottom="0in" style:contextual-spacing="false" fo:line-height="115%" style:writing-mode="lr-tb"/>
      <style:text-properties fo:font-size="24pt" style:font-size-asian="24pt" style:font-size-complex="24pt"/>
    </style:style>
    <style:style style:name="P324" style:family="paragraph" style:parent-style-name="Heading_20_1">
      <style:text-properties officeooo:paragraph-rsid="0049c2c3"/>
    </style:style>
    <style:style style:name="P325" style:family="paragraph" style:parent-style-name="Heading_20_1"/>
    <style:style style:name="P326" style:family="paragraph" style:parent-style-name="Heading_20_1" style:list-style-name=""/>
    <style:style style:name="P327" style:family="paragraph" style:parent-style-name="Heading_20_1">
      <style:text-properties officeooo:paragraph-rsid="004bd68b"/>
    </style:style>
    <style:style style:name="P328" style:family="paragraph" style:parent-style-name="Heading_20_1">
      <style:text-properties officeooo:paragraph-rsid="0051d4aa"/>
    </style:style>
    <style:style style:name="P329" style:family="paragraph" style:parent-style-name="Heading_20_2">
      <style:paragraph-properties fo:margin-left="0in" fo:margin-right="1in" fo:line-height="115%" fo:text-indent="0in" style:auto-text-indent="false" fo:break-before="page" style:writing-mode="lr-tb"/>
    </style:style>
    <style:style style:name="P330" style:family="paragraph" style:parent-style-name="Heading_20_2">
      <style:paragraph-properties fo:margin-left="0in" fo:margin-right="1in" fo:line-height="115%" fo:text-indent="0in" style:auto-text-indent="false" fo:break-before="page" style:writing-mode="lr-tb"/>
      <style:text-properties officeooo:paragraph-rsid="0049c2c3"/>
    </style:style>
    <style:style style:name="P331" style:family="paragraph" style:parent-style-name="Heading_20_2">
      <style:paragraph-properties fo:margin-left="0in" fo:margin-right="1in" fo:line-height="115%" fo:text-indent="0in" style:auto-text-indent="false" fo:break-before="auto" fo:break-after="auto" style:writing-mode="lr-tb"/>
    </style:style>
    <style:style style:name="P332" style:family="paragraph" style:parent-style-name="Heading_20_2">
      <style:paragraph-properties fo:margin-left="0in" fo:margin-right="1in" fo:line-height="115%" fo:text-indent="0in" style:auto-text-indent="false" style:writing-mode="lr-tb"/>
    </style:style>
    <style:style style:name="P333" style:family="paragraph" style:parent-style-name="Heading_20_2">
      <style:paragraph-properties fo:margin-left="0in" fo:margin-right="0in" fo:text-indent="0in" style:auto-text-indent="false"/>
    </style:style>
    <style:style style:name="P334" style:family="paragraph"/>
    <style:style style:name="P335" style:family="paragraph" style:parent-style-name="Heading_20_3">
      <style:paragraph-properties fo:line-height="115%" fo:break-before="auto" fo:break-after="auto" style:writing-mode="lr-tb"/>
    </style:style>
    <style:style style:name="P336" style:family="paragraph" style:parent-style-name="Text_20_body">
      <style:text-properties officeooo:paragraph-rsid="0049c2c3"/>
    </style:style>
    <style:style style:name="P337" style:family="paragraph" style:parent-style-name="Text_20_body">
      <style:text-properties fo:font-weight="bold" style:font-weight-asian="bold" style:font-weight-complex="bold"/>
    </style:style>
    <style:style style:name="P338" style:family="paragraph" style:parent-style-name="Text_20_body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339" style:family="paragraph" style:parent-style-name="Title" style:master-page-name="Standard">
      <style:paragraph-properties fo:text-align="center" style:justify-single-word="false" style:page-number="auto"/>
    </style:style>
    <style:style style:name="P340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26ba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44265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officeooo: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8" style:family="text">
      <style:text-properties fo:color="#000000" style:text-line-through-style="none" style:font-name="Arial" fo:font-size="11pt" style:text-underline-style="none" fo:font-weight="normal" style:font-name-asian="Arial" style:font-size-asian="11pt" style:font-weight-asian="normal" style:font-name-complex="Arial" style:font-size-complex="11pt" style:font-weight-complex="normal"/>
    </style:style>
    <style:style style:name="T9" style:family="text">
      <style:text-properties fo:color="#000000" style:text-line-through-style="none" style:font-name="Arial" fo:font-size="11pt" style:text-underline-style="none" style:font-name-asian="Arial" style:font-size-asian="11pt" style:font-name-complex="Arial" style:font-size-complex="11pt"/>
    </style:style>
    <style:style style:name="T10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1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fo:font-weight="normal" officeooo:rsid="0021c637" style:font-weight-asian="normal" style:font-weight-complex="normal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color="#1155cc" style:text-underline-style="solid" style:text-underline-width="auto" style:text-underline-color="font-color" fo:font-weight="normal" officeooo:rsid="001378ef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259a3" style:font-weight-asian="bold" style:font-weight-complex="bold"/>
    </style:style>
    <style:style style:name="T17" style:family="text">
      <style:text-properties fo:font-weight="bold" officeooo:rsid="0040e646" style:font-weight-asian="bold" style:font-weight-complex="bold"/>
    </style:style>
    <style:style style:name="T18" style:family="text">
      <style:text-properties fo:font-weight="bold" officeooo:rsid="004e582e" style:font-weight-asian="bold" style:font-weight-complex="bold"/>
    </style:style>
    <style:style style:name="T19" style:family="text">
      <style:text-properties fo:font-weight="bold" officeooo:rsid="00501e9a" style:font-weight-asian="bold" style:font-weight-complex="bold"/>
    </style:style>
    <style:style style:name="T20" style:family="text">
      <style:text-properties fo:font-weight="bold" officeooo:rsid="005955dd" style:font-weight-asian="bold" style:font-weight-complex="bold"/>
    </style:style>
    <style:style style:name="T21" style:family="text">
      <style:text-properties fo:color="#cc0000"/>
    </style:style>
    <style:style style:name="T22" style:family="text">
      <style:text-properties fo:color="#cc0000" fo:font-weight="normal" officeooo:rsid="00363e77" style:font-weight-asian="normal" style:font-weight-complex="normal"/>
    </style:style>
    <style:style style:name="T23" style:family="text">
      <style:text-properties fo:color="#cc0000" officeooo:rsid="004259a3"/>
    </style:style>
    <style:style style:name="T24" style:family="text">
      <style:text-properties fo:color="#204a87"/>
    </style:style>
    <style:style style:name="T25" style:family="text">
      <style:text-properties fo:color="#dd1144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6" style:family="text">
      <style:text-properties fo:color="#333333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7" style:family="text">
      <style:text-properties fo:color="#333333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28" style:family="text"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9" style:family="text"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0" style:family="text">
      <style:text-properties fo:color="#1f497d" style:font-name="Calibri" fo:background-color="#ffffff" style:font-name-asian="Calibri" style:font-name-complex="Calibri"/>
    </style:style>
    <style:style style:name="T31" style:family="text">
      <style:text-properties fo:color="#656565" fo:background-color="#ffffff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63e77" style:font-weight-asian="normal" style:font-weight-complex="normal"/>
    </style:style>
    <style:style style:name="T34" style:family="text">
      <style:text-properties fo:font-weight="normal" officeooo:rsid="00429597" style:font-weight-asian="normal" style:font-weight-complex="normal"/>
    </style:style>
    <style:style style:name="T35" style:family="text">
      <style:text-properties fo:font-weight="normal" officeooo:rsid="003baebd" style:font-weight-asian="normal" style:font-weight-complex="normal"/>
    </style:style>
    <style:style style:name="T36" style:family="text">
      <style:text-properties fo:font-weight="normal" officeooo:rsid="00501e9a" style:font-weight-asian="normal" style:font-weight-complex="normal"/>
    </style:style>
    <style:style style:name="T37" style:family="text">
      <style:text-properties fo:font-weight="normal" officeooo:rsid="0051d4aa" style:font-weight-asian="normal" style:font-weight-complex="normal"/>
    </style:style>
    <style:style style:name="T38" style:family="text">
      <style:text-properties fo:font-weight="normal" officeooo:rsid="0057279b" style:font-weight-asian="normal" style:font-weight-complex="normal"/>
    </style:style>
    <style:style style:name="T39" style:family="text">
      <style:text-properties officeooo:rsid="0012b5f9"/>
    </style:style>
    <style:style style:name="T40" style:family="text">
      <style:text-properties style:use-window-font-color="true"/>
    </style:style>
    <style:style style:name="T41" style:family="text">
      <style:text-properties style:use-window-font-color="true" officeooo:rsid="00408d03"/>
    </style:style>
    <style:style style:name="T42" style:family="text">
      <style:text-properties style:use-window-font-color="true" officeooo:rsid="00321cd4"/>
    </style:style>
    <style:style style:name="T43" style:family="text">
      <style:text-properties style:use-window-font-color="true" fo:font-weight="normal" officeooo:rsid="00408d03" style:font-weight-asian="normal" style:font-weight-complex="normal"/>
    </style:style>
    <style:style style:name="T44" style:family="text">
      <style:text-properties style:use-window-font-color="true" fo:font-weight="bold" style:font-weight-asian="bold" style:font-weight-complex="bold"/>
    </style:style>
    <style:style style:name="T45" style:family="text">
      <style:text-properties style:use-window-font-color="true" fo:font-weight="bold" officeooo:rsid="00408d03" style:font-weight-asian="bold" style:font-weight-complex="bold"/>
    </style:style>
    <style:style style:name="T46" style:family="text">
      <style:text-properties style:use-window-font-color="true" fo:font-weight="bold" officeooo:rsid="00321cd4" style:font-weight-asian="bold" style:font-weight-complex="bold"/>
    </style:style>
    <style:style style:name="T47" style:family="text">
      <style:text-properties style:use-window-font-color="true" fo:font-weight="bold" officeooo:rsid="004aaafa" style:font-weight-asian="bold" style:font-weight-complex="bold"/>
    </style:style>
    <style:style style:name="T48" style:family="text">
      <style:text-properties style:use-window-font-color="true" officeooo:rsid="004259a3"/>
    </style:style>
    <style:style style:name="T49" style:family="text">
      <style:text-properties officeooo:rsid="003860bd"/>
    </style:style>
    <style:style style:name="T50" style:family="text">
      <style:text-properties officeooo:rsid="00408d03"/>
    </style:style>
    <style:style style:name="T51" style:family="text">
      <style:text-properties officeooo:rsid="0040e646"/>
    </style:style>
    <style:style style:name="T52" style:family="text">
      <style:text-properties officeooo:rsid="004259a3"/>
    </style:style>
    <style:style style:name="T53" style:family="text">
      <style:text-properties officeooo:rsid="00429597"/>
    </style:style>
    <style:style style:name="T54" style:family="text">
      <style:text-properties officeooo:rsid="00442652"/>
    </style:style>
    <style:style style:name="T55" style:family="text">
      <style:text-properties officeooo:rsid="0044ca41"/>
    </style:style>
    <style:style style:name="T56" style:family="text">
      <style:text-properties officeooo:rsid="0046665c"/>
    </style:style>
    <style:style style:name="T57" style:family="text">
      <style:text-properties officeooo:rsid="00490551"/>
    </style:style>
    <style:style style:name="T58" style:family="text">
      <style:text-properties officeooo:rsid="0049c2c3"/>
    </style:style>
    <style:style style:name="T59" style:family="text">
      <style:text-properties officeooo:rsid="004aaafa"/>
    </style:style>
    <style:style style:name="T60" style:family="text">
      <style:text-properties officeooo:rsid="004bd68b"/>
    </style:style>
    <style:style style:name="T61" style:family="text">
      <style:text-properties officeooo:rsid="003c0c9d"/>
    </style:style>
    <style:style style:name="T62" style:family="text">
      <style:text-properties officeooo:rsid="004e582e"/>
    </style:style>
    <style:style style:name="T63" style:family="text">
      <style:text-properties officeooo:rsid="00501e9a"/>
    </style:style>
    <style:style style:name="T64" style:family="text">
      <style:text-properties officeooo:rsid="0051d4aa"/>
    </style:style>
    <style:style style:name="T65" style:family="text">
      <style:text-properties officeooo:rsid="00321cd4"/>
    </style:style>
    <style:style style:name="T66" style:family="text">
      <style:text-properties officeooo:rsid="0053afab"/>
    </style:style>
    <style:style style:name="T67" style:family="text">
      <style:text-properties officeooo:rsid="0057279b"/>
    </style:style>
    <style:style style:name="T68" style:family="text">
      <style:text-properties officeooo:rsid="00583b37"/>
    </style:style>
    <style:style style:name="T69" style:family="text">
      <style:text-properties officeooo:rsid="00597518"/>
    </style:style>
    <style:style style:name="T70" style:family="text">
      <style:text-properties officeooo:rsid="005bf768"/>
    </style:style>
    <style:style style:name="T71" style:family="text">
      <style:text-properties officeooo:rsid="005f0d92"/>
    </style:style>
    <style:style style:name="T72" style:family="text">
      <style:text-properties officeooo:rsid="00613ad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9">NETENTION FEATURES</text:p>
      <text:h text:style-name="P330" text:outline-level="10">100% Open-Source Architecture</text:h>
      <text:p text:style-name="P336"><text:span text:style-name="T57">License: GPL</text:span></text:p>
      <text:p text:style-name="P291">Components</text:p>
      <text:list xml:id="list1896591160983516842" text:style-name="L14">
        <text:list-item>
          <text:p text:style-name="P81"><text:span text:style-name="T57">Node.JS</text:span></text:p>
          <text:list>
            <text:list-item>
              <text:p text:style-name="P82">[npm's: see package.json]</text:p>
            </text:list-item>
          </text:list>
        </text:list-item>
        <text:list-item>
          <text:h text:style-name="P294" text:outline-level="10">MongoDB</text:h>
        </text:list-item>
        <text:list-item>
          <text:h text:style-name="P295" text:outline-level="10">HTML5/Javascript</text:h>
          <text:list>
            <text:list-item>
              <text:h text:style-name="P295" text:outline-level="10">[javascript client libraries]</text:h>
            </text:list-item>
          </text:list>
        </text:list-item>
      </text:list>
      <text:h text:style-name="P305" text:outline-level="10"><text:span text:style-name="T57">Web </text:span>Server <text:span text:style-name="T66">(Node.JS)</text:span></text:h>
      <text:p text:style-name="P289">Web server providing authenticated &amp; anonymous access via HTTP/HTTPS (AJAJ, REST) and WebSockets. <text:s/>Serves static content (HTML, JS, CSS, images, etc...) for client applications, and also stores &amp; provides uploaded content. <text:s/>Also serves object descriptions as JSON, XML and other serializ<text:span text:style-name="T57">able</text:span> file formats, fetched from the database by means of an assortment of REST API requests. <text:s/><text:span text:style-name="T63">Server is designed to connect to other networks, to form an organic, decentralized P2P network of semantically relevant data exchange.</text:span></text:p>
      <text:p text:style-name="P293"/>
      <text:list xml:id="list4617370040238869914" text:style-name="L19">
        <text:list-item>
          <text:p text:style-name="P197">HTTP REST + Websockets</text:p>
        </text:list-item>
        <text:list-item>
          <text:p text:style-name="P136">Stores Objects</text:p>
        </text:list-item>
        <text:list-item>
          <text:p text:style-name="P197">Publish <text:span text:style-name="T68">O</text:span>bjects (new and edits to existing)</text:p>
        </text:list-item>
        <text:list-item>
          <text:p text:style-name="P135">Delete <text:span text:style-name="T68">O</text:span>bjects</text:p>
        </text:list-item>
        <text:list-item>
          <text:p text:style-name="P136">Server Plugins</text:p>
        </text:list-item>
        <text:list-item>
          <text:p text:style-name="P138">Options file: netention.options.js</text:p>
        </text:list-item>
        <text:list-item>
          <text:p text:style-name="P136">Identities &amp; Authentication</text:p>
          <text:list>
            <text:list-item>
              <text:p text:style-name="P201">Authenticated Login</text:p>
              <text:list>
                <text:list-item>
                  <text:p text:style-name="P197">OpenID</text:p>
                </text:list-item>
                <text:list-item>
                  <text:p text:style-name="P197">Google Accounts</text:p>
                </text:list-item>
              </text:list>
            </text:list-item>
            <text:list-item>
              <text:p text:style-name="P140">Anonymous Access</text:p>
              <text:list>
                <text:list-item>
                  <text:p text:style-name="P197"><text:span text:style-name="T57">O</text:span>ne-click anonymous access</text:p>
                </text:list-item>
                <text:list-item>
                  <text:p text:style-name="P197"><text:span text:style-name="T57">A</text:span>nonymous authentication shares a set of profiles created by anonymous users</text:p>
                </text:list-item>
                <text:list-item>
                  <text:p text:style-name="P133">Select profile after anonymous login: allowing you to choose an anonymous profile, create a new one, or delete one</text:p>
                </text:list-item>
              </text:list>
            </text:list-item>
            <text:list-item>
              <text:p text:style-name="P141">Unidentified <text:span text:style-name="T57">(Public) Access</text:span></text:p>
              <text:list>
                <text:list-item>
                  <text:p text:style-name="P135">if enabled via client option, allows a client to access the site witihout identification. <text:s/>A Login link appears if the user wishes to identify themselves at a later time.</text:p>
                </text:list-item>
              </text:list>
            </text:list-item>
            <text:list-item>
              <text:p text:style-name="P142">Logout</text:p>
            </text:list-item>
          </text:list>
        </text:list-item>
        <text:list-item>
          <text:p text:style-name="P196"><text:span text:style-name="T4">Identity </text:span><text:span text:style-name="T1">Switching</text:span><text:span text:style-name="T10"> </text:span></text:p>
          <text:list>
            <text:list-item>
              <text:p text:style-name="P87">for role-playing / modeling of other entities <text:s/>(people, groups, companies, etc..) other than one's self. <text:s/>creating "imaginary people". <text:s/>i imagine labelling them with job opportunities, "My Ideal Assistant" or "Help Needed" etc.. <text:s/>when we add persona comparisons, these would allow matching and identifying the closest matches. combine this with the plan view and a payment system and this would be an AI recruiting / staffing agency and much more.</text:p>
            </text:list-item>
          </text:list>
        </text:list-item>
      </text:list>
      <text:p text:style-name="P85">TODO</text:p>
      <text:list xml:id="list57992398621886152" text:style-name="L34">
        <text:list-item>
          <text:p text:style-name="P202"><text:span text:style-name="T62">permission to </text:span>require authentication to prevent a non-authenticated user from editing an authenticated user’s objects</text:p>
        </text:list-item>
        <text:list-item>
          <text:p text:style-name="P200">authentication instructions, more intuitive, hide either the login or logout menu item at a time. <text:s/>no separate login/logout page, just use items in main menu </text:p>
        </text:list-item>
        <text:list-item>
          <text:p text:style-name="P200">display status of connection and current action with visible icon/label. <text:s/>visible on application initializing also to show the current startup stage</text:p>
        </text:list-item>
        <text:list-item>
          <text:p text:style-name="P203">prevent spoofing of clientID by adding ‘requiresAuthentication’ to a User upon first authentication. this will cause the server to disregard access to that User URI while unauthenticated. <text:s/>they will only be able to authenticate when the MD5(authenticationKey) = that self</text:p>
        </text:list-item>
        <text:list-item>
          <text:p text:style-name="P200">client-side crypto</text:p>
        </text:list-item>
        <text:list-item>
          <text:p text:style-name="P200">public key crypto for private message</text:p>
        </text:list-item>
        <text:list-item>
          <text:p text:style-name="P200">HTTPS Setup Instructions</text:p>
        </text:list-item>
        <text:list-item>
          <text:p text:style-name="P200">FB <text:span text:style-name="T57">&amp;</text:span> Twitter Authentication</text:p>
        </text:list-item>
        <text:list-item>
          <text:p text:style-name="P202">private messages, <text:span text:style-name="T68">private objects</text:span></text:p>
          <text:list>
            <text:list-item>
              <text:p text:style-name="P200">notifications of replies to own objects, or another reply to an object one has replied to</text:p>
            </text:list-item>
            <text:list-item>
              <text:p text:style-name="P139">Private: [ list of users that can read/edit/delete it]</text:p>
            </text:list-item>
          </text:list>
        </text:list-item>
        <text:list-item>
          <text:p text:style-name="P98"><text:span text:style-name="T1">Admin level permissions: disable plugins except for admin</text:span></text:p>
        </text:list-item>
        <text:list-item>
          <text:p text:style-name="P89"><text:span text:style-name="T52">S</text:span>tatic - disable login completely, and use as particular URL as startup data</text:p>
        </text:list-item>
        <text:list-item>
          <text:p text:style-name="P200">Documented Web API for 3rd party tools &amp; apps</text:p>
          <text:list>
            <text:list-item>
              <text:p text:style-name="P89">Search Crawler Detection: GoogleBot/[all search engine]* crawler detection results instead of AJAX'd UI</text:p>
            </text:list-item>
            <text:list-item>
              <text:p text:style-name="P88">URL scheme for linking to internal data via crawler static HTML dumps</text:p>
            </text:list-item>
            <text:list-item>
              <text:p text:style-name="P88">Options for fooling the crawlers</text:p>
            </text:list-item>
          </text:list>
        </text:list-item>
        <text:list-item>
          <text:p text:style-name="P120"><text:span text:style-name="T52">A</text:span>nalytics</text:p>
        </text:list-item>
        <text:list-item>
          <text:p text:style-name="P120">server sends extra data when focus changes</text:p>
        </text:list-item>
        <text:list-item>
          <text:p text:style-name="P120">object-oriented <text:span text:style-name="T51">currying </text:span>nobject API <text:s/>(util.js)</text:p>
        </text:list-item>
        <text:list-item>
          <text:p text:style-name="P89">cleanup old “plan” variables, add /user/:id/ endpoint</text:p>
        </text:list-item>
        <text:list-item>
          <text:p text:style-name="P89">Travel/Motion as parent of both Arrive and Depart</text:p>
        </text:list-item>
        <text:list-item>
          <text:p text:style-name="P89">ghost ontology (client-side encrypted)</text:p>
        </text:list-item>
        <text:list-item>
          <text:p text:style-name="P89">netention server startup script on server boot</text:p>
          <text:list>
            <text:list-item>
              <text:p text:style-name="P89">add something in init.d and chmod a+x and set it on start and use su – user</text:p>
            </text:list-item>
          </text:list>
        </text:list-item>
        <text:list-item>
          <text:p text:style-name="P189">transmit all user-context objects (optional by client.js configuration option on load), ex: can,need,not,[skills]</text:p>
        </text:list-item>
        <text:list-item>
          <text:p text:style-name="P89">extra tags:</text:p>
          <text:list>
            <text:list-item>
              <text:p text:style-name="P89">ReadLater</text:p>
            </text:list-item>
            <text:list-item>
              <text:p text:style-name="P89">Fake (<text:span text:style-name="T51">bullshit)</text:span></text:p>
            </text:list-item>
            <text:list-item>
              <text:p text:style-name="P89">Funny</text:p>
            </text:list-item>
            <text:list-item>
              <text:p text:style-name="P89">Theory</text:p>
            </text:list-item>
            <text:list-item>
              <text:p text:style-name="P89">Warning</text:p>
            </text:list-item>
          </text:list>
        </text:list-item>
        <text:list-item>
          <text:p text:style-name="P75">Centroid tag normalization</text:p>
        </text:list-item>
        <text:list-item>
          <text:p text:style-name="P75">Matching plugin</text:p>
          <text:list>
            <text:list-item>
              <text:p text:style-name="P75">verify matching plugin still works</text:p>
            </text:list-item>
            <text:list-item>
              <text:p text:style-name="P189"><text:span text:style-name="T52">m</text:span>atch (Best Matches for a given user)</text:p>
              <text:list>
                <text:list-item>
                  <text:p text:style-name="P189">Best Teachers</text:p>
                </text:list-item>
                <text:list-item>
                  <text:p text:style-name="P189">Best Students</text:p>
                </text:list-item>
                <text:list-item>
                  <text:p text:style-name="P189">Best Collaborators</text:p>
                </text:list-item>
                <text:list-item>
                  <text:p text:style-name="P122">Nearest (ignores geolocation)</text:p>
                </text:list-item>
              </text:list>
            </text:list-item>
          </text:list>
        </text:list-item>
        <text:list-item>
          <text:p text:style-name="P189">refactor ontology format so that:</text:p>
          <text:list>
            <text:list-item>
              <text:p text:style-name="P189">uri -&gt; id</text:p>
            </text:list-item>
            <text:list-item>
              <text:p text:style-name="P122">tag -&gt; type</text:p>
            </text:list-item>
          </text:list>
        </text:list-item>
        <text:list-item>
          <text:p text:style-name="P102"><text:span text:style-name="T1">JSON-DL</text:span></text:p>
        </text:list-item>
      </text:list>
      <text:p text:style-name="Heading_20_1"><text:span text:style-name="T58">Web Client (HTML5/JS)</text:span></text:p>
      <text:list xml:id="list5580074724429880939" text:style-name="L41">
        <text:list-item>
          <text:p text:style-name="P66">Real-time Group Object Creation, Editing, Mutating, Searching, Sharing, Realizing</text:p>
          <text:list>
            <text:list-item>
              <text:p text:style-name="P66">Websockets</text:p>
            </text:list-item>
          </text:list>
        </text:list-item>
        <text:list-item>
          <text:p text:style-name="P66">Editable Tag &amp; Property Ontology, supporting</text:p>
          <text:list>
            <text:list-item>
              <text:p text:style-name="P66">Matching</text:p>
            </text:list-item>
            <text:list-item>
              <text:p text:style-name="P66">Eliciting more information from users or sensors</text:p>
            </text:list-item>
            <text:list-item>
              <text:p text:style-name="P66">Similar to RDF/OWL, and can be mapped at least partially</text:p>
            </text:list-item>
          </text:list>
        </text:list-item>
        <text:list-item>
          <text:p text:style-name="P66">Memory of Objects (a subset of those available on Server)</text:p>
        </text:list-item>
        <text:list-item>
          <text:p text:style-name="P66">Multiple Views</text:p>
          <text:list>
            <text:list-item>
              <text:p text:style-name="P69">Goal</text:p>
            </text:list-item>
            <text:list-item>
              <text:p text:style-name="P69">Map</text:p>
            </text:list-item>
            <text:list-item>
              <text:p text:style-name="P69">Browse</text:p>
            </text:list-item>
            <text:list-item>
              <text:p text:style-name="P69">Network</text:p>
            </text:list-item>
            <text:list-item>
              <text:p text:style-name="P69">Chat</text:p>
            </text:list-item>
            <text:list-item>
              <text:p text:style-name="P70">Team</text:p>
            </text:list-item>
            <text:list-item>
              <text:p text:style-name="P69">Trends</text:p>
            </text:list-item>
          </text:list>
        </text:list-item>
        <text:list-item>
          <text:p text:style-name="P66">Semantic Focus Editor</text:p>
        </text:list-item>
        <text:list-item>
          <text:p text:style-name="P66">Contextual Actions</text:p>
        </text:list-item>
        <text:list-item>
          <text:p text:style-name="P66">Server Plugin Interface for extending functionality</text:p>
        </text:list-item>
        <text:list-item>
          <text:p text:style-name="P68"><text:span text:style-name="T66">Ubiquity</text:span></text:p>
        </text:list-item>
      </text:list>
      <text:list xml:id="list3541111003500277881" text:style-name="L40">
        <text:list-item>
          <text:p text:style-name="P67"><text:span text:style-name="T63">Browser </text:span>Compatibility</text:p>
          <text:list>
            <text:list-item>
              <text:p text:style-name="P67"><text:span text:style-name="T59">Chrome</text:span></text:p>
            </text:list-item>
            <text:list-item>
              <text:p text:style-name="P67"><text:span text:style-name="T59">Firefox</text:span></text:p>
            </text:list-item>
            <text:list-item>
              <text:p text:style-name="P67"><text:span text:style-name="T59">Android</text:span></text:p>
            </text:list-item>
          </text:list>
        </text:list-item>
        <text:list-item>
          <text:p text:style-name="P67"><text:span text:style-name="T59">Device Compatibility</text:span></text:p>
          <text:list>
            <text:list-item>
              <text:p text:style-name="P67"><text:span text:style-name="T63">Desktop PC</text:span></text:p>
            </text:list-item>
            <text:list-item>
              <text:p text:style-name="P64">Tablet</text:p>
            </text:list-item>
            <text:list-item>
              <text:p text:style-name="P64">Phone</text:p>
            </text:list-item>
            <text:list-item>
              <text:p text:style-name="P64">Server (headless)</text:p>
            </text:list-item>
          </text:list>
        </text:list-item>
      </text:list>
      <text:p text:style-name="P65"/>
      <text:list xml:id="list114919870474489" text:continue-numbering="true" text:style-name="L40">
        <text:list-header>
          <text:p text:style-name="P64"/>
        </text:list-header>
      </text:list>
      <text:p text:style-name="P63"/>
      <text:p text:style-name="P83">TODO</text:p>
      <text:list xml:id="list5623026012169944263" text:style-name="L5">
        <text:list-item>
          <text:p text:style-name="P71">use last view on startup</text:p>
        </text:list-item>
        <text:list-item>
          <text:p text:style-name="P74"><text:span text:style-name="T50">A</text:span>uthentication and profiles view (LoadSplash)</text:p>
          <text:list>
            <text:list-item>
              <text:p text:style-name="P74">fix new user bug</text:p>
              <text:list>
                <text:list-item>
                  <text:p text:style-name="P74">update profile selector when new profiles are added (via backbone event)</text:p>
                </text:list-item>
                <text:list-item>
                  <text:p text:style-name="P74">final part: after creating a new profile, reload so that the ‘team’ view and other views involving selves is refreshed</text:p>
                </text:list-item>
              </text:list>
            </text:list-item>
            <text:list-item>
              <text:p text:style-name="P74">Bug when creating first profile after authenticating on a new host?</text:p>
            </text:list-item>
            <text:list-item>
              <text:p text:style-name="P74">Login bug?: refresh all available profiles from server before ''identify'</text:p>
            </text:list-item>
            <text:list-item>
              <text:p text:style-name="P94">draw profiles as square buttons, and 'new profile' as the final right-most button</text:p>
            </text:list-item>
          </text:list>
        </text:list-item>
        <text:list-item>
          <text:p text:style-name="P161"><text:span text:style-name="T54">I</text:span>ntro <text:span text:style-name="T54">W</text:span>izard<text:span text:style-name="T22"> </text:span><text:span text:style-name="T33">runs you through everything you need for a complete profile: an actual step by step walk through, a guided </text:span><text:span text:style-name="T38">questionnaire</text:span></text:p>
        </text:list-item>
        <text:list-item>
          <text:p text:style-name="P207">filtering should work when unidentified</text:p>
        </text:list-item>
        <text:list-item>
          <text:p text:style-name="P161">escape key to toggle avatarmenu</text:p>
        </text:list-item>
        <text:list-item>
          <text:p text:style-name="P105">indicators while loading, can appear paused on slow connections or when much data is sent</text:p>
        </text:list-item>
        <text:list-item>
          <text:p text:style-name="P106">optional periodic updates for un-connected clients</text:p>
        </text:list-item>
        <text:list-item>
          <text:p text:style-name="P96"><text:span text:style-name="T32">Web workers: </text:span><text:a xlink:type="simple" xlink:href="https://github.com/calvinmetcalf/catiline"><text:span text:style-name="T14">https://github.com/calvinmetcalf/catiline</text:span></text:a></text:p>
        </text:list-item>
        <text:list-item>
          <text:p text:style-name="P208">indexeddb to avoid serializing attention[] to localStorage</text:p>
        </text:list-item>
        <text:list-item>
          <text:p text:style-name="P73">remove unused CSS</text:p>
        </text:list-item>
        <text:list-item>
          <text:p text:style-name="P73">content area scroll issue (on macOSX) in Team View</text:p>
        </text:list-item>
        <text:list-item>
          <text:p text:style-name="P73">&lt;time&gt; update immediate, it seems to take 60 sec for first refresh</text:p>
          <text:list>
            <text:list-item>
              <text:p text:style-name="P73"><text:s text:c="4"/>$('body').timeago('refresh');</text:p>
            </text:list-item>
          </text:list>
        </text:list-item>
      </text:list>
      <text:h text:style-name="P316" text:outline-level="10">Ontology</text:h>
      <text:p text:style-name="P215">Collection of <text:span text:style-name="T15">tags</text:span> and <text:span text:style-name="T15">properties </text:span>providing a common semantic vocabulary for describing reality and imagination. <text:s/>Each tag consists of a set of properties <text:span text:style-name="T66">each with one</text:span> type, <text:span text:style-name="T70">an optional default value, a minimum and maximum arity, &amp; description</text:span>:</text:p>
      <text:list xml:id="list4001781066312363546" text:style-name="L32">
        <text:list-item>
          <text:p text:style-name="P187">real</text:p>
          <text:list>
            <text:list-item>
              <text:p text:style-name="P159">floating point value</text:p>
            </text:list-item>
            <text:list-item>
              <text:p text:style-name="P159">optional unit type</text:p>
            </text:list-item>
          </text:list>
        </text:list-item>
        <text:list-item>
          <text:p text:style-name="P187">integer</text:p>
        </text:list-item>
        <text:list-item>
          <text:p text:style-name="P187">boolean</text:p>
        </text:list-item>
        <text:list-item>
          <text:p text:style-name="P187"><text:span text:style-name="T67">space</text:span>point</text:p>
          <text:list>
            <text:list-item>
              <text:p text:style-name="P159">latitude, longitude, altitude, planet</text:p>
            </text:list-item>
          </text:list>
        </text:list-item>
        <text:list-item>
          <text:p text:style-name="P187">timepoint</text:p>
        </text:list-item>
        <text:list-item>
          <text:p text:style-name="P187">timerange</text:p>
        </text:list-item>
        <text:list-item>
          <text:p text:style-name="P187">text</text:p>
        </text:list-item>
        <text:list-item>
          <text:p text:style-name="P155">sketch</text:p>
        </text:list-item>
        <text:list-item>
          <text:p text:style-name="P205">textarea</text:p>
          <text:list>
            <text:list-item>
              <text:p text:style-name="P158"><text:span text:style-name="T70">(supports HTML)</text:span></text:p>
            </text:list-item>
          </text:list>
        </text:list-item>
        <text:list-item>
          <text:p text:style-name="P187"><text:span text:style-name="T67">o</text:span>bject</text:p>
        </text:list-item>
        <text:list-item>
          <text:p text:style-name="P187">…</text:p>
        </text:list-item>
      </text:list>
      <text:p text:style-name="P157">The data values for certain types may depend on the “mode” of the object: whether it is <text:span text:style-name="T15">real</text:span> (default) or i<text:span text:style-name="T15">maginary</text:span> (tagged with Imaginary). <text:s/>Imaginary descriptions allow one to use indefinite descriptions to describe aspects of an ideal or desired reality that can be matched with definite descriptions involved in real (factual) objects.</text:p>
      <text:p text:style-name="P157"/>
      <text:p text:style-name="P218">TODO</text:p>
      <text:list xml:id="list2472845318766511109" text:style-name="L33">
        <text:list-item>
          <text:p text:style-name="P206">Object tag restrictions with extra parameter</text:p>
        </text:list-item>
        <text:list-item>
          <text:p text:style-name="P121">Extra Data types</text:p>
          <text:list>
            <text:list-item>
              <text:p text:style-name="P188">[see Semantic view]</text:p>
            </text:list-item>
            <text:list-item>
              <text:p text:style-name="P188"><text:a xlink:type="simple" xlink:href="http://developers.facebook.com/docs/technical-guides/opengraph/simple-object-types/">http</text:a><text:a xlink:type="simple" xlink:href="http://developers.facebook.com/docs/technical-guides/opengraph/simple-object-types/">://</text:a><text:a xlink:type="simple" xlink:href="http://developers.facebook.com/docs/technical-guides/opengraph/simple-object-types/">developers</text:a><text:a xlink:type="simple" xlink:href="http://developers.facebook.com/docs/technical-guides/opengraph/simple-object-types/">.</text:a><text:a xlink:type="simple" xlink:href="http://developers.facebook.com/docs/technical-guides/opengraph/simple-object-types/">facebook</text:a><text:a xlink:type="simple" xlink:href="http://developers.facebook.com/docs/technical-guides/opengraph/simple-object-types/">.</text:a><text:a xlink:type="simple" xlink:href="http://developers.facebook.com/docs/technical-guides/opengraph/simple-object-types/">com</text:a><text:a xlink:type="simple" xlink:href="http://developers.facebook.com/docs/technical-guides/opengraph/simple-object-types/">/</text:a><text:a xlink:type="simple" xlink:href="http://developers.facebook.com/docs/technical-guides/opengraph/simple-object-types/">docs</text:a><text:a xlink:type="simple" xlink:href="http://developers.facebook.com/docs/technical-guides/opengraph/simple-object-types/">/</text:a><text:a xlink:type="simple" xlink:href="http://developers.facebook.com/docs/technical-guides/opengraph/simple-object-types/">technical</text:a><text:a xlink:type="simple" xlink:href="http://developers.facebook.com/docs/technical-guides/opengraph/simple-object-types/">-</text:a><text:a xlink:type="simple" xlink:href="http://developers.facebook.com/docs/technical-guides/opengraph/simple-object-types/">guides</text:a><text:a xlink:type="simple" xlink:href="http://developers.facebook.com/docs/technical-guides/opengraph/simple-object-types/">/</text:a><text:a xlink:type="simple" xlink:href="http://developers.facebook.com/docs/technical-guides/opengraph/simple-object-types/">opengraph</text:a><text:a xlink:type="simple" xlink:href="http://developers.facebook.com/docs/technical-guides/opengraph/simple-object-types/">/</text:a><text:a xlink:type="simple" xlink:href="http://developers.facebook.com/docs/technical-guides/opengraph/simple-object-types/">simple</text:a><text:a xlink:type="simple" xlink:href="http://developers.facebook.com/docs/technical-guides/opengraph/simple-object-types/">-</text:a><text:a xlink:type="simple" xlink:href="http://developers.facebook.com/docs/technical-guides/opengraph/simple-object-types/">object</text:a><text:a xlink:type="simple" xlink:href="http://developers.facebook.com/docs/technical-guides/opengraph/simple-object-types/">-</text:a><text:a xlink:type="simple" xlink:href="http://developers.facebook.com/docs/technical-guides/opengraph/simple-object-types/">types</text:a><text:a xlink:type="simple" xlink:href="http://developers.facebook.com/docs/technical-guides/opengraph/simple-object-types/">/</text:a></text:p>
            </text:list-item>
            <text:list-item>
              <text:p text:style-name="P188">Measurement units: <text:a xlink:type="simple" xlink:href="http://developers.facebook.com/docs/technical-guides/opengraph/complex-object-types/#quantity">http</text:a><text:a xlink:type="simple" xlink:href="http://developers.facebook.com/docs/technical-guides/opengraph/complex-object-types/#quantity">://</text:a><text:a xlink:type="simple" xlink:href="http://developers.facebook.com/docs/technical-guides/opengraph/complex-object-types/#quantity">developers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facebook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com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doc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technical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guide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opengraph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complex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object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types</text:a><text:a xlink:type="simple" xlink:href="http://developers.facebook.com/docs/technical-guides/opengraph/complex-object-types/#quantity">/#</text:a><text:a xlink:type="simple" xlink:href="http://developers.facebook.com/docs/technical-guides/opengraph/complex-object-types/#quantity">quantity</text:a></text:p>
            </text:list-item>
          </text:list>
        </text:list-item>
        <text:list-item>
          <text:p text:style-name="P188">alert messages for when tags are added, ex. rss instructions</text:p>
        </text:list-item>
        <text:list-item>
          <text:p text:style-name="P160">spacearea property type:</text:p>
          <text:list>
            <text:list-item>
              <text:p text:style-name="P160">circular</text:p>
            </text:list-item>
            <text:list-item>
              <text:p text:style-name="P160">polygonal</text:p>
            </text:list-item>
            <text:list-item>
              <text:p text:style-name="P160">quadrilateral</text:p>
            </text:list-item>
          </text:list>
        </text:list-item>
        <text:list-item>
          <text:p text:style-name="P188">object values</text:p>
          <text:list>
            <text:list-item>
              <text:p text:style-name="P188"><text:a xlink:type="simple" xlink:href="http://ivaynberg.github.com/select2/">http</text:a><text:a xlink:type="simple" xlink:href="http://ivaynberg.github.com/select2/">://</text:a><text:a xlink:type="simple" xlink:href="http://ivaynberg.github.com/select2/">ivaynberg</text:a><text:a xlink:type="simple" xlink:href="http://ivaynberg.github.com/select2/">.</text:a><text:a xlink:type="simple" xlink:href="http://ivaynberg.github.com/select2/">github</text:a><text:a xlink:type="simple" xlink:href="http://ivaynberg.github.com/select2/">.</text:a><text:a xlink:type="simple" xlink:href="http://ivaynberg.github.com/select2/">com</text:a><text:a xlink:type="simple" xlink:href="http://ivaynberg.github.com/select2/">/</text:a><text:a xlink:type="simple" xlink:href="http://ivaynberg.github.com/select2/">select</text:a><text:a xlink:type="simple" xlink:href="http://ivaynberg.github.com/select2/">2</text:a></text:p>
            </text:list-item>
          </text:list>
        </text:list-item>
        <text:list-item>
          <text:p text:style-name="P188">tag and property creation and editing</text:p>
        </text:list-item>
        <text:list-item>
          <text:p text:style-name="P188">property inheritance</text:p>
        </text:list-item>
        <text:list-item>
          <text:p text:style-name="P188">max property arity (default=unlimited &amp; not required)</text:p>
        </text:list-item>
        <text:list-item>
          <text:p text:style-name="P188">subtag matches in relevancy heuristic</text:p>
        </text:list-item>
        <text:list-item>
          <text:p text:style-name="P188">icons for tags and properties</text:p>
          <text:list>
            <text:list-item>
              <text:p text:style-name="P195">in tag menus</text:p>
            </text:list-item>
            <text:list-item>
              <text:p text:style-name="P195">default icon?</text:p>
            </text:list-item>
            <text:list-item>
              <text:p text:style-name="P195">icon grow on hover?</text:p>
            </text:list-item>
          </text:list>
        </text:list-item>
        <text:list-item>
          <text:p text:style-name="P188">tag actions (ex: popup notice)</text:p>
        </text:list-item>
        <text:list-item>
          <text:p text:style-name="P188">hidden tags and properties (ex: for system use, not humans)</text:p>
        </text:list-item>
        <text:list-item>
          <text:p><text:a xlink:type="simple" xlink:href="https://npmjs.org/package/nools">https</text:a><text:a xlink:type="simple" xlink:href="https://npmjs.org/package/nools">://</text:a><text:a xlink:type="simple" xlink:href="https://npmjs.org/package/nools">npmjs</text:a><text:a xlink:type="simple" xlink:href="https://npmjs.org/package/nools">.</text:a><text:a xlink:type="simple" xlink:href="https://npmjs.org/package/nools">org</text:a><text:a xlink:type="simple" xlink:href="https://npmjs.org/package/nools">/</text:a><text:a xlink:type="simple" xlink:href="https://npmjs.org/package/nools">package</text:a><text:a xlink:type="simple" xlink:href="https://npmjs.org/package/nools">/</text:a><text:a xlink:type="simple" xlink:href="https://npmjs.org/package/nools">nools</text:a></text:p>
        </text:list-item>
      </text:list>
      <text:p text:style-name="Heading_20_1"><text:span text:style-name="T15">Focus Edito</text:span><text:span text:style-name="T17">r </text:span><text:span text:style-name="T19">Widget</text:span></text:p>
      <text:list xml:id="list2437736780210051141" text:style-name="LS2">
        <text:list-header>
          <text:p text:style-name="P47"><text:span text:style-name="T36">Each </text:span><text:span text:style-name="T19">focus </text:span><text:span text:style-name="T36">is a method of describing what one is thinking about </text:span><text:span text:style-name="T37">or interested in</text:span><text:span text:style-name="T36">. <text:s/>It functions as a semantic analog-to-digital converter for expressing one’s mental state in a machine-readable data structure. <text:s/>It consists of a proportional-strength </text:span><text:span text:style-name="T19">tag vector</text:span><text:span text:style-name="T36"> and other metadata that can be used to filter objects according to relevancy. <text:s/>What one enters into a focus may be used to </text:span>compare relevancy with known data objects <text:span text:style-name="T64">to filter data</text:span>, or to create a new (prototype) data object which may be stored for future use and/or shared with others. <text:s/><text:span text:style-name="T64">The server can then aggregate all users focii, as they change, and analyze their attention dynamics.</text:span></text:p>
          <text:p text:style-name="P90"/>
        </text:list-header>
        <text:list-item>
          <text:p text:style-name="P234">Keyword filter field</text:p>
          <text:list>
            <text:list-item>
              <text:p text:style-name="P234">with voice input (on Chrome browsers)</text:p>
            </text:list-item>
          </text:list>
        </text:list-item>
        <text:list-item>
          <text:p>Optional Geolocation field (clickable map)</text:p>
        </text:list-item>
        <text:list-item>
          <text:p>Optional TimeRange field</text:p>
        </text:list-item>
        <text:list-item>
          <text:p>Proportional <text:span text:style-name="T72">Strength</text:span> <text:span text:style-name="T72">T</text:span>agging <text:span text:style-name="T71">[ 0% (Disabled), 25%, 50%, 75%, 100% (Default) ]</text:span></text:p>
        </text:list-item>
        <text:list-item>
          <text:p>Rearrange Tag Order</text:p>
        </text:list-item>
        <text:list-item>
          <text:p text:style-name="P193"/>
        </text:list-item>
        <text:list-item>
          <text:p text:style-name="P57">TODO</text:p>
        </text:list-item>
        <text:list-item>
          <text:p text:style-name="P222"/>
        </text:list-item>
        <text:list-item>
          <text:p text:style-name="P232">Allow properties/values</text:p>
        </text:list-item>
        <text:list-item>
          <text:p text:style-name="P227">Creates new object <text:span text:style-name="T64">from focus</text:span></text:p>
          <text:list>
            <text:list-item>
              <text:p text:style-name="P227">Export to JSON</text:p>
            </text:list-item>
          </text:list>
        </text:list-item>
        <text:list-item>
          <text:p text:style-name="P223">Focus bug when strength field specified, maybe in util.js relevancy function</text:p>
        </text:list-item>
        <text:list-item>
          <text:p text:style-name="P223"><text:span text:style-name="T64">Complete the </text:span>time focus to choose time relevancy</text:p>
        </text:list-item>
        <text:list-item>
          <text:p text:style-name="P223">adjust url to contain keyword or time focus</text:p>
        </text:list-item>
        <text:list-item>
          <text:p text:style-name="P229">Focus presets</text:p>
          <text:list>
            <text:list-item>
              <text:list>
                <text:list-item>
                  <text:p text:style-name="P95">Needs</text:p>
                </text:list-item>
                <text:list-item>
                  <text:p text:style-name="P95">Infrastructure</text:p>
                </text:list-item>
                <text:list-item>
                  <text:p text:style-name="P107">Emotions</text:p>
                </text:list-item>
              </text:list>
            </text:list-item>
          </text:list>
        </text:list-item>
      </text:list>
      <text:p text:style-name="P50"/>
      <text:p text:style-name="P328">Tag Selector <text:span text:style-name="T63">Widget</text:span></text:p>
      <text:p text:style-name="Heading_20_2">Wiki Tagger</text:p>
      <text:p text:style-name="P61">A widget for quickly selecting one or more Wikipedia tags for use in defining objects.</text:p>
      <text:p text:style-name="P62"/>
      <text:list xml:id="list7042721506839331123" text:style-name="LS6">
        <text:list-item>
          <text:p text:style-name="P48"><text:span text:style-name="T8">widget for harvesting tags from any wikipedia/mediawiki page</text:span></text:p>
          <text:p text:style-name="P58"><text:span text:style-name="T8"/></text:p>
        </text:list-item>
      </text:list>
      <text:p text:style-name="P59"><text:span text:style-name="T9">TODO</text:span></text:p>
      <text:list xml:id="list782184233241016743" text:style-name="L36">
        <text:list-item>
          <text:p text:style-name="P298"><text:span text:style-name="T5">bug when selecting wikitags after an initial wikitagger had previously been displayed</text:span></text:p>
        </text:list-item>
        <text:list-item>
          <text:p text:style-name="P301">wikirequest HTTP bug</text:p>
          <text:list>
            <text:list-item>
              <text:p text:style-name="P299">try an alternative HTTP fetch method and i think it might be encoding</text:p>
            </text:list-item>
          </text:list>
        </text:list-item>
        <text:list-item>
          <text:p text:style-name="P299">back button</text:p>
        </text:list-item>
        <text:list-item>
          <text:p text:style-name="P297">handle anchors on the same page</text:p>
        </text:list-item>
        <text:list-item>
          <text:p text:style-name="P300">Smush upper/lowercase wikipages</text:p>
        </text:list-item>
      </text:list>
      <text:p text:style-name="P55"/>
      <text:p text:style-name="P333">Favorites Tagger</text:p>
      <text:p text:style-name="P60">TODO</text:p>
      <text:list xml:id="list2704132160201897422" text:style-name="L6">
        <text:list-item>
          <text:p text:style-name="P302">‘favorites’ tag widget (star)</text:p>
        </text:list-item>
      </text:list>
      <text:p text:style-name="P50"/>
      <text:p text:style-name="P324">Object Summary <text:span text:style-name="T52">Widget</text:span></text:p>
      <text:p text:style-name="P213">An ObjectView is a widget that displays essential information about an object.</text:p>
      <text:list xml:id="list1998344195246644732" text:style-name="LS37">
        <text:list-item>
          <text:p text:style-name="P173">Name</text:p>
        </text:list-item>
        <text:list-item>
          <text:p text:style-name="P173">Tags</text:p>
        </text:list-item>
        <text:list-item>
          <text:p text:style-name="P173">Description</text:p>
        </text:list-item>
        <text:list-item>
          <text:p text:style-name="P173">Geolocation</text:p>
        </text:list-item>
        <text:list-item>
          <text:p text:style-name="P173">Age</text:p>
        </text:list-item>
        <text:list-item>
          <text:p text:style-name="P173">...</text:p>
        </text:list-item>
      </text:list>
      <text:p text:style-name="P182">It also includes actions which may be displayed as buttons, or in a pulldown menu:</text:p>
      <text:list xml:id="list2386426579033468272" text:style-name="LS38">
        <text:list-item>
          <text:p text:style-name="P174">Reply</text:p>
        </text:list-item>
        <text:list-item>
          <text:p text:style-name="P174">Delete</text:p>
        </text:list-item>
        <text:list-item>
          <text:p text:style-name="P108">..</text:p>
        </text:list-item>
      </text:list>
      <text:p text:style-name="P337">TODO</text:p>
      <text:list xml:id="list3709399895999330515" text:style-name="L7">
        <text:list-item>
          <text:p text:style-name="P76">unnamed objectviews can not be popped up since title is effecdtively invisible</text:p>
        </text:list-item>
        <text:list-item>
          <text:p text:style-name="P209">make popup buttons more clear, <text:span text:style-name="T53">since one needs </text:span>to hover over the bottom left area</text:p>
        </text:list-item>
        <text:list-item>
          <text:p text:style-name="P209">click an object’s lat/lon field to go to map</text:p>
        </text:list-item>
        <text:list-item>
          <text:p text:style-name="P209">popup info on clicked tags and properties</text:p>
        </text:list-item>
        <text:list-item>
          <text:p text:style-name="P165"><text:span text:style-name="T58">Altitude / planet / </text:span>outer space aware</text:p>
          <text:list>
            <text:list-item>
              <text:p text:style-name="P165">time delta + space distance direction altitude</text:p>
            </text:list-item>
            <text:list-item>
              <text:p text:style-name="P109">example: <text:span text:style-name="T15">1.</text:span><text:span text:style-name="T20">35</text:span><text:span text:style-name="T15"> day</text:span><text:span text:style-name="T20">s </text:span><text:span text:style-name="T15">ago | 3.2 km NW up 16.1m </text:span><text:span text:style-name="T18">on Mars</text:span></text:p>
            </text:list-item>
          </text:list>
        </text:list-item>
      </text:list>
      <text:list xml:id="list170" text:style-name="LS2">
        <text:list-header>
          <text:p text:style-name="P230"/>
        </text:list-header>
      </text:list>
      <text:p text:style-name="Heading_20_1">Object Editor <text:span text:style-name="T63">Widget</text:span></text:p>
      <text:list xml:id="list3633179936774797387" text:style-name="L25">
        <text:list-item>
          <text:p text:style-name="P198">View-only Mode</text:p>
        </text:list-item>
        <text:list-item>
          <text:p text:style-name="P198">Add Tags</text:p>
        </text:list-item>
        <text:list-item>
          <text:p text:style-name="P198">Add [suggested] Properties</text:p>
        </text:list-item>
        <text:list-item>
          <text:p text:style-name="P198">File Upload</text:p>
        </text:list-item>
        <text:list-item>
          <text:p text:style-name="P198">Export</text:p>
        </text:list-item>
        <text:list-item>
          <text:p text:style-name="P198">Save</text:p>
        </text:list-item>
        <text:list-item>
          <text:p text:style-name="P137">Adds required (“min” &gt;= 1) properties automatically and applies an optional included default value of the property</text:p>
        </text:list-item>
      </text:list>
      <text:p text:style-name="P84">TODO</text:p>
      <text:list xml:id="list114920335266016" text:continue-list="list5623026012169944263" text:style-name="L5">
        <text:list-item>
          <text:p text:style-name="P77">arity, <text:span text:style-name="T58">default value, </text:span>etc.. (test with rss feed tag)</text:p>
          <text:list>
            <text:list-item>
              <text:p text:style-name="P91">max arity to prevent displaying and adding new properties that are too many</text:p>
            </text:list-item>
          </text:list>
        </text:list-item>
        <text:list-item>
          <text:p text:style-name="P164">“interview” mode for answering required fields as they become necessary. activated by a flashing button?</text:p>
        </text:list-item>
        <text:list-item>
          <text:p text:style-name="P164">ctrl-enter to send/create</text:p>
        </text:list-item>
        <text:list-item>
          <text:p text:style-name="P164">property widgets for types:</text:p>
          <text:list>
            <text:list-item>
              <text:list>
                <text:list-item>
                  <text:p text:style-name="P164">timepoint (1 calendar with time input)</text:p>
                </text:list-item>
                <text:list-item>
                  <text:p text:style-name="P164">timesegment (2 calendars with time input)</text:p>
                </text:list-item>
                <text:list-item>
                  <text:p text:style-name="P164">real:unit</text:p>
                  <text:list>
                    <text:list-item>
                      <text:p text:style-name="P164">seconds</text:p>
                    </text:list-item>
                    <text:list-item>
                      <text:p text:style-name="P164">meters</text:p>
                    </text:list-item>
                    <text:list-item>
                      <text:p text:style-name="P164">kilograms</text:p>
                    </text:list-item>
                    <text:list-item>
                      <text:p text:style-name="P164">celsius</text:p>
                    </text:list-item>
                    <text:list-item>
                      <text:p text:style-name="P164">joules, watts</text:p>
                    </text:list-item>
                    <text:list-item>
                      <text:p text:style-name="P164">[all SI units]</text:p>
                    </text:list-item>
                    <text:list-item>
                      <text:p text:style-name="P164">...</text:p>
                    </text:list-item>
                  </text:list>
                </text:list-item>
                <text:list-item>
                  <text:p text:style-name="P164">texthash</text:p>
                </text:list-item>
                <text:list-item>
                  <text:p text:style-name="P164">object:tag with dynamic combobox selector of all tags, by package or hierarchy</text:p>
                </text:list-item>
                <text:list-item>
                  <text:p text:style-name="P164">object:[tag] with dynamic combobox selector of all instances of a specific tag</text:p>
                </text:list-item>
                <text:list-item>
                  <text:p text:style-name="P164">livetext (a realtime collaborative text editor via ShareJS)</text:p>
                </text:list-item>
                <text:list-item>
                  <text:p text:style-name="P154">[other datatypes...]</text:p>
                </text:list-item>
              </text:list>
            </text:list-item>
          </text:list>
        </text:list-item>
        <text:list-item>
          <text:p text:style-name="P72">tag search by keyword</text:p>
        </text:list-item>
        <text:list-item>
          <text:p text:style-name="P73">fix the mini map, it’s not choosing accurate location. make it more intuitive what is being selected. include ability to choose range by radius or polygon, or a simple path to indicate motion</text:p>
        </text:list-item>
        <text:list-item>
          <text:p text:style-name="P73">add ‘deleted.’ notification to an object edtior (ex: in a popup window) that has been deleted. otherwise it’s confusing to see it on the screen unchanged</text:p>
        </text:list-item>
        <text:list-item>
          <text:p text:style-name="P163">multivariate unit/<text:span text:style-name="T56">physical unit/</text:span>currency/measurement support for real (scalar) quantities</text:p>
        </text:list-item>
        <text:list-item>
          <text:p text:style-name="P78">Upload Form</text:p>
          <text:list>
            <text:list-item>
              <text:p text:style-name="P73">make sure that file upload form works if multiple object edits are instantiated</text:p>
            </text:list-item>
            <text:list-item>
              <text:p text:style-name="P73">file upload form should disable the ‘Upload’ button after an upload, since clicking on it will take them to a different page</text:p>
            </text:list-item>
            <text:list-item>
              <text:p text:style-name="P73">fix duplicate upload bug - attached UUID to end of filename?</text:p>
            </text:list-item>
          </text:list>
        </text:list-item>
        <text:list-item>
          <text:p text:style-name="P162"><text:span text:style-name="T52">More options for sketch </text:span>input <text:span text:style-name="T52">(colors, brushes, etc..)</text:span></text:p>
        </text:list-item>
      </text:list>
      <text:p text:style-name="P12"/>
      <text:h text:style-name="Heading_20_1" text:outline-level="10">Internationalization</text:h>
      <text:h text:style-name="P100" text:outline-level="10">TODO</text:h>
      <text:list xml:id="list1934707543562930435" text:style-name="LS1">
        <text:list-item>
          <text:p text:style-name="P166"><text:span text:style-name="T39">Language selector and </text:span>translation plugin</text:p>
          <text:list>
            <text:list-item>
              <text:h text:style-name="P110" text:outline-level="10">a set of tags for each language, that when added to an object, cause the translator to create a translated new object, and links the two</text:h>
            </text:list-item>
          </text:list>
        </text:list-item>
      </text:list>
      <text:h text:style-name="P144" text:outline-level="10"/>
      <text:h text:style-name="P317" text:outline-level="10">View<text:span text:style-name="T63">s</text:span></text:h>
      <text:h text:style-name="P296" text:outline-level="10">Each view is a different method of depicting a set of objects.</text:h>
      <text:p text:style-name="P327"><text:span text:style-name="T15">Browse </text:span><text:span text:style-name="T16">Vi</text:span><text:span text:style-name="T15">ew</text:span></text:p>
      <text:p text:style-name="P101">TODO</text:p>
      <text:list xml:id="list6856667118053606625" text:style-name="L8">
        <text:list-item>
          <text:p text:style-name="P126">Tag filter box in Browse view (each unique tag: +/-)</text:p>
        </text:list-item>
        <text:list-item>
          <text:p text:style-name="P168">presentation framework slide-slow browser view, which can be used to display pages from a PDF file. <text:s/>we can use this to embed the presentations as internal objects. <text:s/>each page is a nobject.</text:p>
          <text:list>
            <text:list-item>
              <text:p text:style-name="P168"><text:a xlink:type="simple" xlink:href="https://github.com/hakimel/reveal.js">https</text:a><text:a xlink:type="simple" xlink:href="https://github.com/hakimel/reveal.js">://</text:a><text:a xlink:type="simple" xlink:href="https://github.com/hakimel/reveal.js">github</text:a><text:a xlink:type="simple" xlink:href="https://github.com/hakimel/reveal.js">.</text:a><text:a xlink:type="simple" xlink:href="https://github.com/hakimel/reveal.js">com</text:a><text:a xlink:type="simple" xlink:href="https://github.com/hakimel/reveal.js">/</text:a><text:a xlink:type="simple" xlink:href="https://github.com/hakimel/reveal.js">hakimel</text:a><text:a xlink:type="simple" xlink:href="https://github.com/hakimel/reveal.js">/</text:a><text:a xlink:type="simple" xlink:href="https://github.com/hakimel/reveal.js">reveal</text:a><text:a xlink:type="simple" xlink:href="https://github.com/hakimel/reveal.js">.</text:a><text:a xlink:type="simple" xlink:href="https://github.com/hakimel/reveal.js">js</text:a></text:p>
            </text:list-item>
            <text:list-item>
              <text:p text:style-name="P168">pdf.js</text:p>
            </text:list-item>
            <text:list-item>
              <text:p text:style-name="P168">accordion menu (left) with tree (taxonomy) variable (ex: a JSON object)</text:p>
            </text:list-item>
            <text:list-item>
              <text:p text:style-name="P126">viewer framework (right) - find best js presentation from github &amp; rip it</text:p>
            </text:list-item>
          </text:list>
        </text:list-item>
        <text:list-item>
          <text:p text:style-name="P168">‘<text:span text:style-name="T52">S</text:span>can’ button add end of list/grid that queries server for more data</text:p>
          <text:list>
            <text:list-item>
              <text:p text:style-name="P126">allow bulletin board mode where grid items can be post-it notes arbitrarily placed on a virtual canvas that gets saved and can facilitate drawing connections</text:p>
            </text:list-item>
          </text:list>
        </text:list-item>
        <text:list-item>
          <text:p text:style-name="P191"><text:span text:style-name="T52">List </text:span>sort options</text:p>
        </text:list-item>
        <text:list-item>
          <text:p text:style-name="P168">pin pinned objects to the top</text:p>
        </text:list-item>
        <text:list-item>
          <text:p text:style-name="P168">exclude / include by tag</text:p>
        </text:list-item>
        <text:list-item>
          <text:p text:style-name="P168">replies, threaded replies</text:p>
        </text:list-item>
        <text:list-item>
          <text:p text:style-name="P168">clone it or save as a self-contained report object which can be shared</text:p>
        </text:list-item>
        <text:list-item>
          <text:p text:style-name="P115">correct pagination</text:p>
        </text:list-item>
        <text:list-item>
          <text:p text:style-name="P126">Use <text:a xlink:type="simple" xlink:href="http://masonry.desandro.com/">http</text:a><text:a xlink:type="simple" xlink:href="http://masonry.desandro.com/">://</text:a><text:a xlink:type="simple" xlink:href="http://masonry.desandro.com/">masonry</text:a><text:a xlink:type="simple" xlink:href="http://masonry.desandro.com/">.</text:a><text:a xlink:type="simple" xlink:href="http://masonry.desandro.com/">desandro</text:a><text:a xlink:type="simple" xlink:href="http://masonry.desandro.com/">.</text:a><text:a xlink:type="simple" xlink:href="http://masonry.desandro.com/">com</text:a><text:a xlink:type="simple" xlink:href="http://masonry.desandro.com/">/</text:a> or similar</text:p>
        </text:list-item>
        <text:list-item>
          <text:p text:style-name="P168">inline editing of properties by clicking on them when one has edit permission, clicked label -&gt; text input -&gt; label</text:p>
        </text:list-item>
        <text:list-item>
          <text:p text:style-name="P115">Parameters to customize rendering</text:p>
          <text:list>
            <text:list-item>
              <text:p text:style-name="P153">CSS (done)</text:p>
            </text:list-item>
          </text:list>
        </text:list-item>
        <text:list-item>
          <text:p text:style-name="P168">“User” Action Buttons</text:p>
          <text:list>
            <text:list-item>
              <text:p text:style-name="P168">Text Chat (button)</text:p>
            </text:list-item>
            <text:list-item>
              <text:p text:style-name="P168">Video Chat (button)</text:p>
            </text:list-item>
            <text:list-item>
              <text:p text:style-name="P168">Pay (button)</text:p>
              <text:list>
                <text:list-item>
                  <text:p text:style-name="P168">Bitcoin</text:p>
                </text:list-item>
                <text:list-item>
                  <text:p text:style-name="P168">Paypal</text:p>
                </text:list-item>
              </text:list>
            </text:list-item>
          </text:list>
        </text:list-item>
        <text:list-item>
          <text:p text:style-name="P126">Optimize rendering with templates</text:p>
        </text:list-item>
      </text:list>
      <text:p text:style-name="P127"/>
      <text:p text:style-name="P327">Goal View</text:p>
      <text:p text:style-name="P101">TODO</text:p>
      <text:list xml:id="list114920417395752" text:continue-list="list1934707543562930435" text:style-name="LS1">
        <text:list-item>
          <text:p text:style-name="P130">toggle between 'mine' and 'all'</text:p>
        </text:list-item>
        <text:list-item>
          <text:p text:style-name="P131"><text:span text:style-name="T40">fix modified goals </text:span><text:span text:style-name="T41">if</text:span><text:span text:style-name="T40"> they lose their 'when' time (use an nobject timepoint property for this instead)</text:span></text:p>
        </text:list-item>
        <text:list-item>
          <text:p text:style-name="P131"><text:span text:style-name="T43">recurrent goals: </text:span><text:span text:style-name="T12">exercise-like behavior reminder</text:span></text:p>
        </text:list-item>
        <text:list-item>
          <text:p text:style-name="P167">alternate time views:</text:p>
          <text:list>
            <text:list-item>
              <text:p text:style-name="P190">timeline</text:p>
            </text:list-item>
            <text:list-item>
              <text:p text:style-name="P129">half-hourly</text:p>
            </text:list-item>
            <text:list-item>
              <text:p text:style-name="P112">hourly (without reference to date, but adjust for daylight savings and timezone. mostly rely on unixtime)</text:p>
            </text:list-item>
            <text:list-item>
              <text:p text:style-name="P167">weekly</text:p>
            </text:list-item>
            <text:list-item>
              <text:p text:style-name="P167">monthly</text:p>
            </text:list-item>
            <text:list-item>
              <text:p text:style-name="P167">add ability to set alternate destination location for any given ‘want to’ item. but default to current location</text:p>
            </text:list-item>
            <text:list-item>
              <text:p text:style-name="P167">allow an activity to be marked as ‘completed’ or ‘delayed’</text:p>
            </text:list-item>
            <text:list-item>
              <text:p text:style-name="P167">if an activity is repetitive, see the repetition metadata collected below and organize into a single panel where it can all be controlled</text:p>
            </text:list-item>
            <text:list-item>
              <text:p text:style-name="P167">classes are similar to ‘want to’ items but their main purpose is to</text:p>
              <text:list>
                <text:list-item>
                  <text:p text:style-name="P167">generate ‘want to’ in the future, at some learning pace</text:p>
                </text:list-item>
                <text:list-item>
                  <text:p text:style-name="P167">track the completion of the course</text:p>
                </text:list-item>
                <text:list-item>
                  <text:p text:style-name="P132">act as a virtual teacher that can instruct beyond the pre-programmed behavior of the software</text:p>
                </text:list-item>
              </text:list>
            </text:list-item>
          </text:list>
        </text:list-item>
        <text:list-item>
          <text:p text:style-name="P80">Goal “Programs” that activate wizards, ex:</text:p>
          <text:list>
            <text:list-item>
              <text:p text:style-name="P210">time templates: create future schedules parametrically from templates with parameters</text:p>
            </text:list-item>
            <text:list-item>
              <text:p text:style-name="P80">self-inventory wizard: “what do I have access to?”</text:p>
            </text:list-item>
            <text:list-item>
              <text:p text:style-name="P80">emotional inventory (ex: every 6 hours)</text:p>
            </text:list-item>
          </text:list>
        </text:list-item>
        <text:list-item>
          <text:p text:style-name="P210"><text:a xlink:type="simple" xlink:href="https://docs.google.com/presentation/d/1gNXoyNvW70IkjfQPXEn_0kJ_3XpfJl0PugNNNMnIORk/edit#slide=id.g118eddb77_016">https</text:a><text:a xlink:type="simple" xlink:href="https://docs.google.com/presentation/d/1gNXoyNvW70IkjfQPXEn_0kJ_3XpfJl0PugNNNMnIORk/edit#slide=id.g118eddb77_016">://</text:a><text:a xlink:type="simple" xlink:href="https://docs.google.com/presentation/d/1gNXoyNvW70IkjfQPXEn_0kJ_3XpfJl0PugNNNMnIORk/edit#slide=id.g118eddb77_016">docs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oogle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com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presentation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d</text:a><text:a xlink:type="simple" xlink:href="https://docs.google.com/presentation/d/1gNXoyNvW70IkjfQPXEn_0kJ_3XpfJl0PugNNNMnIORk/edit#slide=id.g118eddb77_016">/1</text:a><text:a xlink:type="simple" xlink:href="https://docs.google.com/presentation/d/1gNXoyNvW70IkjfQPXEn_0kJ_3XpfJl0PugNNNMnIORk/edit#slide=id.g118eddb77_016">gNXoyNvW</text:a><text:a xlink:type="simple" xlink:href="https://docs.google.com/presentation/d/1gNXoyNvW70IkjfQPXEn_0kJ_3XpfJl0PugNNNMnIORk/edit#slide=id.g118eddb77_016">70</text:a><text:a xlink:type="simple" xlink:href="https://docs.google.com/presentation/d/1gNXoyNvW70IkjfQPXEn_0kJ_3XpfJl0PugNNNMnIORk/edit#slide=id.g118eddb77_016">IkjfQPXEn</text:a><text:a xlink:type="simple" xlink:href="https://docs.google.com/presentation/d/1gNXoyNvW70IkjfQPXEn_0kJ_3XpfJl0PugNNNMnIORk/edit#slide=id.g118eddb77_016">_0</text:a><text:a xlink:type="simple" xlink:href="https://docs.google.com/presentation/d/1gNXoyNvW70IkjfQPXEn_0kJ_3XpfJl0PugNNNMnIORk/edit#slide=id.g118eddb77_016">kJ</text:a><text:a xlink:type="simple" xlink:href="https://docs.google.com/presentation/d/1gNXoyNvW70IkjfQPXEn_0kJ_3XpfJl0PugNNNMnIORk/edit#slide=id.g118eddb77_016">_3</text:a><text:a xlink:type="simple" xlink:href="https://docs.google.com/presentation/d/1gNXoyNvW70IkjfQPXEn_0kJ_3XpfJl0PugNNNMnIORk/edit#slide=id.g118eddb77_016">XpfJl</text:a><text:a xlink:type="simple" xlink:href="https://docs.google.com/presentation/d/1gNXoyNvW70IkjfQPXEn_0kJ_3XpfJl0PugNNNMnIORk/edit#slide=id.g118eddb77_016">0</text:a><text:a xlink:type="simple" xlink:href="https://docs.google.com/presentation/d/1gNXoyNvW70IkjfQPXEn_0kJ_3XpfJl0PugNNNMnIORk/edit#slide=id.g118eddb77_016">PugNNNMnIORk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edit</text:a><text:a xlink:type="simple" xlink:href="https://docs.google.com/presentation/d/1gNXoyNvW70IkjfQPXEn_0kJ_3XpfJl0PugNNNMnIORk/edit#slide=id.g118eddb77_016">#</text:a><text:a xlink:type="simple" xlink:href="https://docs.google.com/presentation/d/1gNXoyNvW70IkjfQPXEn_0kJ_3XpfJl0PugNNNMnIORk/edit#slide=id.g118eddb77_016">slide</text:a><text:a xlink:type="simple" xlink:href="https://docs.google.com/presentation/d/1gNXoyNvW70IkjfQPXEn_0kJ_3XpfJl0PugNNNMnIORk/edit#slide=id.g118eddb77_016">=</text:a><text:a xlink:type="simple" xlink:href="https://docs.google.com/presentation/d/1gNXoyNvW70IkjfQPXEn_0kJ_3XpfJl0PugNNNMnIORk/edit#slide=id.g118eddb77_016">id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</text:a><text:a xlink:type="simple" xlink:href="https://docs.google.com/presentation/d/1gNXoyNvW70IkjfQPXEn_0kJ_3XpfJl0PugNNNMnIORk/edit#slide=id.g118eddb77_016">118</text:a><text:a xlink:type="simple" xlink:href="https://docs.google.com/presentation/d/1gNXoyNvW70IkjfQPXEn_0kJ_3XpfJl0PugNNNMnIORk/edit#slide=id.g118eddb77_016">eddb</text:a><text:a xlink:type="simple" xlink:href="https://docs.google.com/presentation/d/1gNXoyNvW70IkjfQPXEn_0kJ_3XpfJl0PugNNNMnIORk/edit#slide=id.g118eddb77_016">77_016</text:a></text:p>
        </text:list-item>
        <text:list-item>
          <text:p text:style-name="P167">displays current goals</text:p>
          <text:list>
            <text:list-item>
              <text:p text:style-name="P167">set as complete</text:p>
            </text:list-item>
            <text:list-item>
              <text:p text:style-name="P167">set as ignored</text:p>
            </text:list-item>
            <text:list-item>
              <text:p text:style-name="P167">pause (inactivate it)</text:p>
            </text:list-item>
            <text:list-item>
              <text:p text:style-name="P167">delete</text:p>
            </text:list-item>
          </text:list>
        </text:list-item>
        <text:list-item>
          <text:p text:style-name="P167">displays future goals in histogram binned to arbitrary future range</text:p>
        </text:list-item>
        <text:list-item>
          <text:p text:style-name="P167">button to add new goal or select from a list (see the survival items at top)</text:p>
        </text:list-item>
        <text:list-item>
          <text:p text:style-name="P167">expires (single shot) | recycles (repeating)</text:p>
          <text:list>
            <text:list-item>
              <text:p text:style-name="P167">mean period duration</text:p>
            </text:list-item>
            <text:list-item>
              <text:p text:style-name="P167">stay activated until dismiss?</text:p>
              <text:list>
                <text:list-item>
                  <text:p text:style-name="P167">useful for important tasks</text:p>
                </text:list-item>
              </text:list>
            </text:list-item>
            <text:list-item>
              <text:p text:style-name="P167">activation window</text:p>
              <text:list>
                <text:list-item>
                  <text:p text:style-name="P167">determines punctuality (how close to the appointed time it must occur, 0 = anytime, 1 = specifically only at that time)</text:p>
                </text:list-item>
              </text:list>
            </text:list-item>
          </text:list>
        </text:list-item>
        <text:list-item>
          <text:p text:style-name="P167">phase</text:p>
        </text:list-item>
        <text:list-item>
          <text:p text:style-name="P167">synchronous | asynchronous</text:p>
          <text:list>
            <text:list-item>
              <text:p text:style-name="P167">synchronous goals repeat at precise intervals</text:p>
            </text:list-item>
            <text:list-item>
              <text:p text:style-name="P167">asynchronous goals repeat sometime after they are completed</text:p>
            </text:list-item>
          </text:list>
        </text:list-item>
        <text:list-item>
          <text:p text:style-name="P167">repeatsRemaining</text:p>
          <text:list>
            <text:list-item>
              <text:p text:style-name="P167">-1=forever (default)</text:p>
            </text:list-item>
          </text:list>
        </text:list-item>
        <text:list-item>
          <text:p text:style-name="P167">suggested strength</text:p>
        </text:list-item>
        <text:list-item>
          <text:p text:style-name="P167">active?</text:p>
        </text:list-item>
        <text:list-item>
          <text:p text:style-name="P167">onActivate()</text:p>
        </text:list-item>
        <text:list-item>
          <text:p text:style-name="P167">onDeactivate()</text:p>
        </text:list-item>
        <text:list-item>
          <text:p text:style-name="P112">lastCompletedAt</text:p>
        </text:list-item>
      </text:list>
      <text:p text:style-name="P327">Team View</text:p>
      <text:p text:style-name="P101">TODO</text:p>
      <text:list xml:id="list114919541640699" text:continue-list="list170" text:style-name="LS2">
        <text:list-item>
          <text:p text:style-name="P220">openstreetmaps (external) link for lat/lon in HTML view of profile export</text:p>
        </text:list-item>
        <text:list-item>
          <text:p text:style-name="P226">estimate of the completeness of your profile</text:p>
          <text:list>
            <text:list-item>
              <text:p text:style-name="P236"><text:span text:style-name="T24">ex:</text:span> your profile is X % more or less complete than the average user</text:p>
            </text:list-item>
          </text:list>
        </text:list-item>
        <text:list-item>
          <text:p text:style-name="P239">to be able to borrow parts of other people's profiles to include <text:s/>(an "add to me" button next to each tag)</text:p>
        </text:list-item>
        <text:list-item>
          <text:p text:style-name="P240"><text:span text:style-name="T34">list </text:span><text:span text:style-name="T35">user’s objects </text:span><text:span text:style-name="T34">in </text:span><text:span text:style-name="T35">self view</text:span></text:p>
        </text:list-item>
        <text:list-item>
          <text:p text:style-name="P237">Filter by ‘User’ type (not Human)</text:p>
        </text:list-item>
        <text:list-item>
          <text:p text:style-name="P237">Summarize activity stats (ex: # messages / second @ 5m, 1hr, … intervals</text:p>
        </text:list-item>
        <text:list-item>
          <text:p text:style-name="P238"><text:span text:style-name="T35">Sort by distance | last activity</text:span></text:p>
        </text:list-item>
      </text:list>
      <text:p text:style-name="P327">Trends <text:span text:style-name="T58">View</text:span></text:p>
      <text:p text:style-name="P97"><text:span text:style-name="T58">TODO</text:span></text:p>
      <text:list xml:id="list114920073463150" text:continue-list="list114920417395752" text:style-name="LS1">
        <text:list-item>
          <text:p text:style-name="P262">avg # of properties per object</text:p>
        </text:list-item>
        <text:list-item>
          <text:p text:style-name="P262">avg # of tags per object</text:p>
        </text:list-item>
        <text:list-item>
          <text:p text:style-name="P262">avg # of supertags &amp; subtags</text:p>
        </text:list-item>
        <text:list-item>
          <text:p text:style-name="P262"># of instances of each property</text:p>
        </text:list-item>
        <text:list-item>
          <text:p text:style-name="P262"># of instances of each tag</text:p>
        </text:list-item>
        <text:list-item>
          <text:p text:style-name="P262">Download as JSON</text:p>
        </text:list-item>
        <text:list-item>
          <text:p text:style-name="P262">Relationships between combinations of Interests</text:p>
        </text:list-item>
        <text:list-item>
          <text:p text:style-name="P262">Focus History</text:p>
          <text:list>
            <text:list-item>
              <text:p text:style-name="P262">discrete totals (ex: each 1s, 5s) , computed locally &amp; on server</text:p>
              <text:list>
                <text:list-item>
                  <text:p text:style-name="P262">Time-sampled Individual History (client-collected)</text:p>
                </text:list-item>
                <text:list-item>
                  <text:p text:style-name="P262">Time-sampled Team History (server-collected)</text:p>
                </text:list-item>
              </text:list>
            </text:list-item>
            <text:list-item>
              <text:p text:style-name="P262">Interest Timeline, Line Chart</text:p>
            </text:list-item>
            <text:list-item>
              <text:p text:style-name="P262">FB-style Timeline</text:p>
            </text:list-item>
            <text:list-item>
              <text:p text:style-name="P262">Cortexitized Narrative</text:p>
            </text:list-item>
            <text:list-item>
              <text:p text:style-name="P262">Load, Save, Share</text:p>
            </text:list-item>
            <text:list-item>
              <text:p text:style-name="P262">Import</text:p>
              <text:list>
                <text:list-item>
                  <text:p text:style-name="P286">Facebook likes, G+ “+1”’s, ...</text:p>
                </text:list-item>
              </text:list>
            </text:list-item>
          </text:list>
        </text:list-item>
        <text:list-item>
          <text:p text:style-name="P143">add 'forget' (remove from client) and 'delete' (remove from both client and server) buttons</text:p>
        </text:list-item>
        <text:list-item>
          <text:p text:style-name="P112"><text:span text:style-name="T61">add 'export' to copy/paste or download a JSON of current memory</text:span></text:p>
        </text:list-item>
      </text:list>
      <text:p text:style-name="Heading_20_1"><text:span text:style-name="T50">Network V</text:span>iew</text:p>
      <text:p text:style-name="P99">TODO</text:p>
      <text:list xml:id="list114920384075071" text:continue-numbering="true" text:style-name="LS1">
        <text:list-item>
          <text:p text:style-name="P166">submenu</text:p>
          <text:list>
            <text:list-item>
              <text:p text:style-name="P166">layout buttons activated on-demand</text:p>
            </text:list-item>
          </text:list>
        </text:list-item>
        <text:list-item>
          <text:p text:style-name="P166">increase mousewheel zoom speed</text:p>
        </text:list-item>
        <text:list-item>
          <text:p text:style-name="P166">icon on nodes</text:p>
        </text:list-item>
        <text:list-item>
          <text:p text:style-name="P166">circle shape for types</text:p>
        </text:list-item>
        <text:list-item>
          <text:p text:style-name="P166">edge arrows</text:p>
        </text:list-item>
        <text:list-item>
          <text:p text:style-name="P166">edge labels</text:p>
        </text:list-item>
        <text:list-item>
          <text:p text:style-name="P166">‘lock updates’ button</text:p>
        </text:list-item>
        <text:list-item>
          <text:p text:style-name="P166">‘lock all in place’ button</text:p>
        </text:list-item>
        <text:list-item>
          <text:p text:style-name="P166">‘layout’ button</text:p>
        </text:list-item>
        <text:list-item>
          <text:p text:style-name="P166">edge toggles</text:p>
        </text:list-item>
        <text:list-item>
          <text:p text:style-name="P166">timeline view</text:p>
        </text:list-item>
        <text:list-item>
          <text:p text:style-name="P166">“tag for 'Fungi' and 'Application software' are actually stored as separate objects. <text:s/>but i will add the explicit linking for contextual objects such as those.” thanks for the reminder</text:p>
        </text:list-item>
        <text:list-item>
          <text:h text:style-name="P145" text:outline-level="10">“I added a link from Bob to Fungi, but it did not persist (next visit to the Graph view, it was gone). right, we'll need to add this event handler. <text:s/>but i want to add a sketch control where the links can be drawn freehand”</text:h>
        </text:list-item>
        <text:list-item>
          <text:p text:style-name="P261">create new object properties between visible items</text:p>
          <text:list>
            <text:list-item>
              <text:p text:style-name="P261">drag and draw a line</text:p>
            </text:list-item>
            <text:list-item>
              <text:p text:style-name="P261">select them in sequence (1st and 2nd)</text:p>
            </text:list-item>
          </text:list>
        </text:list-item>
        <text:list-item>
          <text:p text:style-name="P261">handle graph streaming</text:p>
        </text:list-item>
        <text:list-item>
          <text:h text:style-name="P283" text:outline-level="10">save and restore current graph view</text:h>
        </text:list-item>
      </text:list>
      <text:h text:style-name="P146" text:outline-level="10"/>
      <text:h text:style-name="P326" text:outline-level="10"><text:span text:style-name="T41">M</text:span><text:span text:style-name="T40">ap View</text:span></text:h>
      <text:list xml:id="list244857432198117140" text:style-name="LS40">
        <text:list-item>
          <text:p text:style-name="P287"><text:span text:style-name="T1">OpenLayers 2 (2D)</text:span></text:p>
          <text:list>
            <text:list-item>
              <text:p text:style-name="P245">OpenStreetMaps</text:p>
            </text:list-item>
            <text:list-item>
              <text:p text:style-name="P245">Bing Aerial Layers</text:p>
            </text:list-item>
          </text:list>
        </text:list-item>
        <text:list-item>
          <text:p text:style-name="P245">Cesium (3D)</text:p>
        </text:list-item>
        <text:list-item>
          <text:p text:style-name="P245">Displays objects, applying icons where appropriate. <text:s/>Includes clickable vector layer of arbitrary radius</text:p>
        </text:list-item>
      </text:list>
      <text:list xml:id="list4112734397533099564" text:style-name="LS41">
        <text:list-item>
          <text:p text:style-name="P246">Right click to add new content</text:p>
        </text:list-item>
        <text:list-item>
          <text:p text:style-name="P279"><text:span text:style-name="T40">Mini and Large (full-window) Modes</text:span></text:p>
        </text:list-item>
      </text:list>
      <text:h text:style-name="P103" text:outline-level="10">TODO</text:h>
      <text:list xml:id="list7107714712264712272" text:style-name="L26">
        <text:list-item>
          <text:p text:style-name="P183">Extra OpenLayers layers: Google, Bing, etc..</text:p>
        </text:list-item>
        <text:list-item>
          <text:p text:style-name="P183">Self Marker</text:p>
          <text:list>
            <text:list-item>
              <text:p text:style-name="P183">Draggable (sets Self geolocation)</text:p>
            </text:list-item>
            <text:list-item>
              <text:p text:style-name="P183">with Avatar Icon</text:p>
            </text:list-item>
          </text:list>
        </text:list-item>
        <text:list-item>
          <text:p text:style-name="P183">animated map markers to indicate indefinite sphere of influence (min/max radii)</text:p>
          <text:list>
            <text:list-item>
              <text:p text:style-name="P183">You change the geometry of a feature and then you have to redraw the feature<text:line-break/>feature.geometry.rotate(angle, origin); feature.layer.drawFeature(feature);</text:p>
            </text:list-item>
          </text:list>
        </text:list-item>
        <text:list-item>
          <text:p text:style-name="P183">clustering: </text:p>
          <text:list>
            <text:list-item>
              <text:p text:style-name="P183"><text:a xlink:type="simple" xlink:href="http://openlayers.org/dev/examples/strategy-cluster.html">http</text:a><text:a xlink:type="simple" xlink:href="http://openlayers.org/dev/examples/strategy-cluster.html">://</text:a><text:a xlink:type="simple" xlink:href="http://openlayers.org/dev/examples/strategy-cluster.html">openlayers</text:a><text:a xlink:type="simple" xlink:href="http://openlayers.org/dev/examples/strategy-cluster.html">.</text:a><text:a xlink:type="simple" xlink:href="http://openlayers.org/dev/examples/strategy-cluster.html">org</text:a><text:a xlink:type="simple" xlink:href="http://openlayers.org/dev/examples/strategy-cluster.html">/</text:a><text:a xlink:type="simple" xlink:href="http://openlayers.org/dev/examples/strategy-cluster.html">dev</text:a><text:a xlink:type="simple" xlink:href="http://openlayers.org/dev/examples/strategy-cluster.html">/</text:a><text:a xlink:type="simple" xlink:href="http://openlayers.org/dev/examples/strategy-cluster.html">examples</text:a><text:a xlink:type="simple" xlink:href="http://openlayers.org/dev/examples/strategy-cluster.html">/</text:a><text:a xlink:type="simple" xlink:href="http://openlayers.org/dev/examples/strategy-cluster.html">strategy</text:a><text:a xlink:type="simple" xlink:href="http://openlayers.org/dev/examples/strategy-cluster.html">-</text:a><text:a xlink:type="simple" xlink:href="http://openlayers.org/dev/examples/strategy-cluster.html">cluster</text:a><text:a xlink:type="simple" xlink:href="http://openlayers.org/dev/examples/strategy-cluster.html">.</text:a><text:a xlink:type="simple" xlink:href="http://openlayers.org/dev/examples/strategy-cluster.html">html</text:a></text:p>
            </text:list-item>
            <text:list-item>
              <text:p text:style-name="P183"><text:a xlink:type="simple" xlink:href="http://openlayers.org/dev/examples/strategy-cluster-threshold.html">http</text:a><text:a xlink:type="simple" xlink:href="http://openlayers.org/dev/examples/strategy-cluster-threshold.html">://</text:a><text:a xlink:type="simple" xlink:href="http://openlayers.org/dev/examples/strategy-cluster-threshold.html">openlayers</text:a><text:a xlink:type="simple" xlink:href="http://openlayers.org/dev/examples/strategy-cluster-threshold.html">.</text:a><text:a xlink:type="simple" xlink:href="http://openlayers.org/dev/examples/strategy-cluster-threshold.html">org</text:a><text:a xlink:type="simple" xlink:href="http://openlayers.org/dev/examples/strategy-cluster-threshold.html">/</text:a><text:a xlink:type="simple" xlink:href="http://openlayers.org/dev/examples/strategy-cluster-threshold.html">dev</text:a><text:a xlink:type="simple" xlink:href="http://openlayers.org/dev/examples/strategy-cluster-threshold.html">/</text:a><text:a xlink:type="simple" xlink:href="http://openlayers.org/dev/examples/strategy-cluster-threshold.html">examples</text:a><text:a xlink:type="simple" xlink:href="http://openlayers.org/dev/examples/strategy-cluster-threshold.html">/</text:a><text:a xlink:type="simple" xlink:href="http://openlayers.org/dev/examples/strategy-cluster-threshold.html">strategy</text:a><text:a xlink:type="simple" xlink:href="http://openlayers.org/dev/examples/strategy-cluster-threshold.html">-</text:a><text:a xlink:type="simple" xlink:href="http://openlayers.org/dev/examples/strategy-cluster-threshold.html">cluster</text:a><text:a xlink:type="simple" xlink:href="http://openlayers.org/dev/examples/strategy-cluster-threshold.html">-</text:a><text:a xlink:type="simple" xlink:href="http://openlayers.org/dev/examples/strategy-cluster-threshold.html">threshold</text:a><text:a xlink:type="simple" xlink:href="http://openlayers.org/dev/examples/strategy-cluster-threshold.html">.</text:a><text:a xlink:type="simple" xlink:href="http://openlayers.org/dev/examples/strategy-cluster-threshold.html">html</text:a></text:p>
            </text:list-item>
            <text:list-item>
              <text:p text:style-name="P183"><text:a xlink:type="simple" xlink:href="http://stackoverflow.com/questions/6641919/openlayers-nice-marker-clustering">http</text:a><text:a xlink:type="simple" xlink:href="http://stackoverflow.com/questions/6641919/openlayers-nice-marker-clustering">://</text:a><text:a xlink:type="simple" xlink:href="http://stackoverflow.com/questions/6641919/openlayers-nice-marker-clustering">stackoverflow</text:a><text:a xlink:type="simple" xlink:href="http://stackoverflow.com/questions/6641919/openlayers-nice-marker-clustering">.</text:a><text:a xlink:type="simple" xlink:href="http://stackoverflow.com/questions/6641919/openlayers-nice-marker-clustering">com</text:a><text:a xlink:type="simple" xlink:href="http://stackoverflow.com/questions/6641919/openlayers-nice-marker-clustering">/</text:a><text:a xlink:type="simple" xlink:href="http://stackoverflow.com/questions/6641919/openlayers-nice-marker-clustering">questions</text:a><text:a xlink:type="simple" xlink:href="http://stackoverflow.com/questions/6641919/openlayers-nice-marker-clustering">/6641919/</text:a><text:a xlink:type="simple" xlink:href="http://stackoverflow.com/questions/6641919/openlayers-nice-marker-clustering">openlayers</text:a><text:a xlink:type="simple" xlink:href="http://stackoverflow.com/questions/6641919/openlayers-nice-marker-clustering">-</text:a><text:a xlink:type="simple" xlink:href="http://stackoverflow.com/questions/6641919/openlayers-nice-marker-clustering">nice</text:a><text:a xlink:type="simple" xlink:href="http://stackoverflow.com/questions/6641919/openlayers-nice-marker-clustering">-</text:a><text:a xlink:type="simple" xlink:href="http://stackoverflow.com/questions/6641919/openlayers-nice-marker-clustering">marker</text:a><text:a xlink:type="simple" xlink:href="http://stackoverflow.com/questions/6641919/openlayers-nice-marker-clustering">-</text:a><text:a xlink:type="simple" xlink:href="http://stackoverflow.com/questions/6641919/openlayers-nice-marker-clustering">clustering</text:a></text:p>
            </text:list-item>
            <text:list-item>
              <text:p text:style-name="P183"><text:a xlink:type="simple" xlink:href="http://acuriousanimal.com/code/animatedCluster/">http</text:a><text:a xlink:type="simple" xlink:href="http://acuriousanimal.com/code/animatedCluster/">://</text:a><text:a xlink:type="simple" xlink:href="http://acuriousanimal.com/code/animatedCluster/">acuriousanimal</text:a><text:a xlink:type="simple" xlink:href="http://acuriousanimal.com/code/animatedCluster/">.</text:a><text:a xlink:type="simple" xlink:href="http://acuriousanimal.com/code/animatedCluster/">com</text:a><text:a xlink:type="simple" xlink:href="http://acuriousanimal.com/code/animatedCluster/">/</text:a><text:a xlink:type="simple" xlink:href="http://acuriousanimal.com/code/animatedCluster/">code</text:a><text:a xlink:type="simple" xlink:href="http://acuriousanimal.com/code/animatedCluster/">/</text:a><text:a xlink:type="simple" xlink:href="http://acuriousanimal.com/code/animatedCluster/">animatedCluster</text:a><text:a xlink:type="simple" xlink:href="http://acuriousanimal.com/code/animatedCluster/">/</text:a></text:p>
            </text:list-item>
          </text:list>
        </text:list-item>
        <text:list-item>
          <text:p text:style-name="P183">Scan</text:p>
          <text:list>
            <text:list-item>
              <text:p text:style-name="P183">get local results from server</text:p>
            </text:list-item>
          </text:list>
        </text:list-item>
        <text:list-item>
          <text:p text:style-name="P183">set current location</text:p>
        </text:list-item>
        <text:list-item>
          <text:p text:style-name="P183">optimized distance nearness function that can return false early in the computation (ex: already too far if dx &gt; maxDist^2)</text:p>
        </text:list-item>
        <text:list-item>
          <text:p text:style-name="P183">create new object at location</text:p>
        </text:list-item>
        <text:list-item>
          <text:p text:style-name="P183">create new object of specific radius</text:p>
        </text:list-item>
        <text:list-item>
          <text:p text:style-name="P183">create new object of specific polygon</text:p>
        </text:list-item>
        <text:list-item>
          <text:p text:style-name="P183">calculate routes for map line</text:p>
        </text:list-item>
        <text:list-item>
          <text:p text:style-name="P183">cesium map <text:a xlink:type="simple" xlink:href="http://cesium.agi.com/">http</text:a><text:a xlink:type="simple" xlink:href="http://cesium.agi.com/">://</text:a><text:a xlink:type="simple" xlink:href="http://cesium.agi.com/">cesium</text:a><text:a xlink:type="simple" xlink:href="http://cesium.agi.com/">.</text:a><text:a xlink:type="simple" xlink:href="http://cesium.agi.com/">agi</text:a><text:a xlink:type="simple" xlink:href="http://cesium.agi.com/">.</text:a><text:a xlink:type="simple" xlink:href="http://cesium.agi.com/">com</text:a> as alternate to openlayers 2 (openlayers 3 will integrate them!)</text:p>
        </text:list-item>
        <text:list-item>
          <text:p text:style-name="P183">timeslider to adjust current time to compare ‘recent’ to</text:p>
        </text:list-item>
        <text:list-item>
          <text:p text:style-name="P183">Animation</text:p>
          <text:list>
            <text:list-item>
              <text:p text:style-name="P183">Cyclical Zoom-in / Zoom-out</text:p>
            </text:list-item>
          </text:list>
        </text:list-item>
        <text:list-item>
          <text:p text:style-name="P183">Display all tag icons for a given object</text:p>
          <text:list>
            <text:list-item>
              <text:p text:style-name="P183">periodically changing to next one</text:p>
            </text:list-item>
          </text:list>
        </text:list-item>
        <text:list-item>
          <text:p text:style-name="P183">semantic heatmap</text:p>
          <text:list>
            <text:list-item>
              <text:p text:style-name="P183">calculate semantic relevancy (Ex: by keyword, tags, etc...) for each geo-pixel on a map to arbitrary resolution. <text:s/>each tag is its own heatmap of intensity.. hotspots (local maxima or minima) in the map of each tag can be identified and plotted too</text:p>
            </text:list-item>
          </text:list>
        </text:list-item>
        <text:list-item>
          <text:p text:style-name="P183">geolocate: find location by name</text:p>
          <text:list>
            <text:list-item>
              <text:p text:style-name="P183"><text:a xlink:type="simple" xlink:href="http://wiki.openstreetmap.org/wiki/Nominatim">http</text:a><text:a xlink:type="simple" xlink:href="http://wiki.openstreetmap.org/wiki/Nominatim">://</text:a><text:a xlink:type="simple" xlink:href="http://wiki.openstreetmap.org/wiki/Nominatim">wiki</text:a><text:a xlink:type="simple" xlink:href="http://wiki.openstreetmap.org/wiki/Nominatim">.</text:a><text:a xlink:type="simple" xlink:href="http://wiki.openstreetmap.org/wiki/Nominatim">openstreetmap</text:a><text:a xlink:type="simple" xlink:href="http://wiki.openstreetmap.org/wiki/Nominatim">.</text:a><text:a xlink:type="simple" xlink:href="http://wiki.openstreetmap.org/wiki/Nominatim">org</text:a><text:a xlink:type="simple" xlink:href="http://wiki.openstreetmap.org/wiki/Nominatim">/</text:a><text:a xlink:type="simple" xlink:href="http://wiki.openstreetmap.org/wiki/Nominatim">wiki</text:a><text:a xlink:type="simple" xlink:href="http://wiki.openstreetmap.org/wiki/Nominatim">/</text:a><text:a xlink:type="simple" xlink:href="http://wiki.openstreetmap.org/wiki/Nominatim">Nominatim</text:a></text:p>
            </text:list-item>
          </text:list>
        </text:list-item>
        <text:list-item>
          <text:p text:style-name="P117"><text:a xlink:type="simple" xlink:href="http://cesium.agi.com/"><text:span text:style-name="T13">Cesium</text:span></text:a> as alternative to OpenLayers</text:p>
        </text:list-item>
        <text:list-item>
          <text:p>Location detection, tracking, and manual repositioning (even without Map view)</text:p>
        </text:list-item>
        <text:list-item>
          <text:p>Multiple planets</text:p>
        </text:list-item>
        <text:list-item>
          <text:p>Embedded map layers (ex: floorplans)</text:p>
        </text:list-item>
      </text:list>
      <text:list xml:id="list114920674033862" text:continue-list="list2437736780210051141" text:style-name="LS2">
        <text:list-item>
          <text:h text:style-name="P231" text:outline-level="10">map layers: custom map layers defined by an image (ex: floorplan diagram), like tidepool</text:h>
        </text:list-item>
        <text:list-item>
          <text:h text:style-name="P221" text:outline-level="10">middle click on map to set focus to that location</text:h>
        </text:list-item>
        <text:list-item>
          <text:h text:style-name="P224" text:outline-level="10"><text:span text:style-name="T53">Verify </text:span>cesium <text:span text:style-name="T53">still works (displaying icons)</text:span></text:h>
        </text:list-item>
        <text:list-item>
          <text:h text:style-name="P225" text:outline-level="10">Open<text:span text:style-name="T55">L</text:span>ayers3?</text:h>
        </text:list-item>
        <text:list-item>
          <text:h text:style-name="P225" text:outline-level="10">Displays all objects containing geographic metadata.</text:h>
        </text:list-item>
        <text:list-item>
          <text:h text:style-name="P225" text:outline-level="10">OpenLayers with OpenStreetMaps layers</text:h>
        </text:list-item>
        <text:list-item>
          <text:h text:style-name="P225" text:outline-level="10">Bitmap icon (visible from any scale) + Vector polygon (scales, and clickable)</text:h>
        </text:list-item>
        <text:list-item>
          <text:h text:style-name="P225" text:outline-level="10">Remembers center position &amp; zoom</text:h>
        </text:list-item>
        <text:list-item>
          <text:h text:style-name="P225" text:outline-level="10">Displays icon for 1st tag of geolocated object</text:h>
        </text:list-item>
      </text:list>
      <text:h text:style-name="P326" text:outline-level="10"><text:span text:style-name="T41">C</text:span><text:span text:style-name="T40">hat View</text:span></text:h>
      <text:list xml:id="list6538832574973702262" text:style-name="LS5">
        <text:list-item>
          <text:p text:style-name="P23">press enter to send message</text:p>
        </text:list-item>
        <text:list-item>
          <text:p text:style-name="P23">roster visible</text:p>
        </text:list-item>
        <text:list-item>
          <text:p text:style-name="P53">message filtering via focus</text:p>
        </text:list-item>
      </text:list>
      <text:p text:style-name="P54"/>
      <text:p text:style-name="P56">TODO</text:p>
      <text:list xml:id="list7997685683938550661" text:style-name="L16">
        <text:list-item>
          <text:p text:style-name="P199">alternate message object renderer than what’s currently used in the list and grid views</text:p>
        </text:list-item>
        <text:list-item>
          <text:p text:style-name="P86">tag channel switch, +create channels (select tags)</text:p>
        </text:list-item>
        <text:list-item>
          <text:p text:style-name="P199">message tags inline with text, ex:</text:p>
          <text:list>
            <text:list-item>
              <text:p text:style-name="P199">i [#NEED] to get that</text:p>
            </text:list-item>
          </text:list>
        </text:list-item>
        <text:list-item>
          <text:h text:style-name="P134" text:outline-level="10"><text:span text:style-name="T40">integration with focus (toggled by a button) to display only messages that are relevant to current Focus</text:span></text:h>
        </text:list-item>
      </text:list>
      <text:list xml:id="list71" text:style-name="LS1">
        <text:list-item>
          <text:p text:style-name="P79">chat view to be aware of profile additions/removals/changes (via backbone event)</text:p>
        </text:list-item>
        <text:list-item>
          <text:p text:style-name="P277">Geosemantic Chat</text:p>
          <text:list>
            <text:list-item>
              <text:p text:style-name="P282">geographic nearness and interest matching heuristic</text:p>
            </text:list-item>
            <text:list-item>
              <text:p text:style-name="P263">roster: show team (members of semantic space)</text:p>
            </text:list-item>
            <text:list-item>
              <text:p text:style-name="P263">incoming message stream, see: wireclub.com</text:p>
            </text:list-item>
            <text:list-item>
              <text:p text:style-name="P113">page-close behavior (log-out from chat)</text:p>
            </text:list-item>
          </text:list>
        </text:list-item>
      </text:list>
      <text:h text:style-name="P326" text:outline-level="10"><text:span text:style-name="T45">P</text:span><text:span text:style-name="T46">lugin </text:span><text:span text:style-name="T47">V</text:span><text:span text:style-name="T46">iew</text:span></text:h>
      <text:h text:style-name="P152" text:outline-level="10"><text:span text:style-name="T46">T</text:span><text:span text:style-name="T44">ODO</text:span></text:h>
      <text:list xml:id="list5653724281020734786" text:style-name="L9">
        <text:list-item>
          <text:h text:style-name="P192" text:outline-level="10"><text:span text:style-name="T48">P</text:span><text:span text:style-name="T42">lugin control / </text:span><text:span text:style-name="T48">options</text:span><text:span text:style-name="T42"> objects</text:span></text:h>
        </text:list-item>
      </text:list>
      <text:h text:style-name="P315" text:outline-level="10">Table View</text:h>
      <text:p text:style-name="P217">TODO</text:p>
      <text:list xml:id="list8404162269408236459" text:style-name="L29">
        <text:list-item>
          <text:p text:style-name="P185">ex: jquery-tabl<text:bookmark text:name="h.6qlgccl764yf"/>e</text:p>
        </text:list-item>
      </text:list>
      <text:h text:style-name="P320" text:outline-level="10"><text:bookmark text:name="h.ahn8fu1jybmm"/>Timeline View</text:h>
      <text:p text:style-name="P217">TODO</text:p>
      <text:list xml:id="list3346321798661177078" text:style-name="L28">
        <text:list-item>
          <text:p text:style-name="P184">event labels, icons, colors</text:p>
        </text:list-item>
        <text:list-item>
          <text:p text:style-name="P184">category filters</text:p>
        </text:list-item>
        <text:list-item>
          <text:p text:style-name="P184">input: focus history</text:p>
        </text:list-item>
        <text:list-item>
          <text:p text:style-name="P184">demo: stock data</text:p>
        </text:list-item>
        <text:list-item>
          <text:p text:style-name="P149">demo: fukushima timeplot data</text:p>
        </text:list-item>
      </text:list>
      <text:p text:style-name="P284"/>
      <text:h text:style-name="Heading_20_1" text:outline-level="10">Themes</text:h>
      <text:p text:style-name="P214">A set of themes (including stylized web content) that makes the software appear as if it were a product developed by various “companies”. <text:s/>This not only pre-empts any intellectual property theft, but satirizes the fact that they should have already been harvesting intellectual property. <text:s/>The theme goes to the extent of completely emulating the work of a specific developer so as to confuse a user that it may have actually originated from there. <text:s/>It illustrates how a specific developer may have intended the product to be used, demonstrating the ubiquity and adaptability of the system. <text:s/>This leaves a user to wonder who actually developed the software, since it appears to have originated from any number of possible sources.</text:p>
      <text:list xml:id="list6888254145651426291" text:style-name="LS34">
        <text:list-header>
          <text:p text:style-name="P171"/>
        </text:list-header>
      </text:list>
      <text:p text:style-name="P118">Themes</text:p>
      <text:list xml:id="list5780696539259825920" text:style-name="L30">
        <text:list-item>
          <text:list>
            <text:list-item>
              <text:p text:style-name="P186">Bright</text:p>
              <text:list>
                <text:list-item>
                  <text:p text:style-name="P186">[Bright derivatives]</text:p>
                </text:list-item>
              </text:list>
            </text:list-item>
            <text:list-item>
              <text:p text:style-name="P186">Dark</text:p>
              <text:list>
                <text:list-item>
                  <text:p text:style-name="P119">[Dark derivatives]</text:p>
                </text:list-item>
              </text:list>
            </text:list-item>
          </text:list>
        </text:list-item>
      </text:list>
      <text:p text:style-name="P214"><text:span text:style-name="T60">TODO</text:span></text:p>
      <text:list xml:id="list2629224346792899299" text:style-name="LS59">
        <text:list-item>
          <text:p text:style-name="P179">Facebook</text:p>
        </text:list-item>
        <text:list-item>
          <text:p text:style-name="P179">Microsoft</text:p>
        </text:list-item>
        <text:list-item>
          <text:p text:style-name="P179">Apple</text:p>
        </text:list-item>
        <text:list-item>
          <text:p text:style-name="P179">Ubuntu</text:p>
        </text:list-item>
        <text:list-item>
          <text:p text:style-name="P179">Anonymous</text:p>
        </text:list-item>
        <text:list-item>
          <text:p text:style-name="P179">Whitehouse.gov</text:p>
        </text:list-item>
        <text:list-item>
          <text:p text:style-name="P179">CIA</text:p>
        </text:list-item>
        <text:list-item>
          <text:p text:style-name="P179">DARPA</text:p>
        </text:list-item>
        <text:list-item>
          <text:p text:style-name="P179">…</text:p>
        </text:list-item>
      </text:list>
      <text:p text:style-name="P214"/>
      <text:p text:style-name="P338"><text:span text:style-name="T32">“The Yes Men” Approach: </text:span><text:a xlink:type="simple" xlink:href="http://en.wikipedia.org/wiki/The_Yes_Men"><text:span text:style-name="T32">http</text:span></text:a><text:a xlink:type="simple" xlink:href="http://en.wikipedia.org/wiki/The_Yes_Men"><text:span text:style-name="T32">://</text:span></text:a><text:a xlink:type="simple" xlink:href="http://en.wikipedia.org/wiki/The_Yes_Men"><text:span text:style-name="T32">en</text:span></text:a><text:a xlink:type="simple" xlink:href="http://en.wikipedia.org/wiki/The_Yes_Men"><text:span text:style-name="T32">.</text:span></text:a><text:a xlink:type="simple" xlink:href="http://en.wikipedia.org/wiki/The_Yes_Men"><text:span text:style-name="T32">wikipedia</text:span></text:a><text:a xlink:type="simple" xlink:href="http://en.wikipedia.org/wiki/The_Yes_Men"><text:span text:style-name="T32">.</text:span></text:a><text:a xlink:type="simple" xlink:href="http://en.wikipedia.org/wiki/The_Yes_Men"><text:span text:style-name="T32">org</text:span></text:a><text:a xlink:type="simple" xlink:href="http://en.wikipedia.org/wiki/The_Yes_Men"><text:span text:style-name="T32">/</text:span></text:a><text:a xlink:type="simple" xlink:href="http://en.wikipedia.org/wiki/The_Yes_Men"><text:span text:style-name="T32">wiki</text:span></text:a><text:a xlink:type="simple" xlink:href="http://en.wikipedia.org/wiki/The_Yes_Men"><text:span text:style-name="T32">/</text:span></text:a><text:a xlink:type="simple" xlink:href="http://en.wikipedia.org/wiki/The_Yes_Men"><text:span text:style-name="T32">The</text:span></text:a><text:a xlink:type="simple" xlink:href="http://en.wikipedia.org/wiki/The_Yes_Men"><text:span text:style-name="T32">_</text:span></text:a><text:a xlink:type="simple" xlink:href="http://en.wikipedia.org/wiki/The_Yes_Men"><text:span text:style-name="T32">Yes</text:span></text:a><text:a xlink:type="simple" xlink:href="http://en.wikipedia.org/wiki/The_Yes_Men"><text:span text:style-name="T32">_</text:span></text:a><text:a xlink:type="simple" xlink:href="http://en.wikipedia.org/wiki/The_Yes_Men"><text:span text:style-name="T32">Men</text:span></text:a></text:p>
      <text:p text:style-name="Heading_20_1">Android <text:span text:style-name="T51">A</text:span>pp</text:p>
      <text:p text:style-name="P104">TODO</text:p>
      <text:list xml:id="list114920698761016" text:continue-list="list5653724281020734786" text:style-name="L9">
        <text:list-item>
          <text:h text:style-name="P148" text:outline-level="10">start with: github.com/automenta/curiosume_android -&gt; netention_andoid</text:h>
        </text:list-item>
        <text:list-item>
          <text:p text:style-name="P169">Wraps client functionality as an Android app enabling higher-frequency interaction and direct access to mobile device features such as Camera, GPS, Bluetooth, etc..</text:p>
        </text:list-item>
        <text:list-item>
          <text:p text:style-name="P169">A first version may simply consist of a WebView component linking to a remote web server’s page. <text:s/>Possibly with list of known servers to choose from on startup</text:p>
        </text:list-item>
        <text:list-item>
          <text:p text:style-name="P211">Curiosume Tasks (screens)</text:p>
        </text:list-item>
        <text:list-item>
          <text:p text:style-name="P169">Team</text:p>
          <text:list>
            <text:list-item>
              <text:p text:style-name="P169">combo box selection of known persons, including self</text:p>
            </text:list-item>
            <text:list-item>
              <text:p text:style-name="P169">display area of all tagged items.</text:p>
              <text:list>
                <text:list-item>
                  <text:p text:style-name="P169">if self, then they can be deleted, marked public/private</text:p>
                </text:list-item>
                <text:list-item>
                  <text:p text:style-name="P169">if self, can set location</text:p>
                </text:list-item>
              </text:list>
            </text:list-item>
          </text:list>
        </text:list-item>
        <text:list-item>
          <text:p text:style-name="P169">Browse</text:p>
          <text:list>
            <text:list-item>
              <text:p text:style-name="P169">wikitagger</text:p>
            </text:list-item>
            <text:list-item>
              <text:p text:style-name="P169">search box</text:p>
            </text:list-item>
          </text:list>
        </text:list-item>
        <text:list-item>
          <text:p text:style-name="P169">Match</text:p>
          <text:list>
            <text:list-item>
              <text:p text:style-name="P169">transmit (public components of) inventory to network or bluetooth or email</text:p>
            </text:list-item>
            <text:list-item>
              <text:h text:style-name="P150" text:outline-level="10"><text:span text:style-name="T65">receive matches</text:span></text:h>
            </text:list-item>
          </text:list>
        </text:list-item>
      </text:list>
      <text:h text:style-name="P319" text:outline-level="10"><text:bookmark text:name="h.w6weupxg4c8c"/>“<text:span text:style-name="T70">NO</text:span>bject” <text:span text:style-name="T70">Data Structure</text:span></text:h>
      <text:p text:style-name="P213">The most common serialization for Netention objects is JSON.</text:p>
      <text:p text:style-name="P213"/>
      <text:list xml:id="list4707664312847424536" text:style-name="L24">
        <text:list-item>
          <text:p text:style-name="P181">name</text:p>
        </text:list-item>
        <text:list-item>
          <text:p text:style-name="P181">description</text:p>
        </text:list-item>
        <text:list-item>
          <text:p text:style-name="P181">geolocation</text:p>
        </text:list-item>
        <text:list-item>
          <text:p text:style-name="P181">tags, tagStrength</text:p>
        </text:list-item>
        <text:list-item>
          <text:p text:style-name="P204">createdAt</text:p>
        </text:list-item>
        <text:list-item>
          <text:p text:style-name="P156">modifiedAt</text:p>
        </text:list-item>
        <text:list-item>
          <text:p text:style-name="P181">author</text:p>
        </text:list-item>
        <text:list-item>
          <text:p text:style-name="P181">replyTo</text:p>
        </text:list-item>
        <text:list-item>
          <text:p text:style-name="P181">deleted?</text:p>
        </text:list-item>
      </text:list>
      <text:p text:style-name="P213"/>
      <text:p text:style-name="P290">TODO</text:p>
      <text:list xml:id="list2271326666978997089" text:style-name="L23">
        <text:list-item>
          <text:p text:style-name="P180">revision history</text:p>
        </text:list-item>
        <text:list-item>
          <text:p text:style-name="P180">hidden?</text:p>
        </text:list-item>
      </text:list>
      <text:h text:style-name="P309" text:outline-level="10">Netention HTTP API</text:h>
      <text:p text:style-name="P213"><text:span text:style-name="T64">REST </text:span>HTTP <text:span text:style-name="T64">API </text:span>Object requests by URL designators / selectors / routes / paths</text:p>
      <text:p text:style-name="P2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3">What it Does</text:p>
          </table:table-cell>
          <table:table-cell table:style-name="Table3.A1" office:value-type="string">
            <text:p text:style-name="P243">What it Doesn’t (yet)</text:p>
          </table:table-cell>
        </table:table-row>
        <table:table-row>
          <table:table-cell table:style-name="Table3.A1" office:value-type="string">
            <text:p text:style-name="P46"><text:span text:style-name="T1">/object/</text:span><text:span text:style-name="T7">:uri</text:span><text:span text:style-name="T1">/json</text:span></text:p>
            <text:list xml:id="list5989092183352363275" text:style-name="LS16">
              <text:list-item>
                <text:p text:style-name="P25">the object (if any) with an ‘id’ value <text:s/>that is equivalent to the specified :uri; returns json hash</text:p>
              </text:list-item>
            </text:list>
            <text:p text:style-name="P38"/>
            <text:p text:style-name="P51"><text:span text:style-name="T1">/object/latest/</text:span><text:span text:style-name="T7">:num</text:span><text:span text:style-name="T1">/json</text:span></text:p>
            <text:list xml:id="list6013104503840058663" text:style-name="LS17">
              <text:list-item>
                <text:p text:style-name="P26">the most recent objects added to the database, up to as many as specified by :num; returns json hash</text:p>
              </text:list-item>
            </text:list>
            <text:p text:style-name="P38"/>
            <text:p text:style-name="P52">/attention</text:p>
            <text:list xml:id="list7412885859196898341" text:style-name="LS18">
              <text:list-item>
                <text:p text:style-name="P27">lists the tag counts of all objects on server</text:p>
              </text:list-item>
            </text:list>
            <text:p text:style-name="P38"/>
            <text:p text:style-name="P52">/tag/:tag/json</text:p>
            <text:list xml:id="list6722096924575819775" text:style-name="LS19">
              <text:list-item>
                <text:p text:style-name="P28">array of all objects of a given tag. <text:s/>tag can be a simple string tag or a comma-separated list of tags</text:p>
              </text:list-item>
            </text:list>
            <text:p text:style-name="P38"/>
            <text:p text:style-name="P52">/users/json</text:p>
            <text:list xml:id="list216062139215297238" text:style-name="LS20">
              <text:list-item>
                <text:p text:style-name="P29">all user profiles</text:p>
              </text:list-item>
            </text:list>
            <text:p text:style-name="P38"/>
            <text:p text:style-name="P52">/users/tag/rdf</text:p>
            <text:list xml:id="list3248020779101454346" text:style-name="LS21">
              <text:list-item>
                <text:p text:style-name="P30">rdf of all users self tags, one complete RDF graph with foaf:name strings</text:p>
              </text:list-item>
            </text:list>
            <text:p text:style-name="P38"/>
            <text:p text:style-name="P51"><text:span text:style-name="T1">/</text:span><text:span text:style-name="T2">ontology</text:span><text:span text:style-name="T1">/json</text:span></text:p>
            <text:list xml:id="list4319083772417111604" text:style-name="LS22">
              <text:list-item>
                <text:p text:style-name="P45"><text:span text:style-name="T1">entire server </text:span><text:span text:style-name="T2">ontology ( </text:span><text:span text:style-name="T1">tags &amp; properties </text:span><text:span text:style-name="T2">)</text:span></text:p>
              </text:list-item>
            </text:list>
            <text:p text:style-name="P38"/>
            <text:p text:style-name="P52">/wiki/search/:query</text:p>
            <text:list xml:id="list3790736470577177702" text:style-name="LS23">
              <text:list-item>
                <text:p text:style-name="P31">returns wikipedia HTML result for a given query</text:p>
              </text:list-item>
            </text:list>
            <text:p text:style-name="P38"/>
            <text:p text:style-name="P52">/wiki/:tag/html</text:p>
            <text:list xml:id="list7918461480436235907" text:style-name="LS24">
              <text:list-item>
                <text:p text:style-name="P32">returns wikipedia HTML result for a specific wikipage</text:p>
              </text:list-item>
            </text:list>
            <text:p text:style-name="P38"/>
            <text:p text:style-name="P52">/users/plan</text:p>
            <text:list xml:id="list1680252770883061888" text:style-name="LS25">
              <text:list-item>
                <text:p text:style-name="P33">JSON output of users plans (soon deprecated)</text:p>
              </text:list-item>
            </text:list>
            <text:p text:style-name="P40"/>
          </table:table-cell>
          <table:table-cell table:style-name="Table3.A1" office:value-type="string">
            <text:p text:style-name="P46"><text:span text:style-name="T1">/object/latest/</text:span><text:span text:style-name="T7">:tagID</text:span><text:span text:style-name="T1">/</text:span><text:span text:style-name="T7">:num</text:span><text:span text:style-name="T1">/json</text:span></text:p>
            <text:list xml:id="list5080185887204182877" text:style-name="LS26">
              <text:list-item>
                <text:p text:style-name="P34">Returns the most recent objects added to the database, each having at least one tag with an ‘id’ that is equivalent to :tagID, up to as many objects as specified by :num; returns json hash</text:p>
              </text:list-item>
            </text:list>
            <text:p text:style-name="P38"/>
            <text:p text:style-name="P51"><text:span text:style-name="T1">/object/near/</text:span><text:span text:style-name="T7">:lat</text:span><text:span text:style-name="T1">/</text:span><text:span text:style-name="T7">:lon</text:span><text:span text:style-name="T1">/</text:span><text:span text:style-name="T7">:rad</text:span><text:span text:style-name="T1">/json</text:span></text:p>
            <text:list xml:id="list270" text:style-name="LS26">
              <text:list-item>
                <text:p text:style-name="P34">Returns the objects nearest to the geo coordinates specified by :lat and :lon, with a maximum distance from these coordinates specified by :rad, up to as many objects as specified by :num; returns json hash</text:p>
              </text:list-item>
            </text:list>
            <text:p text:style-name="P38"/>
            <text:p text:style-name="P52">/user/:userid/skill/rdf</text:p>
            <text:list xml:id="list8746283002664016317" text:style-name="LS27">
              <text:list-item>
                <text:p text:style-name="P35">skill RDF graph</text:p>
              </text:list-item>
            </text:list>
            <text:p text:style-name="P38"/>
            <text:p text:style-name="P52">/user/:userid/json</text:p>
            <text:list xml:id="list3761494023795650389" text:style-name="LS28">
              <text:list-item>
                <text:p text:style-name="P36">all objects by author userid</text:p>
              </text:list-item>
            </text:list>
            <text:p text:style-name="P38"/>
            <text:p text:style-name="P52">/user/skill/rdf</text:p>
            <text:list xml:id="list1048128040107960509" text:style-name="LS29">
              <text:list-item>
                <text:p text:style-name="P37">all agent skills in RDF</text:p>
              </text:list-item>
            </text:list>
            <text:p text:style-name="P38"/>
            <text:p text:style-name="P52">/user/latest/:num/json</text:p>
            <text:list xml:id="list274" text:style-name="LS29">
              <text:list-item>
                <text:p text:style-name="P37">latest :num objects authored by by users</text:p>
              </text:list-item>
            </text:list>
            <text:p text:style-name="P24"/>
            <text:p text:style-name="P54">/wiki/:wikitags/links/rdf</text:p>
            <text:list xml:id="list630266407838725659" text:style-name="LS30">
              <text:list-item>
                <text:p text:style-name="P17">wikilink graph in RDF surround wikitags (separated by commas)</text:p>
                <text:p text:style-name="P114"/>
              </text:list-item>
            </text:list>
            <text:p text:style-name="P116"><text:span text:style-name="T58">Generate DOT file for offline viewing (ex: Gephi)</text:span></text:p>
            <text:list xml:id="list114919961311639" text:continue-numbering="true" text:style-name="LS30">
              <text:list-item>
                <text:p text:style-name="P123">/<text:span text:style-name="T49">graph/skills/dot</text:span></text:p>
              </text:list-item>
              <text:list-item>
                <text:p text:style-name="P123">/<text:span text:style-name="T49">graph/skills/[:parentcategories]/dot</text:span></text:p>
              </text:list-item>
              <text:list-item>
                <text:p text:style-name="P124">/<text:span text:style-name="T49">graph</text:span>/<text:span text:style-name="T49">Can,Need,Not/dot</text:span></text:p>
              </text:list-item>
            </text:list>
          </table:table-cell>
        </table:table-row>
      </table:table>
      <text:h text:style-name="P306" text:outline-level="10"><text:bookmark text:name="h.x879zxpyy1o2"/>RDF Mapping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2">RDF Literal Types</text:p>
          </table:table-cell>
          <table:table-cell table:style-name="Table4.A1" office:value-type="string">
            <text:p text:style-name="P42">Netention Data Values</text:p>
          </table:table-cell>
        </table:table-row>
        <table:table-row>
          <table:table-cell table:style-name="Table4.A1" office:value-type="string">
            <text:p text:style-name="P49"><text:span text:style-name="T25">"http://www.w3.org/2001/XMLSchema#integer"</text:span><text:span text:style-name="T26"> </text:span><text:span text:style-name="T27">||</text:span></text:p>
            <text:p text:style-name="P49"><text:span text:style-name="T25">"http://www.w3.org/2001/XMLSchema#decimal"</text:span><text:span text:style-name="T26"> </text:span><text:span text:style-name="T27">||</text:span></text:p>
            <text:p text:style-name="P49"><text:span text:style-name="T25">"http://www.w3.org/2001/XMLSchema#double"</text:span><text:span text:style-name="T26"> </text:span><text:span text:style-name="T27">||</text:span></text:p>
            <text:p text:style-name="P49"><text:span text:style-name="T25">"http://www.w3.org/2001/XMLSchema#nonPositiveInteger"</text:span><text:span text:style-name="T26"> </text:span><text:span text:style-name="T27">||</text:span></text:p>
            <text:p text:style-name="P49"><text:span text:style-name="T25">"http://www.w3.org/2001/XMLSchema#negativeInteger"</text:span><text:span text:style-name="T26"> </text:span><text:span text:style-name="T27">||</text:span></text:p>
            <text:p text:style-name="P49"><text:span text:style-name="T25">"http://www.w3.org/2001/XMLSchema#long"</text:span><text:span text:style-name="T26"> </text:span><text:span text:style-name="T27">||</text:span></text:p>
            <text:p text:style-name="P49"><text:span text:style-name="T25">"http://www.w3.org/2001/XMLSchema#int"</text:span><text:span text:style-name="T26"> </text:span><text:span text:style-name="T27">||</text:span></text:p>
            <text:p text:style-name="P49"><text:span text:style-name="T25">"http://www.w3.org/2001/XMLSchema#short"</text:span><text:span text:style-name="T26"> </text:span><text:span text:style-name="T27">||</text:span></text:p>
            <text:p text:style-name="P49"><text:span text:style-name="T25">"http://www.w3.org/2001/XMLSchema#byte"</text:span><text:span text:style-name="T26"> </text:span><text:span text:style-name="T27">||</text:span></text:p>
            <text:p text:style-name="P49"><text:span text:style-name="T25">"http://www.w3.org/2001/XMLSchema#nonNegativeInteger"</text:span><text:span text:style-name="T26"> </text:span><text:span text:style-name="T27">||</text:span></text:p>
            <text:p text:style-name="P49"><text:span text:style-name="T25">"http://www.w3.org/2001/XMLSchema#unsignedLong"</text:span><text:span text:style-name="T26"> </text:span><text:span text:style-name="T27">||</text:span></text:p>
            <text:p text:style-name="P49"><text:span text:style-name="T25">"http://www.w3.org/2001/XMLSchema#unsignedInt"</text:span><text:span text:style-name="T26"> </text:span><text:span text:style-name="T27">||</text:span></text:p>
            <text:p text:style-name="P49"><text:span text:style-name="T25">"http://www.w3.org/2001/XMLSchema#unsignedShort"</text:span><text:span text:style-name="T26"> </text:span><text:span text:style-name="T27">||</text:span></text:p>
            <text:p text:style-name="P49"><text:span text:style-name="T25">"http://www.w3.org/2001/XMLSchema#unsignedByte"</text:span><text:span text:style-name="T26"> </text:span><text:span text:style-name="T27">||</text:span></text:p>
            <text:p text:style-name="P49"><text:span text:style-name="T25">"http://www.w3.org/2001/XMLSchema#positiveInteger"</text:span><text:span text:style-name="T26"> ) {</text:span></text:p>
            <text:p text:style-name="P49"><text:span text:style-name="T25">"http://www.w3.org/2001/XMLSchema#boolean"</text:span><text:span text:style-name="T26">){</text:span></text:p>
            <text:p text:style-name="P49"><text:span text:style-name="T25">"http://www.w3.org/2001/XMLSchema#string"</text:span><text:span text:style-name="T26">){</text:span></text:p>
            <text:p text:style-name="P49"><text:span text:style-name="T25">"http://www.w3.org/2001/XMLSchema#dateTime"</text:span><text:span text:style-name="T26">){</text:span></text:p>
          </table:table-cell>
          <table:table-cell table:style-name="Table4.A1" office:value-type="string">
            <text:p text:style-name="P44">integer</text:p>
            <text:p text:style-name="P44">real</text:p>
            <text:p text:style-name="P44">boolean</text:p>
            <text:p text:style-name="P44">string</text:p>
            <text:p text:style-name="P44">url</text:p>
            <text:p text:style-name="P44">spacepoint</text:p>
            <text:p text:style-name="P44">timepoint</text:p>
            <text:p text:style-name="P44">timerange</text:p>
            <text:p text:style-name="P44">media</text:p>
            <text:p text:style-name="P44">...</text:p>
          </table:table-cell>
        </table:table-row>
      </table:table>
      <text:p text:style-name="P213"/>
      <text:p text:style-name="P213">see: https://github.com/antoniogarrote/rdfstore-js/blob/master/dist/rdf_interface_api/browser/rdf_interface_api.js</text:p>
      <text:p text:style-name="P213"/>
      <text:h text:style-name="P320" text:outline-level="10"><text:bookmark text:name="h.j7im06bt87g"/>Inter-Server Communication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3">What it Does</text:p>
          </table:table-cell>
          <table:table-cell table:style-name="Table5.A1" office:value-type="string">
            <text:p text:style-name="P243">What it Doesn’t (yet)</text:p>
          </table:table-cell>
        </table:table-row>
        <table:table-row>
          <table:table-cell table:style-name="Table5.A1" office:value-type="string">
            <text:p text:style-name="P247"/>
          </table:table-cell>
          <table:table-cell table:style-name="Table5.A1" office:value-type="string">
            <text:list xml:id="list1090859036811916840" text:style-name="LS32">
              <text:list-item>
                <text:p text:style-name="P249">Import and Export JSON dump</text:p>
              </text:list-item>
              <text:list-item>
                <text:p text:style-name="P254"><text:span text:style-name="T1">dht.js / </text:span><text:span text:style-name="T3">Bittorrent</text:span></text:p>
              </text:list-item>
              <text:list-item>
                <text:p text:style-name="P249">Telehash</text:p>
              </text:list-item>
              <text:list-item>
                <text:p text:style-name="P254"><text:span text:style-name="T1">Kademlia </text:span><text:span text:style-name="T11">Kadoh (Kademlia for node.js)</text:span></text:p>
              </text:list-item>
              <text:list-item>
                <text:p text:style-name="P251">Gnutella</text:p>
              </text:list-item>
              <text:list-item>
                <text:p text:style-name="P278">WASTE</text:p>
              </text:list-item>
              <text:list-item>
                <text:p text:style-name="P280">XMPP</text:p>
              </text:list-item>
            </text:list>
          </table:table-cell>
        </table:table-row>
      </table:table>
      <text:h text:style-name="P320" text:outline-level="10"><text:bookmark text:name="h.pi2xtqgacjcx"/><text:bookmark text:name="h.acm67hexqo1v"/>Remote URL Cache</text:h>
      <text:p text:style-name="P216">TODO</text:p>
      <text:list xml:id="list4950471742900639652" text:style-name="LS33">
        <text:list-item>
          <text:p text:style-name="P170">stores files</text:p>
        </text:list-item>
        <text:list-item>
          <text:p text:style-name="P170">unzips .zip, .kmz (and adjusts &lt;link&gt; url’s), etc..</text:p>
        </text:list-item>
        <text:list-item>
          <text:p text:style-name="P170">hosts on webserver as static content</text:p>
        </text:list-item>
        <text:list-item>
          <text:p text:style-name="P170">.gitignore’d</text:p>
        </text:list-item>
      </text:list>
      <text:p text:style-name="P213"/>
      <text:h text:style-name="P314" text:outline-level="10"><text:bookmark text:name="h.a886s3tvq5dg"/>Accessibility</text:h>
      <text:list xml:id="list5869753382349379252" text:style-name="LS35">
        <text:list-item>
          <text:p text:style-name="P257">Blind</text:p>
        </text:list-item>
        <text:list-item>
          <text:p text:style-name="P257">Deaf</text:p>
        </text:list-item>
        <text:list-item>
          <text:p text:style-name="P257">Pre-Symbolic / Non-Verbal / Gestural (Children, Paralyzed, Animals)</text:p>
        </text:list-item>
      </text:list>
      <text:p text:style-name="P288"/>
      <text:p text:style-name="P292"/>
      <text:p text:style-name="P212"><text:span text:style-name="T15"/></text:p>
      <text:p text:style-name="Heading_20_1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3">What it Does</text:p>
          </table:table-cell>
          <table:table-cell table:style-name="Table1.A1" office:value-type="string">
            <text:p text:style-name="P243">What it Doesn’t (yet)</text:p>
          </table:table-cell>
        </table:table-row>
        <table:table-row>
          <table:table-cell table:style-name="Table1.A1" office:value-type="string">
            <text:p text:style-name="P247">Installation Instructions</text:p>
            <text:list xml:id="list499476432171923753" text:style-name="LS8">
              <text:list-item>
                <text:p text:style-name="P244">Linux</text:p>
              </text:list-item>
            </text:list>
            <text:p text:style-name="P247"/>
            <text:p text:style-name="P247">Installation Videos</text:p>
          </table:table-cell>
          <table:table-cell table:style-name="Table1.A1" office:value-type="string">
            <text:p text:style-name="P250">Installation Instructions</text:p>
            <text:list xml:id="list6283063628889826275" text:style-name="LS9">
              <text:list-item>
                <text:p text:style-name="P248">Windows (partially ready)</text:p>
              </text:list-item>
              <text:list-item>
                <text:p text:style-name="P248">Android</text:p>
              </text:list-item>
              <text:list-item>
                <text:p text:style-name="P248">OSX</text:p>
              </text:list-item>
              <text:list-item>
                <text:p text:style-name="P248">AppFog</text:p>
              </text:list-item>
              <text:list-item>
                <text:p text:style-name="P248">Heroku</text:p>
              </text:list-item>
            </text:list>
            <text:p text:style-name="P250"/>
            <text:p text:style-name="P250">Documentation available from within Netention as statically provided objects</text:p>
          </table:table-cell>
        </table:table-row>
      </table:table>
      <text:list xml:id="list114919870452556" text:continue-list="list114920384075071" text:style-name="LS1">
        <text:list-item>
          <text:p text:style-name="P228"><text:span text:style-name="T23">E</text:span><text:span text:style-name="T21">xplain adaptive ontology system</text:span></text:p>
          <text:list>
            <text:list-item>
              <text:p text:style-name="P110"><text:span text:style-name="T21">Netention Intro </text:span>presentation: <text:a xlink:type="simple" xlink:href="https://docs.google.com/presentation/d/156YzIeH-eoYFl9nMzFxofQ55KVoksqusS0pYYL4WVaA/edit#slide=id.g10f9440fd_165">https</text:a><text:a xlink:type="simple" xlink:href="https://docs.google.com/presentation/d/156YzIeH-eoYFl9nMzFxofQ55KVoksqusS0pYYL4WVaA/edit#slide=id.g10f9440fd_165">://</text:a><text:a xlink:type="simple" xlink:href="https://docs.google.com/presentation/d/156YzIeH-eoYFl9nMzFxofQ55KVoksqusS0pYYL4WVaA/edit#slide=id.g10f9440fd_165">docs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oogle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com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presentation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d</text:a><text:a xlink:type="simple" xlink:href="https://docs.google.com/presentation/d/156YzIeH-eoYFl9nMzFxofQ55KVoksqusS0pYYL4WVaA/edit#slide=id.g10f9440fd_165">/156</text:a><text:a xlink:type="simple" xlink:href="https://docs.google.com/presentation/d/156YzIeH-eoYFl9nMzFxofQ55KVoksqusS0pYYL4WVaA/edit#slide=id.g10f9440fd_165">YzIeH</text:a><text:a xlink:type="simple" xlink:href="https://docs.google.com/presentation/d/156YzIeH-eoYFl9nMzFxofQ55KVoksqusS0pYYL4WVaA/edit#slide=id.g10f9440fd_165">-</text:a><text:a xlink:type="simple" xlink:href="https://docs.google.com/presentation/d/156YzIeH-eoYFl9nMzFxofQ55KVoksqusS0pYYL4WVaA/edit#slide=id.g10f9440fd_165">eoYFl</text:a><text:a xlink:type="simple" xlink:href="https://docs.google.com/presentation/d/156YzIeH-eoYFl9nMzFxofQ55KVoksqusS0pYYL4WVaA/edit#slide=id.g10f9440fd_165">9</text:a><text:a xlink:type="simple" xlink:href="https://docs.google.com/presentation/d/156YzIeH-eoYFl9nMzFxofQ55KVoksqusS0pYYL4WVaA/edit#slide=id.g10f9440fd_165">nMzFxofQ</text:a><text:a xlink:type="simple" xlink:href="https://docs.google.com/presentation/d/156YzIeH-eoYFl9nMzFxofQ55KVoksqusS0pYYL4WVaA/edit#slide=id.g10f9440fd_165">55</text:a><text:a xlink:type="simple" xlink:href="https://docs.google.com/presentation/d/156YzIeH-eoYFl9nMzFxofQ55KVoksqusS0pYYL4WVaA/edit#slide=id.g10f9440fd_165">KVoksqusS</text:a><text:a xlink:type="simple" xlink:href="https://docs.google.com/presentation/d/156YzIeH-eoYFl9nMzFxofQ55KVoksqusS0pYYL4WVaA/edit#slide=id.g10f9440fd_165">0</text:a><text:a xlink:type="simple" xlink:href="https://docs.google.com/presentation/d/156YzIeH-eoYFl9nMzFxofQ55KVoksqusS0pYYL4WVaA/edit#slide=id.g10f9440fd_165">pYYL</text:a><text:a xlink:type="simple" xlink:href="https://docs.google.com/presentation/d/156YzIeH-eoYFl9nMzFxofQ55KVoksqusS0pYYL4WVaA/edit#slide=id.g10f9440fd_165">4</text:a><text:a xlink:type="simple" xlink:href="https://docs.google.com/presentation/d/156YzIeH-eoYFl9nMzFxofQ55KVoksqusS0pYYL4WVaA/edit#slide=id.g10f9440fd_165">WVaA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edit</text:a><text:a xlink:type="simple" xlink:href="https://docs.google.com/presentation/d/156YzIeH-eoYFl9nMzFxofQ55KVoksqusS0pYYL4WVaA/edit#slide=id.g10f9440fd_165">#</text:a><text:a xlink:type="simple" xlink:href="https://docs.google.com/presentation/d/156YzIeH-eoYFl9nMzFxofQ55KVoksqusS0pYYL4WVaA/edit#slide=id.g10f9440fd_165">slide</text:a><text:a xlink:type="simple" xlink:href="https://docs.google.com/presentation/d/156YzIeH-eoYFl9nMzFxofQ55KVoksqusS0pYYL4WVaA/edit#slide=id.g10f9440fd_165">=</text:a><text:a xlink:type="simple" xlink:href="https://docs.google.com/presentation/d/156YzIeH-eoYFl9nMzFxofQ55KVoksqusS0pYYL4WVaA/edit#slide=id.g10f9440fd_165">id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</text:a><text:a xlink:type="simple" xlink:href="https://docs.google.com/presentation/d/156YzIeH-eoYFl9nMzFxofQ55KVoksqusS0pYYL4WVaA/edit#slide=id.g10f9440fd_165">10</text:a><text:a xlink:type="simple" xlink:href="https://docs.google.com/presentation/d/156YzIeH-eoYFl9nMzFxofQ55KVoksqusS0pYYL4WVaA/edit#slide=id.g10f9440fd_165">f</text:a><text:a xlink:type="simple" xlink:href="https://docs.google.com/presentation/d/156YzIeH-eoYFl9nMzFxofQ55KVoksqusS0pYYL4WVaA/edit#slide=id.g10f9440fd_165">9440</text:a><text:a xlink:type="simple" xlink:href="https://docs.google.com/presentation/d/156YzIeH-eoYFl9nMzFxofQ55KVoksqusS0pYYL4WVaA/edit#slide=id.g10f9440fd_165">fd</text:a><text:a xlink:type="simple" xlink:href="https://docs.google.com/presentation/d/156YzIeH-eoYFl9nMzFxofQ55KVoksqusS0pYYL4WVaA/edit#slide=id.g10f9440fd_165">_165</text:a></text:p>
            </text:list-item>
          </text:list>
        </text:list-item>
      </text:list>
      <text:p text:style-name="P241">Introduction </text:p>
      <text:p text:style-name="P13">v2: google presentation</text:p>
      <text:p text:style-name="P13"><text:a xlink:type="simple" xlink:href="https://docs.google.com/presentation/d/156YzIeH-eoYFl9nMzFxofQ55KVoksqusS0pYYL4WVaA/edit?usp=sharing">https</text:a><text:a xlink:type="simple" xlink:href="https://docs.google.com/presentation/d/156YzIeH-eoYFl9nMzFxofQ55KVoksqusS0pYYL4WVaA/edit?usp=sharing">://</text:a><text:a xlink:type="simple" xlink:href="https://docs.google.com/presentation/d/156YzIeH-eoYFl9nMzFxofQ55KVoksqusS0pYYL4WVaA/edit?usp=sharing">docs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google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com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presentation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d</text:a><text:a xlink:type="simple" xlink:href="https://docs.google.com/presentation/d/156YzIeH-eoYFl9nMzFxofQ55KVoksqusS0pYYL4WVaA/edit?usp=sharing">/156</text:a><text:a xlink:type="simple" xlink:href="https://docs.google.com/presentation/d/156YzIeH-eoYFl9nMzFxofQ55KVoksqusS0pYYL4WVaA/edit?usp=sharing">YzIeH</text:a><text:a xlink:type="simple" xlink:href="https://docs.google.com/presentation/d/156YzIeH-eoYFl9nMzFxofQ55KVoksqusS0pYYL4WVaA/edit?usp=sharing">-</text:a><text:a xlink:type="simple" xlink:href="https://docs.google.com/presentation/d/156YzIeH-eoYFl9nMzFxofQ55KVoksqusS0pYYL4WVaA/edit?usp=sharing">eoYFl</text:a><text:a xlink:type="simple" xlink:href="https://docs.google.com/presentation/d/156YzIeH-eoYFl9nMzFxofQ55KVoksqusS0pYYL4WVaA/edit?usp=sharing">9</text:a><text:a xlink:type="simple" xlink:href="https://docs.google.com/presentation/d/156YzIeH-eoYFl9nMzFxofQ55KVoksqusS0pYYL4WVaA/edit?usp=sharing">nMzFxofQ</text:a><text:a xlink:type="simple" xlink:href="https://docs.google.com/presentation/d/156YzIeH-eoYFl9nMzFxofQ55KVoksqusS0pYYL4WVaA/edit?usp=sharing">55</text:a><text:a xlink:type="simple" xlink:href="https://docs.google.com/presentation/d/156YzIeH-eoYFl9nMzFxofQ55KVoksqusS0pYYL4WVaA/edit?usp=sharing">KVoksqusS</text:a><text:a xlink:type="simple" xlink:href="https://docs.google.com/presentation/d/156YzIeH-eoYFl9nMzFxofQ55KVoksqusS0pYYL4WVaA/edit?usp=sharing">0</text:a><text:a xlink:type="simple" xlink:href="https://docs.google.com/presentation/d/156YzIeH-eoYFl9nMzFxofQ55KVoksqusS0pYYL4WVaA/edit?usp=sharing">pYYL</text:a><text:a xlink:type="simple" xlink:href="https://docs.google.com/presentation/d/156YzIeH-eoYFl9nMzFxofQ55KVoksqusS0pYYL4WVaA/edit?usp=sharing">4</text:a><text:a xlink:type="simple" xlink:href="https://docs.google.com/presentation/d/156YzIeH-eoYFl9nMzFxofQ55KVoksqusS0pYYL4WVaA/edit?usp=sharing">WVaA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edit</text:a><text:a xlink:type="simple" xlink:href="https://docs.google.com/presentation/d/156YzIeH-eoYFl9nMzFxofQ55KVoksqusS0pYYL4WVaA/edit?usp=sharing">?</text:a><text:a xlink:type="simple" xlink:href="https://docs.google.com/presentation/d/156YzIeH-eoYFl9nMzFxofQ55KVoksqusS0pYYL4WVaA/edit?usp=sharing">usp</text:a><text:a xlink:type="simple" xlink:href="https://docs.google.com/presentation/d/156YzIeH-eoYFl9nMzFxofQ55KVoksqusS0pYYL4WVaA/edit?usp=sharing">=</text:a><text:a xlink:type="simple" xlink:href="https://docs.google.com/presentation/d/156YzIeH-eoYFl9nMzFxofQ55KVoksqusS0pYYL4WVaA/edit?usp=sharing">sharing</text:a></text:p>
      <text:p text:style-name="P13">v1: (openoffice format)</text:p>
      <text:p text:style-name="P13">https://github.com/automenta/netentionjs2/blob/master/doc/netention_introduction.odp </text:p>
      <text:p text:style-name="P13">v0: https://docs.google.com/presentation/d/1CwGqrWFNpmfr98FICXL8UDD6TcvGjx_5lyZzrw1R9tA/edit#slide=id.i120</text:p>
      <text:p text:style-name="P13"/>
      <text:p text:style-name="P13">Global survival system (alternate, openoffice format)</text:p>
      <text:p text:style-name="P13"><text:a xlink:type="simple" xlink:href="https://github.com/automenta/netentionjs2/blob/master/doc/netention_global_survival_system.odp">https</text:a><text:a xlink:type="simple" xlink:href="https://github.com/automenta/netentionjs2/blob/master/doc/netention_global_survival_system.odp">://</text:a><text:a xlink:type="simple" xlink:href="https://github.com/automenta/netentionjs2/blob/master/doc/netention_global_survival_system.odp">github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com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automenta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js</text:a><text:a xlink:type="simple" xlink:href="https://github.com/automenta/netentionjs2/blob/master/doc/netention_global_survival_system.odp">2/</text:a><text:a xlink:type="simple" xlink:href="https://github.com/automenta/netentionjs2/blob/master/doc/netention_global_survival_system.odp">blob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master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doc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glob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urviv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ystem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odp</text:a></text:p>
      <text:p text:style-name="P14"/>
      <text:p text:style-name="P13">Netention applications: https://docs.google.com/presentation/d/1PwmiWFJ5l7sfk5k61dYk_ocgSo5qhGBQWYnCtyuWOTw/edit?usp=sharing</text:p>
      <text:p text:style-name="P13"/>
      <text:p text:style-name="P13">Netention NASA <text:a xlink:type="simple" xlink:href="https://docs.google.com/presentation/d/1C2mOIn_UvswXBIVZBwPY6B-qamrqMT94QfzI6s9DRyA/edit?usp=sharing">https</text:a><text:a xlink:type="simple" xlink:href="https://docs.google.com/presentation/d/1C2mOIn_UvswXBIVZBwPY6B-qamrqMT94QfzI6s9DRyA/edit?usp=sharing">://</text:a><text:a xlink:type="simple" xlink:href="https://docs.google.com/presentation/d/1C2mOIn_UvswXBIVZBwPY6B-qamrqMT94QfzI6s9DRyA/edit?usp=sharing">docs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google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com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presentation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d</text:a><text:a xlink:type="simple" xlink:href="https://docs.google.com/presentation/d/1C2mOIn_UvswXBIVZBwPY6B-qamrqMT94QfzI6s9DRyA/edit?usp=sharing">/1</text:a><text:a xlink:type="simple" xlink:href="https://docs.google.com/presentation/d/1C2mOIn_UvswXBIVZBwPY6B-qamrqMT94QfzI6s9DRyA/edit?usp=sharing">C</text:a><text:a xlink:type="simple" xlink:href="https://docs.google.com/presentation/d/1C2mOIn_UvswXBIVZBwPY6B-qamrqMT94QfzI6s9DRyA/edit?usp=sharing">2</text:a><text:a xlink:type="simple" xlink:href="https://docs.google.com/presentation/d/1C2mOIn_UvswXBIVZBwPY6B-qamrqMT94QfzI6s9DRyA/edit?usp=sharing">mOIn</text:a><text:a xlink:type="simple" xlink:href="https://docs.google.com/presentation/d/1C2mOIn_UvswXBIVZBwPY6B-qamrqMT94QfzI6s9DRyA/edit?usp=sharing">_</text:a><text:a xlink:type="simple" xlink:href="https://docs.google.com/presentation/d/1C2mOIn_UvswXBIVZBwPY6B-qamrqMT94QfzI6s9DRyA/edit?usp=sharing">UvswXBIVZBwPY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B</text:a><text:a xlink:type="simple" xlink:href="https://docs.google.com/presentation/d/1C2mOIn_UvswXBIVZBwPY6B-qamrqMT94QfzI6s9DRyA/edit?usp=sharing">-</text:a><text:a xlink:type="simple" xlink:href="https://docs.google.com/presentation/d/1C2mOIn_UvswXBIVZBwPY6B-qamrqMT94QfzI6s9DRyA/edit?usp=sharing">qamrqMT</text:a><text:a xlink:type="simple" xlink:href="https://docs.google.com/presentation/d/1C2mOIn_UvswXBIVZBwPY6B-qamrqMT94QfzI6s9DRyA/edit?usp=sharing">94</text:a><text:a xlink:type="simple" xlink:href="https://docs.google.com/presentation/d/1C2mOIn_UvswXBIVZBwPY6B-qamrqMT94QfzI6s9DRyA/edit?usp=sharing">QfzI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s</text:a><text:a xlink:type="simple" xlink:href="https://docs.google.com/presentation/d/1C2mOIn_UvswXBIVZBwPY6B-qamrqMT94QfzI6s9DRyA/edit?usp=sharing">9</text:a><text:a xlink:type="simple" xlink:href="https://docs.google.com/presentation/d/1C2mOIn_UvswXBIVZBwPY6B-qamrqMT94QfzI6s9DRyA/edit?usp=sharing">DRyA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edit</text:a><text:a xlink:type="simple" xlink:href="https://docs.google.com/presentation/d/1C2mOIn_UvswXBIVZBwPY6B-qamrqMT94QfzI6s9DRyA/edit?usp=sharing">?</text:a><text:a xlink:type="simple" xlink:href="https://docs.google.com/presentation/d/1C2mOIn_UvswXBIVZBwPY6B-qamrqMT94QfzI6s9DRyA/edit?usp=sharing">usp</text:a><text:a xlink:type="simple" xlink:href="https://docs.google.com/presentation/d/1C2mOIn_UvswXBIVZBwPY6B-qamrqMT94QfzI6s9DRyA/edit?usp=sharing">=</text:a><text:a xlink:type="simple" xlink:href="https://docs.google.com/presentation/d/1C2mOIn_UvswXBIVZBwPY6B-qamrqMT94QfzI6s9DRyA/edit?usp=sharing">sharing</text:a></text:p>
      <text:p text:style-name="P13"/>
      <text:p text:style-name="P13">Semantic Business Intelligence</text:p>
      <text:p text:style-name="P13">https://docs.google.com/presentation/d/17LQVk5b3sSTVOttgBhI8EEseb_kicLJMQq-BlDtNwNo/edit?usp=sharing </text:p>
      <text:p text:style-name="P13"/>
      <text:p text:style-name="P13">Netention Neighborhood</text:p>
      <text:p text:style-name="P13">https://docs.google.com/presentation/d/12CqfvbSfnI5dWccktxjBNeGZS6_tZAvRzhUdB-1kdXg/edit?usp=sharing </text:p>
      <text:p text:style-name="P13"/>
      <text:p text:style-name="P13">Ouishare</text:p>
      <text:p text:style-name="P13">https://docs.google.com/presentation/d/1aT7PdK54zL70P-MlZuxgQ6ASYg6pdxn6_Fcc9AIwIKM/edit?usp=sharing </text:p>
      <text:p text:style-name="P13"/>
      <text:p text:style-name="P13">Global suvival system</text:p>
      <text:p text:style-name="P13">https://docs.google.com/presentation/d/12SYeqG2CmQbt8A76Z8r0PVYHja3Ju1oV3AFbQFq_zdc/edit?usp=sharing </text:p>
      <text:p text:style-name="P13"/>
      <text:p text:style-name="P13">Naked Mind Protocol</text:p>
      <text:p text:style-name="P13">https://docs.google.com/presentation/d/1Q98meEH7ojKp1KIHKK-Q0nVhIJAYb2FgD5L6X46oya0/edit?usp=sharing</text:p>
      <text:p text:style-name="P15"/>
      <text:list xml:id="list114920448399947" text:continue-list="list71" text:style-name="LS1">
        <text:list-item>
          <text:list>
            <text:list-item>
              <text:list>
                <text:list-item>
                  <text:p text:style-name="P194">integrate original introduction to slides somewhere after slide #8</text:p>
                </text:list-item>
              </text:list>
            </text:list-item>
            <text:list-item>
              <text:p text:style-name="P166"><text:span text:style-name="T21">Netention Theory </text:span>presentation</text:p>
            </text:list-item>
            <text:list-item>
              <text:p text:style-name="P166"><text:span text:style-name="T21">Netention Systems </text:span>presentation</text:p>
            </text:list-item>
            <text:list-item>
              <text:p text:style-name="P166"><text:span text:style-name="T21">Netention Growth </text:span>presentation</text:p>
              <text:list>
                <text:list-item>
                  <text:p text:style-name="P194">crowdfunding</text:p>
                </text:list-item>
              </text:list>
            </text:list-item>
            <text:list-item>
              <text:p text:style-name="P166">earth beacon protocol presentation</text:p>
              <text:list>
                <text:list-item>
                  <text:p text:style-name="P151">integrate features of DisclosureProject ET Contact App</text:p>
                </text:list-item>
                <text:list-item>
                  <text:p text:style-name="P151">include CB/HAM radio</text:p>
                </text:list-item>
              </text:list>
            </text:list-item>
            <text:list-item>
              <text:p text:style-name="P166">avatar soundboard / video remix presentation</text:p>
              <text:list>
                <text:list-item>
                  <text:p text:style-name="P166">personal agents</text:p>
                </text:list-item>
                <text:list-item>
                  <text:p text:style-name="P166">artificial art</text:p>
                </text:list-item>
                <text:list-item>
                  <text:p text:style-name="P166">education entertainment (adhd)</text:p>
                </text:list-item>
              </text:list>
            </text:list-item>
            <text:list-item>
              <text:p text:style-name="P166">federated cyber militia presentation (w/ eric’s organization patterns)</text:p>
              <text:list>
                <text:list-item>
                  <text:p text:style-name="P166"><text:a xlink:type="simple" xlink:href="http://www.scribd.com/doc/170284138/Trade-and-Law-Matrix">http</text:a><text:a xlink:type="simple" xlink:href="http://www.scribd.com/doc/170284138/Trade-and-Law-Matrix">://</text:a><text:a xlink:type="simple" xlink:href="http://www.scribd.com/doc/170284138/Trade-and-Law-Matrix">www</text:a><text:a xlink:type="simple" xlink:href="http://www.scribd.com/doc/170284138/Trade-and-Law-Matrix">.</text:a><text:a xlink:type="simple" xlink:href="http://www.scribd.com/doc/170284138/Trade-and-Law-Matrix">scribd</text:a><text:a xlink:type="simple" xlink:href="http://www.scribd.com/doc/170284138/Trade-and-Law-Matrix">.</text:a><text:a xlink:type="simple" xlink:href="http://www.scribd.com/doc/170284138/Trade-and-Law-Matrix">com</text:a><text:a xlink:type="simple" xlink:href="http://www.scribd.com/doc/170284138/Trade-and-Law-Matrix">/</text:a><text:a xlink:type="simple" xlink:href="http://www.scribd.com/doc/170284138/Trade-and-Law-Matrix">doc</text:a><text:a xlink:type="simple" xlink:href="http://www.scribd.com/doc/170284138/Trade-and-Law-Matrix">/170284138/</text:a><text:a xlink:type="simple" xlink:href="http://www.scribd.com/doc/170284138/Trade-and-Law-Matrix">Trade</text:a><text:a xlink:type="simple" xlink:href="http://www.scribd.com/doc/170284138/Trade-and-Law-Matrix">-</text:a><text:a xlink:type="simple" xlink:href="http://www.scribd.com/doc/170284138/Trade-and-Law-Matrix">and</text:a><text:a xlink:type="simple" xlink:href="http://www.scribd.com/doc/170284138/Trade-and-Law-Matrix">-</text:a><text:a xlink:type="simple" xlink:href="http://www.scribd.com/doc/170284138/Trade-and-Law-Matrix">Law</text:a><text:a xlink:type="simple" xlink:href="http://www.scribd.com/doc/170284138/Trade-and-Law-Matrix">-</text:a><text:a xlink:type="simple" xlink:href="http://www.scribd.com/doc/170284138/Trade-and-Law-Matrix">Matrix</text:a></text:p>
                </text:list-item>
                <text:list-item>
                  <text:p text:style-name="P166"><text:a xlink:type="simple" xlink:href="http://buildfreedom.com/tl/tl07a.shtml">http</text:a><text:a xlink:type="simple" xlink:href="http://buildfreedom.com/tl/tl07a.shtml">://</text:a><text:a xlink:type="simple" xlink:href="http://buildfreedom.com/tl/tl07a.shtml">buildfreedom</text:a><text:a xlink:type="simple" xlink:href="http://buildfreedom.com/tl/tl07a.shtml">.</text:a><text:a xlink:type="simple" xlink:href="http://buildfreedom.com/tl/tl07a.shtml">com</text:a><text:a xlink:type="simple" xlink:href="http://buildfreedom.com/tl/tl07a.shtml">/</text:a><text:a xlink:type="simple" xlink:href="http://buildfreedom.com/tl/tl07a.shtml">tl</text:a><text:a xlink:type="simple" xlink:href="http://buildfreedom.com/tl/tl07a.shtml">/</text:a><text:a xlink:type="simple" xlink:href="http://buildfreedom.com/tl/tl07a.shtml">tl</text:a><text:a xlink:type="simple" xlink:href="http://buildfreedom.com/tl/tl07a.shtml">07</text:a><text:a xlink:type="simple" xlink:href="http://buildfreedom.com/tl/tl07a.shtml">a</text:a><text:a xlink:type="simple" xlink:href="http://buildfreedom.com/tl/tl07a.shtml">.</text:a><text:a xlink:type="simple" xlink:href="http://buildfreedom.com/tl/tl07a.shtml">shtml</text:a></text:p>
                </text:list-item>
                <text:list-item>
                  <text:p text:style-name="P166"><text:a xlink:type="simple" xlink:href="https://github.com/automenta/reasonable_policy">https</text:a><text:a xlink:type="simple" xlink:href="https://github.com/automenta/reasonable_policy">://</text:a><text:a xlink:type="simple" xlink:href="https://github.com/automenta/reasonable_policy">github</text:a><text:a xlink:type="simple" xlink:href="https://github.com/automenta/reasonable_policy">.</text:a><text:a xlink:type="simple" xlink:href="https://github.com/automenta/reasonable_policy">com</text:a><text:a xlink:type="simple" xlink:href="https://github.com/automenta/reasonable_policy">/</text:a><text:a xlink:type="simple" xlink:href="https://github.com/automenta/reasonable_policy">automenta</text:a><text:a xlink:type="simple" xlink:href="https://github.com/automenta/reasonable_policy">/</text:a><text:a xlink:type="simple" xlink:href="https://github.com/automenta/reasonable_policy">reasonable</text:a><text:a xlink:type="simple" xlink:href="https://github.com/automenta/reasonable_policy">_</text:a><text:a xlink:type="simple" xlink:href="https://github.com/automenta/reasonable_policy">policy</text:a></text:p>
                </text:list-item>
                <text:list-item>
                  <text:p text:style-name="P166">first earth battalion</text:p>
                </text:list-item>
              </text:list>
            </text:list-item>
            <text:list-item>
              <text:h text:style-name="P147" text:outline-level="10">biosphere / noosphere optimization presentation</text:h>
            </text:list-item>
          </text:list>
        </text:list-item>
      </text:list>
      <text:h text:style-name="P303" text:outline-level="10"/>
      <text:h text:style-name="P313" text:outline-level="10"/>
      <text:h text:style-name="P311" text:outline-level="10"><text:bookmark text:name="h.f7sg7t9yg0qh"/><text:bookmark text:name="h.mmml1pxn2ui7"/>Client Memory</text:h>
      <text:list xml:id="list506390345165499455" text:style-name="LS36">
        <text:list-item>
          <text:p text:style-name="P172">Stores objects as indexed keys.</text:p>
          <text:list>
            <text:list-item>
              <text:p text:style-name="P172">Limited to localStorage quota which is quite small</text:p>
            </text:list-item>
          </text:list>
        </text:list-item>
      </text:list>
      <text:p text:style-name="P1"/>
      <text:p text:style-name="P2">TODO</text:p>
      <text:list xml:id="list327" text:style-name="LS13">
        <text:list-item>
          <text:p text:style-name="P267">indexedDB support - enables larger client-side datastore</text:p>
          <text:list>
            <text:list-item>
              <text:p text:style-name="P267">with WARNING when quota may be near exceeded</text:p>
            </text:list-item>
          </text:list>
        </text:list-item>
        <text:list-item>
          <text:p text:style-name="P256">attention vector : map&lt;object,interest&gt;</text:p>
        </text:list-item>
        <text:list-item>
          <text:p text:style-name="P256">forgetting: keeps total # of objects in server and client within range (ex: &lt; 10k) based on attention</text:p>
        </text:list-item>
        <text:list-item>
          <text:p text:style-name="P256">spreading</text:p>
        </text:list-item>
        <text:list-item>
          <text:p text:style-name="P256">importance classifier: classifies incoming objects according to its features to predict the user’s interest in it (0..1.0)</text:p>
          <text:list>
            <text:list-item>
              <text:p text:style-name="P256">author, age, etc..</text:p>
            </text:list-item>
            <text:list-item>
              <text:p text:style-name="P256">use an encog component to automatically learn user’s classification parameters</text:p>
            </text:list-item>
            <text:list-item>
              <text:p text:style-name="P256">this is analogous to google’s important inbox feature</text:p>
            </text:list-item>
          </text:list>
        </text:list-item>
      </text:list>
      <text:h text:style-name="P307" text:outline-level="10"/>
      <text:p text:style-name="P11"/>
      <text:h text:style-name="P331" text:outline-level="10"><text:bookmark text:name="h.x3cy6cj05bsq"/>Deprecated Focuses</text:h>
      <text:h text:style-name="P335" text:outline-level="10"><text:bookmark text:name="h.xgv3tekhdy36"/>Tag Focus </text:h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268">What it Does</text:p>
          </table:table-cell>
          <table:table-cell table:style-name="Table15.A1" office:value-type="string">
            <text:p text:style-name="P268">What it Doesn’t (yet)</text:p>
          </table:table-cell>
        </table:table-row>
        <table:table-row>
          <table:table-cell table:style-name="Table15.A1" office:value-type="string">
            <text:p text:style-name="P269">Dynamically filter by tags (checkboxes)</text:p>
          </table:table-cell>
          <table:table-cell table:style-name="Table15.A1" office:value-type="string">
            <text:list xml:id="list401" text:style-name="LS13">
              <text:list-item>
                <text:p text:style-name="P270">highlight currently selected tag(s)</text:p>
              </text:list-item>
              <text:list-item>
                <text:p text:style-name="P270">allow multiple tag selection</text:p>
              </text:list-item>
              <text:list-item>
                <text:p text:style-name="P270">allow strength-based tag selection</text:p>
              </text:list-item>
              <text:list-item>
                <text:p text:style-name="P270">order by most tags</text:p>
              </text:list-item>
              <text:list-item>
                <text:p text:style-name="P270">show other information about each tag, live update where necessary</text:p>
              </text:list-item>
              <text:list-item>
                <text:p text:style-name="P253"><text:span text:style-name="T28">alternate </text:span><text:a xlink:type="simple" xlink:href="http://mbostock.github.com/d3/talk/20111018/tree.html">“</text:a><text:a xlink:type="simple" xlink:href="http://mbostock.github.com/d3/talk/20111018/tree.html">tree</text:a><text:a xlink:type="simple" xlink:href="http://mbostock.github.com/d3/talk/20111018/tree.html">” </text:a><text:span text:style-name="T28">views:</text:span></text:p>
                <text:list>
                  <text:list-item>
                    <text:p text:style-name="P253"><text:a xlink:type="simple" xlink:href="http://mbostock.github.com/d3/talk/20111018/tree.html">http</text:a><text:a xlink:type="simple" xlink:href="http://mbostock.github.com/d3/talk/20111018/tree.html">://</text:a><text:a xlink:type="simple" xlink:href="http://mbostock.github.com/d3/talk/20111018/tree.html">mbostock</text:a><text:a xlink:type="simple" xlink:href="http://mbostock.github.com/d3/talk/20111018/tree.html">.</text:a><text:a xlink:type="simple" xlink:href="http://mbostock.github.com/d3/talk/20111018/tree.html">github</text:a><text:a xlink:type="simple" xlink:href="http://mbostock.github.com/d3/talk/20111018/tree.html">.</text:a><text:a xlink:type="simple" xlink:href="http://mbostock.github.com/d3/talk/20111018/tree.html">com</text:a><text:a xlink:type="simple" xlink:href="http://mbostock.github.com/d3/talk/20111018/tree.html">/</text:a><text:a xlink:type="simple" xlink:href="http://mbostock.github.com/d3/talk/20111018/tree.html">d</text:a><text:a xlink:type="simple" xlink:href="http://mbostock.github.com/d3/talk/20111018/tree.html">3/</text:a><text:a xlink:type="simple" xlink:href="http://mbostock.github.com/d3/talk/20111018/tree.html">talk</text:a><text:a xlink:type="simple" xlink:href="http://mbostock.github.com/d3/talk/20111018/tree.html">/20111018/</text:a><text:a xlink:type="simple" xlink:href="http://mbostock.github.com/d3/talk/20111018/tree.html">tree</text:a><text:a xlink:type="simple" xlink:href="http://mbostock.github.com/d3/talk/20111018/tree.html">.</text:a><text:a xlink:type="simple" xlink:href="http://mbostock.github.com/d3/talk/20111018/tree.html">html</text:a></text:p>
                  </text:list-item>
                  <text:list-item>
                    <text:p text:style-name="P253"><text:a xlink:type="simple" xlink:href="http://mbostock.github.com/d3/talk/20111116/pack-hierarchy.html">http</text:a><text:a xlink:type="simple" xlink:href="http://mbostock.github.com/d3/talk/20111116/pack-hierarchy.html">://</text:a><text:a xlink:type="simple" xlink:href="http://mbostock.github.com/d3/talk/20111116/pack-hierarchy.html">mbostock</text:a><text:a xlink:type="simple" xlink:href="http://mbostock.github.com/d3/talk/20111116/pack-hierarchy.html">.</text:a><text:a xlink:type="simple" xlink:href="http://mbostock.github.com/d3/talk/20111116/pack-hierarchy.html">github</text:a><text:a xlink:type="simple" xlink:href="http://mbostock.github.com/d3/talk/20111116/pack-hierarchy.html">.</text:a><text:a xlink:type="simple" xlink:href="http://mbostock.github.com/d3/talk/20111116/pack-hierarchy.html">com</text:a><text:a xlink:type="simple" xlink:href="http://mbostock.github.com/d3/talk/20111116/pack-hierarchy.html">/</text:a><text:a xlink:type="simple" xlink:href="http://mbostock.github.com/d3/talk/20111116/pack-hierarchy.html">d</text:a><text:a xlink:type="simple" xlink:href="http://mbostock.github.com/d3/talk/20111116/pack-hierarchy.html">3/</text:a><text:a xlink:type="simple" xlink:href="http://mbostock.github.com/d3/talk/20111116/pack-hierarchy.html">talk</text:a><text:a xlink:type="simple" xlink:href="http://mbostock.github.com/d3/talk/20111116/pack-hierarchy.html">/20111116/</text:a><text:a xlink:type="simple" xlink:href="http://mbostock.github.com/d3/talk/20111116/pack-hierarchy.html">pack</text:a><text:a xlink:type="simple" xlink:href="http://mbostock.github.com/d3/talk/20111116/pack-hierarchy.html">-</text:a><text:a xlink:type="simple" xlink:href="http://mbostock.github.com/d3/talk/20111116/pack-hierarchy.html">hierarchy</text:a><text:a xlink:type="simple" xlink:href="http://mbostock.github.com/d3/talk/20111116/pack-hierarchy.html">.</text:a><text:a xlink:type="simple" xlink:href="http://mbostock.github.com/d3/talk/20111116/pack-hierarchy.html">html</text:a></text:p>
                  </text:list-item>
                </text:list>
              </text:list-item>
            </text:list>
          </table:table-cell>
        </table:table-row>
      </table:table>
      <text:h text:style-name="P313" text:outline-level="10"><text:bookmark text:name="h.s7n5aqjpud95"/></text:h>
      <text:h text:style-name="P313" text:outline-level="10"><text:bookmark text:name="h.jw15k9k3fsa7"/>Favorite Tagger</text:h>
      <text:p text:style-name="P2">TODO</text:p>
      <text:list xml:id="list791774992569050609" text:style-name="LS45">
        <text:list-item>
          <text:p text:style-name="P175">Show added favorites</text:p>
        </text:list-item>
      </text:list>
      <text:h text:style-name="P304" text:outline-level="10"><text:bookmark text:name="h.hxyi8iclvbjx"/>Emotion Tagger</text:h>
      <text:p text:style-name="P1">Displays emotion chart and allows creation of an emotion state vector.</text:p>
      <text:p text:style-name="P1"/>
      <text:p text:style-name="P2">TODO</text:p>
      <text:list xml:id="list3585285460744761187" text:style-name="LS46">
        <text:list-item>
          <text:p text:style-name="P176">quick publish current emotion (button)</text:p>
        </text:list-item>
      </text:list>
      <text:h text:style-name="P313" text:outline-level="10"><text:bookmark text:name="h.e0k9y4n8cgyw"/>Other Taggers</text:h>
      <text:p text:style-name="P2">TODO</text:p>
      <text:list xml:id="list411" text:style-name="LS13">
        <text:list-item>
          <text:p text:style-name="P256"><text:a xlink:type="simple" xlink:href="http://mousesearch3d.com/">http</text:a><text:a xlink:type="simple" xlink:href="http://mousesearch3d.com/">://</text:a><text:a xlink:type="simple" xlink:href="http://mousesearch3d.com/">mousesearch</text:a><text:a xlink:type="simple" xlink:href="http://mousesearch3d.com/">3</text:a><text:a xlink:type="simple" xlink:href="http://mousesearch3d.com/">d</text:a><text:a xlink:type="simple" xlink:href="http://mousesearch3d.com/">.</text:a><text:a xlink:type="simple" xlink:href="http://mousesearch3d.com/">com</text:a><text:a xlink:type="simple" xlink:href="http://mousesearch3d.com/">/</text:a></text:p>
        </text:list-item>
        <text:list-item>
          <text:p text:style-name="P256">ivan’s circle menu</text:p>
        </text:list-item>
        <text:list-item>
          <text:p text:style-name="P256">metamaps spinning carousel menu</text:p>
        </text:list-item>
        <text:list-item>
          <text:p text:style-name="P272">Dashboard/Home screen</text:p>
        </text:list-item>
      </text:list>
      <text:h text:style-name="P312" text:outline-level="10"/>
      <text:h text:style-name="P313" text:outline-level="10"><text:bookmark text:name="h.r8m7vi6s1sfs"/>Focus Keyword</text:h>
      <text:p text:style-name="P6"><text:span text:style-name="T15">TODO</text:span> Filtering by keyword.</text:p>
      <text:h text:style-name="P304" text:outline-level="10"><text:bookmark text:name="h.k1jvsv5q5trx"/><office:annotation><dc:date>0000-00-00T00:00:00</dc:date><text:p text:style-name="P340"><text:span text:style-name="T1">Dorotea Mar:</text:span></text:p><text:p text:style-name="P340"><text:span text:style-name="T1">i like the name :) maybe let's put some examples, also for the needs tagger</text:span></text:p></office:annotation>Human Body Tagger</text:h>
      <text:h text:style-name="P313" text:outline-level="10"><text:bookmark text:name="h.aac4785y2hq4"/>Needs Tagger</text:h>
      <text:h text:style-name="P311" text:outline-level="10"><text:bookmark text:name="h.ttrlqfxiy928"/><text:bookmark text:name="h.2c74luo8gpyj"/>Home View</text:h>
      <text:p text:style-name="P2">TODO</text:p>
      <text:list xml:id="list418" text:style-name="LS13">
        <text:list-item>
          <text:p text:style-name="P256">includes map, recent items, and stats</text:p>
        </text:list-item>
        <text:list-item>
          <text:p text:style-name="P256">requests fullsize</text:p>
        </text:list-item>
      </text:list>
      <text:h text:style-name="P311" text:outline-level="10"><text:bookmark text:name="h.jo9fzqnx04h3"/>Cortexit View</text:h>
      <text:p text:style-name="P1"><text:a xlink:type="simple" xlink:href="https://github.com/automenta/cortexitweb">https</text:a><text:a xlink:type="simple" xlink:href="https://github.com/automenta/cortexitweb">://</text:a><text:a xlink:type="simple" xlink:href="https://github.com/automenta/cortexitweb">github</text:a><text:a xlink:type="simple" xlink:href="https://github.com/automenta/cortexitweb">.</text:a><text:a xlink:type="simple" xlink:href="https://github.com/automenta/cortexitweb">com</text:a><text:a xlink:type="simple" xlink:href="https://github.com/automenta/cortexitweb">/</text:a><text:a xlink:type="simple" xlink:href="https://github.com/automenta/cortexitweb">automenta</text:a><text:a xlink:type="simple" xlink:href="https://github.com/automenta/cortexitweb">/</text:a><text:a xlink:type="simple" xlink:href="https://github.com/automenta/cortexitweb">cortexitweb</text:a></text:p>
      <text:p text:style-name="P233">“Disperse large paragraphs of text, where words seem to blend together, into easily digestible chunks.<text:line-break/> * In large fonts, filling the screen<text:line-break/> * Fluid navigation<text:line-break/> * Read at your own pace<text:line-break/> * Focus on one sentence or word at a time.<text:line-break/> * Helps those with ADD, Dyslexia, and Vision problems<text:line-break/><text:line-break/>Now you can adjust, and maybe improve the rate and quality of how you absorb information.<text:line-break/><text:line-break/>You are no longer at the mercy of web designers and authors that insist on writing impenetrably dense paragraphs in small fonts.”</text:p>
      <text:p text:style-name="P7"/>
      <text:p text:style-name="P2">TODO</text:p>
      <text:list xml:id="list263225437808563550" text:style-name="LS47">
        <text:list-item>
          <text:p text:style-name="P258">jQuery plugin, with demonstrated multi-instantiability on single document OK</text:p>
        </text:list-item>
        <text:list-item>
          <text:p text:style-name="P258">Sentencizing OK</text:p>
        </text:list-item>
        <text:list-item>
          <text:p text:style-name="P258">Text-to-speech</text:p>
        </text:list-item>
        <text:list-item>
          <text:p text:style-name="P258">Preserve links and images in frames</text:p>
        </text:list-item>
        <text:list-item>
          <text:p text:style-name="P258">Image Search</text:p>
        </text:list-item>
        <text:list-item>
          <text:p text:style-name="P258">Add current sentence to attention set (as # anchor to the base page URL)</text:p>
        </text:list-item>
        <text:list-item>
          <text:p text:style-name="P177">jQuery Mobile Dragging for next/prev and font-size</text:p>
        </text:list-item>
      </text:list>
      <text:list xml:id="list7063661282797275788" text:style-name="LS48">
        <text:list-item>
          <text:p text:style-name="P259">Rapid presentation mode: “Neuro Download”</text:p>
        </text:list-item>
      </text:list>
      <text:p text:style-name="P10"><text:bookmark text:name="h.os3nowd9a4kh"/></text:p>
      <text:h text:style-name="P310" text:outline-level="10"><text:bookmark text:name="h.7x7x2o6lhotb"/>Server Plugins</text:h>
      <text:p text:style-name="P264">Server plugins can be enabled by administrators to expand the server’s functionality.</text:p>
      <text:p text:style-name="P10"/>
      <text:p text:style-name="P271"/>
      <text:p text:style-name="P285">TODO</text:p>
      <text:list xml:id="list496" text:style-name="LS13">
        <text:list-item>
          <text:p text:style-name="P256">Server plugins provide Focus modes to client</text:p>
        </text:list-item>
      </text:list>
      <text:p text:style-name="P321">KML</text:p>
      <text:p text:style-name="P101">TODO</text:p>
      <text:list xml:id="list114920428349769" text:continue-list="list114919870452556" text:style-name="LS1">
        <text:list-item>
          <text:p text:style-name="P125">Interest in KML file</text:p>
        </text:list-item>
        <text:list-item>
          <text:p text:style-name="P128">Security permission on /input/ endpoints</text:p>
        </text:list-item>
        <text:list-item>
          <text:p text:style-name="P129">KML output</text:p>
        </text:list-item>
        <text:list-item>
          <text:h text:style-name="P281" text:outline-level="10"><text:span text:style-name="T50">GeoJSON output</text:span></text:h>
        </text:list-item>
      </text:list>
      <text:h text:style-name="P332" text:outline-level="10"><text:bookmark text:name="h.sluvipli6v5q"/>Facetime Plugin</text:h>
      <text:p text:style-name="P2">TODO</text:p>
      <text:list xml:id="list497" text:style-name="LS13">
        <text:list-item>
          <text:p text:style-name="P256">identify people in close proximity that you can explore “face time” with (sent as private messages)</text:p>
        </text:list-item>
      </text:list>
      <text:h text:style-name="P329" text:outline-level="10"><text:bookmark text:name="h.normqaweovxl"/>Jam Plugin</text:h>
      <text:p text:style-name="P2">TODO</text:p>
      <text:list xml:id="list498" text:style-name="LS13">
        <text:list-item>
          <text:p text:style-name="P256">identify people with musical instruments in close proximity that can form bands</text:p>
        </text:list-item>
      </text:list>
      <text:h text:style-name="P329" text:outline-level="10"><text:bookmark text:name="h.ut5oul5ze08w"/>Emotion Detector Plugin</text:h>
      <text:p text:style-name="P2">TODO</text:p>
      <text:list xml:id="list499" text:style-name="LS13">
        <text:list-item>
          <text:p text:style-name="P256">clarify emotional context of previously authored objects using one or more sentiment analysis algorithms</text:p>
        </text:list-item>
      </text:list>
      <text:h text:style-name="P329" text:outline-level="10"><text:bookmark text:name="h.9zfnabqb4yf5"/>Craigslist Plugin</text:h>
      <text:p text:style-name="P2">TODO</text:p>
      <text:list xml:id="list500" text:style-name="LS13">
        <text:list-item>
          <text:p text:style-name="P256">get craigslist items from appropriate RSS feed, and apply relevant tags</text:p>
        </text:list-item>
        <text:list-item>
          <text:p text:style-name="P256">craigslist enhancements</text:p>
        </text:list-item>
      </text:list>
      <text:h text:style-name="P329" text:outline-level="10"><text:bookmark text:name="h.549nhwcbra60"/>Other Plugins</text:h>
      <text:p text:style-name="P2">TODO</text:p>
      <text:list xml:id="list502" text:style-name="LS13">
        <text:list-item>
          <text:list>
            <text:list-item>
              <text:p text:style-name="P256">“happy &lt;-&gt; sad” / “rich &lt;-&gt; poor” @afxdeadcode bot functionality</text:p>
            </text:list-item>
            <text:list-item>
              <text:p text:style-name="P256"><text:span text:style-name="T15">rational product sales bot</text:span>: explains all ads with reasons inferred about you and your environment, ex: raining -&gt; buy umbrella, why? because precipitation &gt; 80% for the next 8 hours”) not just on presence of phenomena but also the lack of it, for ex: buy first aid kit because you are 230km away from the nearest hospital or pharmacy”. <text:s/>this can be hooked into amazon affiliate marketing to allow anyone to instantly generate money. in-person delivery can be added to local customers as a value-added bonus</text:p>
            </text:list-item>
          </text:list>
        </text:list-item>
      </text:list>
      <text:list xml:id="list1623638896352458758" text:style-name="LS50">
        <text:list-item>
          <text:p text:style-name="P260">Environment-dependent (relevance predicate)</text:p>
        </text:list-item>
        <text:list-item>
          <text:p text:style-name="P260">Chat Bots</text:p>
        </text:list-item>
        <text:list-item>
          <text:p text:style-name="P260">Administrator “add new product” pages, with environment simulation</text:p>
        </text:list-item>
        <text:list-item>
          <text:p text:style-name="P178">Implemented as Support for an Intention</text:p>
        </text:list-item>
      </text:list>
      <text:list xml:id="list508" text:style-name="LS13">
        <text:list-item>
          <text:list>
            <text:list-item>
              <text:p text:style-name="P256">demographics reports: produce data reports of analyzed trends, sentiments, etc.. useful for selling to marketing business.</text:p>
            </text:list-item>
            <text:list-item>
              <text:p text:style-name="P256">product wars: incite fights between consumers of competing products</text:p>
            </text:list-item>
            <text:list-item>
              <text:p text:style-name="P256">twitter local tweets:</text:p>
              <text:list>
                <text:list-item>
                  <text:p text:style-name="P256">eliminate searches that are too close. if 2 users are too close their searches might be redundant. <text:s/>this is a simple threshold optimization</text:p>
                </text:list-item>
              </text:list>
            </text:list-item>
            <text:list-item>
              <text:p text:style-name="P256">twitter output : transmits objects that have ‘SendToTwitter’ tag (replaces with SentToTwitter, or replaces with “TooLargeForTwitter” if too large). <text:s/></text:p>
              <text:list>
                <text:list-item>
                  <text:p text:style-name="P256">SendToTwitter(username=...) if multiple bots are registered on the server</text:p>
                </text:list-item>
                <text:list-item>
                  <text:p text:style-name="P256">attempt to send pending replies to messages previously received from twitter</text:p>
                </text:list-item>
              </text:list>
            </text:list-item>
            <text:list-item>
              <text:p text:style-name="P256">OSM: interest (“curiosity”) in amenities for a given location is noticed by the plugin to yield the OSM amenity data</text:p>
            </text:list-item>
            <text:list-item>
              <text:p text:style-name="P256">RSS: created post objects inherit all other tags of the (creating) feed</text:p>
            </text:list-item>
            <text:list-item>
              <text:p text:style-name="P256">“perfect match” : attempt to match any objects of similar types that have predicate-matched (ex: 3 bike gears ~~ less than 5 bike gears) properties and provide a summary to each object as a reply. <text:s/>serves as an innocent introduction to more powerful matching algorithms that can be added later. <text:s/>should prioritize “best” matches first and avoid commenting on poor matches (most # of properties matched, most “special” properties (inversely proportional to known usage popularity of that property’s) )</text:p>
            </text:list-item>
          </text:list>
        </text:list-item>
      </text:list>
      <text:h text:style-name="P311" text:outline-level="10"><text:bookmark text:name="h.9daridstim51"/>ClimateViewer</text:h>
      <text:p text:style-name="P10">Facebook meets 3D map, toggle overlays from individuals, networks and services</text:p>
      <text:p text:style-name="P10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42">What it Does</text:p>
          </table:table-cell>
          <table:table-cell table:style-name="Table16.A1" office:value-type="string">
            <text:p text:style-name="P242">What it Doesn’t (yet)</text:p>
          </table:table-cell>
        </table:table-row>
        <table:table-row>
          <table:table-cell table:style-name="Table16.A1" office:value-type="string">
            <text:p text:style-name="P9"/>
          </table:table-cell>
          <table:table-cell table:style-name="Table16.A1" office:value-type="string">
            <text:list xml:id="list2151853046374890067" text:style-name="LS51">
              <text:list-item>
                <text:p text:style-name="P255"><office:annotation><dc:date>0000-00-00T00:00:00</dc:date><text:p text:style-name="P340"><text:span text:style-name="T1">Eimhin David:</text:span></text:p><text:p text:style-name="P340"><text:span text:style-name="T1">HI guys, here at the map bit I'm re-iterating the importance of an information filter applicable to areas of the map within selected time filters also. (e.g Poland-Culture and the arts- dance- warsaw- june 12th to jul 15th 2014) <text:s/>So Location Filter, Time Filter- Content Type Descriptor - Refined to Specific Content descriptor - and possibly then an offer/require add on.</text:span></text:p></office:annotation><text:span text:style-name="T29">Create groups, have global/group/local chat rooms, ability to friend/subscribe to users.</text:span></text:p>
              </text:list-item>
              <text:list-item>
                <text:p text:style-name="P273">Post photo/video/audio clips to map markers with time stamps, and the ability to view the content in a popup balloon or rss feed.</text:p>
              </text:list-item>
              <text:list-item>
                <text:p text:style-name="P255"><text:span text:style-name="T29">Share your map marker data using url’s and social sharing (</text:span><text:a xlink:type="simple" xlink:href="http://server.com/dome.php?1239382902">http</text:a><text:a xlink:type="simple" xlink:href="http://server.com/dome.php?1239382902">://</text:a><text:a xlink:type="simple" xlink:href="http://server.com/dome.php?1239382902">server</text:a><text:a xlink:type="simple" xlink:href="http://server.com/dome.php?1239382902">.</text:a><text:a xlink:type="simple" xlink:href="http://server.com/dome.php?1239382902">com</text:a><text:a xlink:type="simple" xlink:href="http://server.com/dome.php?1239382902">/</text:a><text:a xlink:type="simple" xlink:href="http://server.com/dome.php?1239382902">dome</text:a><text:a xlink:type="simple" xlink:href="http://server.com/dome.php?1239382902">.</text:a><text:a xlink:type="simple" xlink:href="http://server.com/dome.php?1239382902">php</text:a><text:a xlink:type="simple" xlink:href="http://server.com/dome.php?1239382902">?1239382902</text:a><text:span text:style-name="T29"> = your post)</text:span></text:p>
              </text:list-item>
              <text:list-item>
                <text:p text:style-name="P273">Subscribe to text/sms/email updates for events you predefine (environmental pollution, 50 mile radius from my home, email me or tsunami alert/earthquake/tornado)</text:p>
              </text:list-item>
              <text:list-item>
                <text:p text:style-name="P273">Zoom in/out on timeline at bottom of screen which will toggle display of visible icons (which were defined in the sidebar) Example: earthquakes checked, zoom in/out to increase/decrease number of quakes on map.</text:p>
              </text:list-item>
              <text:list-item>
                <text:p text:style-name="P255"><text:span text:style-name="T29">Post polygon data with html content similar to </text:span><text:a xlink:type="simple" xlink:href="http://wikimapia.org/">wikimapia</text:a><text:a xlink:type="simple" xlink:href="http://wikimapia.org/">.</text:a><text:a xlink:type="simple" xlink:href="http://wikimapia.org/">org</text:a><text:span text:style-name="T29">.</text:span></text:p>
              </text:list-item>
              <text:list-item>
                <text:p text:style-name="P273">Post anonymous content, which is private and encrypted (long term goal)</text:p>
              </text:list-item>
              <text:list-item>
                <text:p text:style-name="P273">Use all features above on mobile devices in 2D, and 3D on PC, Mac, and Linux.</text:p>
              </text:list-item>
            </text:list>
          </table:table-cell>
        </table:table-row>
      </table:table>
      <text:p text:style-name="P10"><text:span text:style-name="T30"><text:s/></text:span><text:bookmark text:name="h.b9e7du3qbsae"/></text:p>
      <text:p text:style-name="P8"/>
      <text:p text:style-name="P1"/>
      <text:h text:style-name="P318" text:outline-level="10"><text:bookmark text:name="h.krl7qrkwpknw"/>Old, but may content relevant items: </text:h>
      <text:h text:style-name="P308" text:outline-level="10"><text:bookmark text:name="h.pzkbx7cz0f5"/>Possible Changes Prior to Major Refactorings, Uncategorized</text:h>
      <text:p text:style-name="P1"/>
      <text:list xml:id="list532" text:style-name="LS13">
        <text:list-item>
          <text:list>
            <text:list-item>
              <text:p text:style-name="P265">send essential objects on connect:</text:p>
              <text:list>
                <text:list-item>
                  <text:p text:style-name="P266">user’s own objects “mine”</text:p>
                </text:list-item>
                <text:list-item>
                  <text:p text:style-name="P266">tags</text:p>
                </text:list-item>
                <text:list-item>
                  <text:p text:style-name="P265">most recent</text:p>
                </text:list-item>
              </text:list>
            </text:list-item>
            <text:list-item>
              <text:p text:style-name="P265">getGeolocation</text:p>
              <text:list>
                <text:list-item>
                  <text:p text:style-name="P265">consider both primitive spacepoint property and first property with it</text:p>
                </text:list-item>
              </text:list>
            </text:list-item>
            <text:list-item>
              <text:p text:style-name="P265">fix relevant not updating when /tag/ accessed</text:p>
            </text:list-item>
            <text:list-item>
              <text:p text:style-name="P265">add primitive tag</text:p>
            </text:list-item>
            <text:list-item>
              <text:p text:style-name="P265">add color primitive data type</text:p>
            </text:list-item>
            <text:list-item>
              <text:p text:style-name="P265">add tag property, with type select (requires new meta-primitive)</text:p>
            </text:list-item>
            <text:list-item>
              <text:p text:style-name="P265">db stores involved tags as cache for fast index queries; removes the cache property from retrieved DB object</text:p>
            </text:list-item>
            <text:list-item>
              <text:p text:style-name="P265">CompleteObject loaded from menu/url</text:p>
            </text:list-item>
            <text:list-item>
              <text:p text:style-name="P265">complete object manipulation unit tests</text:p>
            </text:list-item>
            <text:list-item>
              <text:p text:style-name="P274">fix the matching plugins, for basic object matching</text:p>
              <text:list>
                <text:list-item>
                  <text:p text:style-name="P274">human age match</text:p>
                </text:list-item>
                <text:list-item>
                  <text:p text:style-name="P274">musical instrument match</text:p>
                </text:list-item>
              </text:list>
            </text:list-item>
            <text:list-item>
              <text:p text:style-name="P265">obey min/max property arity, affects tag display and property adding behavior</text:p>
            </text:list-item>
            <text:list-item>
              <text:p text:style-name="P256">on startup, download all of a user’s objects first, then get other objects according to interests and recency. </text:p>
              <text:list>
                <text:list-item>
                  <text:p text:style-name="P256"><text:s/>interest modes:</text:p>
                  <text:list>
                    <text:list-item>
                      <text:p text:style-name="P256">geolocation</text:p>
                    </text:list-item>
                    <text:list-item>
                      <text:p text:style-name="P256">tag vector</text:p>
                    </text:list-item>
                    <text:list-item>
                      <text:p text:style-name="P256"/>
                    </text:list-item>
                  </text:list>
                </text:list-item>
              </text:list>
            </text:list-item>
            <text:list-item>
              <text:p text:style-name="P256">add a restartEvery parameter to plugins to have them stopped and restarted at periodic intervals</text:p>
            </text:list-item>
            <text:list-item>
              <text:p text:style-name="P256">tag recommendations:</text:p>
              <text:list>
                <text:list-item>
                  <text:p text:style-name="P256">stemming on english words</text:p>
                  <text:list>
                    <text:list-item>
                      <text:p text:style-name="P256"><text:a xlink:type="simple" xlink:href="https://github.com/kristopolous/Porter-Stemmer">https</text:a><text:a xlink:type="simple" xlink:href="https://github.com/kristopolous/Porter-Stemmer">://</text:a><text:a xlink:type="simple" xlink:href="https://github.com/kristopolous/Porter-Stemmer">github</text:a><text:a xlink:type="simple" xlink:href="https://github.com/kristopolous/Porter-Stemmer">.</text:a><text:a xlink:type="simple" xlink:href="https://github.com/kristopolous/Porter-Stemmer">com</text:a><text:a xlink:type="simple" xlink:href="https://github.com/kristopolous/Porter-Stemmer">/</text:a><text:a xlink:type="simple" xlink:href="https://github.com/kristopolous/Porter-Stemmer">kristopolous</text:a><text:a xlink:type="simple" xlink:href="https://github.com/kristopolous/Porter-Stemmer">/</text:a><text:a xlink:type="simple" xlink:href="https://github.com/kristopolous/Porter-Stemmer">Porter</text:a><text:a xlink:type="simple" xlink:href="https://github.com/kristopolous/Porter-Stemmer">-</text:a><text:a xlink:type="simple" xlink:href="https://github.com/kristopolous/Porter-Stemmer">Stemmer</text:a></text:p>
                    </text:list-item>
                  </text:list>
                </text:list-item>
                <text:list-item>
                  <text:p text:style-name="P256">variable score result 0..1.0, indicated with sort order and font size</text:p>
                </text:list-item>
                <text:list-item>
                  <text:p text:style-name="P256">display in bottom section below all tags</text:p>
                </text:list-item>
                <text:list-item>
                  <text:p text:style-name="P256">mouseover indicates reason for selection (can be just “matched keyword” but grow to cover future inference abilities)</text:p>
                </text:list-item>
              </text:list>
            </text:list-item>
            <text:list-item>
              <text:p text:style-name="P265">find relevant (geographically near) objects when only a spacepoint is in (edited) focus</text:p>
            </text:list-item>
            <text:list-item>
              <text:p text:style-name="P265">indicate when the DB isnt running</text:p>
            </text:list-item>
            <text:list-item>
              <text:p text:style-name="P265">merge properties from duplicate tags on ontology loads</text:p>
            </text:list-item>
            <text:list-item>
              <text:p text:style-name="P275">user IP -&gt; becomes a known IP object that can become geo-IP resolved as a “location of interest” to ponder inference results</text:p>
            </text:list-item>
            <text:list-item>
              <text:p text:style-name="P275">mousewheel on applied Tag to adjust strength; adjusts font-size of displayed applied tag</text:p>
            </text:list-item>
            <text:list-item>
              <text:p text:style-name="P275">loaded and unloaded plugins reified as objects themselves</text:p>
            </text:list-item>
            <text:list-item>
              <text:p text:style-name="P275">“Forecast” tag modeled after Foresight Engine</text:p>
              <text:list>
                <text:list-item>
                  <text:p text:style-name="P256"><text:a xlink:type="simple" xlink:href="http://foresight.breakthroughstocures.org/about">http</text:a><text:a xlink:type="simple" xlink:href="http://foresight.breakthroughstocures.org/about">://</text:a><text:a xlink:type="simple" xlink:href="http://foresight.breakthroughstocures.org/about">foresight</text:a><text:a xlink:type="simple" xlink:href="http://foresight.breakthroughstocures.org/about">.</text:a><text:a xlink:type="simple" xlink:href="http://foresight.breakthroughstocures.org/about">breakthroughstocures</text:a><text:a xlink:type="simple" xlink:href="http://foresight.breakthroughstocures.org/about">.</text:a><text:a xlink:type="simple" xlink:href="http://foresight.breakthroughstocures.org/about">org</text:a><text:a xlink:type="simple" xlink:href="http://foresight.breakthroughstocures.org/about">/</text:a><text:a xlink:type="simple" xlink:href="http://foresight.breakthroughstocures.org/about">about</text:a></text:p>
                </text:list-item>
                <text:list-item>
                  <text:p text:style-name="P276">Then they play cards: Twitter-length forecasts (140 characters or less) that represent their best thinking. They can start a chain of cards or they can build on cards that others play. </text:p>
                </text:list-item>
                <text:list-item>
                  <text:p text:style-name="P276">A card is an idea about the future. Your first card is either “positive imagination” — something good that we could do in the future scenario — or “dark imagination” — a challenge or obstacle that might stand in our way. If you’re optimistic, play a positive imagination card. If you’re pessimistic, play a dark imagination card. And if you can picture both positive and dark outcomes, then play one of each!</text:p>
                </text:list-item>
                <text:list-item>
                  <text:p text:style-name="P256"><text:span text:style-name="T31">Check out </text:span><text:a xlink:type="simple" xlink:href="http://foresight.breakthroughstocures.org/dashboard">the</text:a><text:a xlink:type="simple" xlink:href="http://foresight.breakthroughstocures.org/dashboard"> </text:a><text:a xlink:type="simple" xlink:href="http://foresight.breakthroughstocures.org/dashboard">ideas</text:a><text:a xlink:type="simple" xlink:href="http://foresight.breakthroughstocures.org/dashboard"> </text:a><text:a xlink:type="simple" xlink:href="http://foresight.breakthroughstocures.org/dashboard">created</text:a><text:a xlink:type="simple" xlink:href="http://foresight.breakthroughstocures.org/dashboard"> </text:a><text:a xlink:type="simple" xlink:href="http://foresight.breakthroughstocures.org/dashboard">by</text:a><text:a xlink:type="simple" xlink:href="http://foresight.breakthroughstocures.org/dashboard"> </text:a><text:a xlink:type="simple" xlink:href="http://foresight.breakthroughstocures.org/dashboard">other</text:a><text:a xlink:type="simple" xlink:href="http://foresight.breakthroughstocures.org/dashboard"> </text:a><text:a xlink:type="simple" xlink:href="http://foresight.breakthroughstocures.org/dashboard">players</text:a><text:a xlink:type="simple" xlink:href="http://foresight.breakthroughstocures.org/dashboard">!</text:a><text:span text:style-name="T31"> Look for cards that really catch your eye — and then take them one step further, in one of four possible directions.</text:span></text:p>
                  <text:list>
                    <text:list-item>
                      <text:p text:style-name="P276">No way!” If you disagree, play an antagonism card.</text:p>
                    </text:list-item>
                    <text:list-item>
                      <text:p text:style-name="P276">“Yes! And…” If you agree, play a momentum card.</text:p>
                    </text:list-item>
                    <text:list-item>
                      <text:p text:style-name="P276">“Yes! But…” If you agree, but if you can imagine the idea playing out differently in your field or part of the world, play an adaptation card.</text:p>
                    </text:list-item>
                    <text:list-item>
                      <text:p text:style-name="P276">“Hmmm…” If you have a follow-up question, play an investigation card.</text:p>
                    </text:list-item>
                  </text:list>
                </text:list-item>
              </text:list>
            </text:list-item>
            <text:list-item>
              <text:p text:style-name="P275">make cortexit.js optional using try/catch on module require</text:p>
            </text:list-item>
            <text:list-item>
              <text:p text:style-name="P275">completely modularize the focus and view system, to include a ‘canView(x)’ function to determine whether view is applicable to focused object, whether it is a single object or a collection (array)</text:p>
            </text:list-item>
            <text:list-item>
              <text:p text:style-name="P256">object properties</text:p>
              <text:list>
                <text:list-item>
                  <text:p text:style-name="P256">shown in graph view as edges</text:p>
                </text:list-item>
              </text:list>
            </text:list-item>
            <text:list-item>
              <text:p text:style-name="P265">remove text display of name in message, just add ‘title=’ to displayed avatar icon</text:p>
            </text:list-item>
            <text:list-item>
              <text:p text:style-name="P265">add ‘(Me)’ to a displayed Self object that matches clientID</text:p>
            </text:list-item>
            <text:list-item>
              <text:p text:style-name="P265">team focus w/ filter for individual authors</text:p>
              <text:list>
                <text:list-item>
                  <text:p text:style-name="P265">private message</text:p>
                </text:list-item>
                <text:list-item>
                  <text:p text:style-name="P265">private video conference</text:p>
                </text:list-item>
                <text:list-item>
                  <text:p text:style-name="P265">“pay...”</text:p>
                </text:list-item>
                <text:list-item>
                  <text:p text:style-name="P265">trust: unknown</text:p>
                </text:list-item>
                <text:list-item>
                  <text:p text:style-name="P265">last activity: unknown</text:p>
                </text:list-item>
              </text:list>
            </text:list-item>
            <text:list-item>
              <text:p text:style-name="P265">cloning adds ‘clonedFrom:’ field</text:p>
            </text:list-item>
            <text:list-item>
              <text:p text:style-name="P265">“Understand” focus - natural language input w/ iterative disambiguation per sentence</text:p>
            </text:list-item>
            <text:list-item>
              <text:p text:style-name="P265">initMiniMap() - should use self’s geolocation as default starting position</text:p>
            </text:list-item>
            <text:list-item>
              <text:p text:style-name="P256"><text:a xlink:type="simple" xlink:href="http://www.appelsiini.net/projects/jeditable">http</text:a><text:a xlink:type="simple" xlink:href="http://www.appelsiini.net/projects/jeditable">://</text:a><text:a xlink:type="simple" xlink:href="http://www.appelsiini.net/projects/jeditable">www</text:a><text:a xlink:type="simple" xlink:href="http://www.appelsiini.net/projects/jeditable">.</text:a><text:a xlink:type="simple" xlink:href="http://www.appelsiini.net/projects/jeditable">appelsiini</text:a><text:a xlink:type="simple" xlink:href="http://www.appelsiini.net/projects/jeditable">.</text:a><text:a xlink:type="simple" xlink:href="http://www.appelsiini.net/projects/jeditable">net</text:a><text:a xlink:type="simple" xlink:href="http://www.appelsiini.net/projects/jeditable">/</text:a><text:a xlink:type="simple" xlink:href="http://www.appelsiini.net/projects/jeditable">projects</text:a><text:a xlink:type="simple" xlink:href="http://www.appelsiini.net/projects/jeditable">/</text:a><text:a xlink:type="simple" xlink:href="http://www.appelsiini.net/projects/jeditable">jeditable</text:a> in-place editing</text:p>
            </text:list-item>
            <text:list-item>
              <text:p text:style-name="P256">proxy file request caching to avoid refetching on repeated or same requests from multiple people</text:p>
            </text:list-item>
            <text:list-item>
              <text:p text:style-name="P256">use default view on startup, don’t leave blank</text:p>
            </text:list-item>
            <text:list-item>
              <text:p text:style-name="P256">“see relevant” item in focus save menu (underneath ‘export’) -&gt; set list semantics to relevance, etc.. update view</text:p>
            </text:list-item>
            <text:list-item>
              <text:p text:style-name="P256">“team” main menu link = relevant to “user” = /tag/general.User</text:p>
            </text:list-item>
            <text:list-item>
              <text:p text:style-name="P256">tag cloud in report with links to /tag/*</text:p>
            </text:list-item>
            <text:list-item>
              <text:p text:style-name="P256">layouts:</text:p>
              <text:list>
                <text:list-item>
                  <text:p text:style-name="P256">hide / minimize / maximize (like blogger) focus section</text:p>
                </text:list-item>
              </text:list>
            </text:list-item>
            <text:list-item>
              <text:p text:style-name="P256">themes</text:p>
              <text:list>
                <text:list-item>
                  <text:p text:style-name="P256">styling of tag buttons both in focus editor and in object view to resemble each other</text:p>
                </text:list-item>
                <text:list-item>
                  <text:p text:style-name="P256">...automatically download and install css/bootstrap themes?</text:p>
                </text:list-item>
                <text:list-item>
                  <text:p text:style-name="P256">sounds?</text:p>
                </text:list-item>
              </text:list>
            </text:list-item>
            <text:list-item>
              <text:p text:style-name="P256">ontology search: include matches for tags and properties, their names and descriptions</text:p>
            </text:list-item>
            <text:list-item>
              <text:p text:style-name="P256">“traveling mode“ and advanced location settings, including basic location selector modal dialog</text:p>
            </text:list-item>
            <text:list-item>
              <text:p text:style-name="P256">_.extend() objects with utility methods</text:p>
            </text:list-item>
            <text:list-item>
              <text:p text:style-name="P256">focus/popup a specific object, fullscreen</text:p>
            </text:list-item>
            <text:list-item>
              <text:p text:style-name="P256">{Live update | Pagination} modes</text:p>
            </text:list-item>
            <text:list-item>
              <text:p text:style-name="P256">Relevance highlights tag button widgets (which are used in both focus editor and object viewer)</text:p>
            </text:list-item>
            <text:list-item>
              <text:p text:style-name="P256">fontsize adjust slider(s)</text:p>
            </text:list-item>
            <text:list-item>
              <text:p text:style-name="P256"><text:a xlink:type="simple" xlink:href="https://github.com/jquery/globalize">https</text:a><text:a xlink:type="simple" xlink:href="https://github.com/jquery/globalize">://</text:a><text:a xlink:type="simple" xlink:href="https://github.com/jquery/globalize">github</text:a><text:a xlink:type="simple" xlink:href="https://github.com/jquery/globalize">.</text:a><text:a xlink:type="simple" xlink:href="https://github.com/jquery/globalize">com</text:a><text:a xlink:type="simple" xlink:href="https://github.com/jquery/globalize">/</text:a><text:a xlink:type="simple" xlink:href="https://github.com/jquery/globalize">jquery</text:a><text:a xlink:type="simple" xlink:href="https://github.com/jquery/globalize">/</text:a><text:a xlink:type="simple" xlink:href="https://github.com/jquery/globalize">globalize</text:a></text:p>
            </text:list-item>
            <text:list-item>
              <text:p text:style-name="P256">text-to-speech</text:p>
            </text:list-item>
            <text:list-item>
              <text:p text:style-name="P256">plugin dependencies</text:p>
            </text:list-item>
            <text:list-item>
              <text:p text:style-name="P256">mobile site (extensive use of modal dialogs and sliding/toggling modes)</text:p>
            </text:list-item>
            <text:list-item>
              <text:p text:style-name="P256">node-inspector for debugging and profiling of node.js server <text:a xlink:type="simple" xlink:href="https://github.com/dannycoates/node-inspector">https</text:a><text:a xlink:type="simple" xlink:href="https://github.com/dannycoates/node-inspector">://</text:a><text:a xlink:type="simple" xlink:href="https://github.com/dannycoates/node-inspector">github</text:a><text:a xlink:type="simple" xlink:href="https://github.com/dannycoates/node-inspector">.</text:a><text:a xlink:type="simple" xlink:href="https://github.com/dannycoates/node-inspector">com</text:a><text:a xlink:type="simple" xlink:href="https://github.com/dannycoates/node-inspector">/</text:a><text:a xlink:type="simple" xlink:href="https://github.com/dannycoates/node-inspector">dannycoates</text:a><text:a xlink:type="simple" xlink:href="https://github.com/dannycoates/node-inspector">/</text:a><text:a xlink:type="simple" xlink:href="https://github.com/dannycoates/node-inspector">node</text:a><text:a xlink:type="simple" xlink:href="https://github.com/dannycoates/node-inspector">-</text:a><text:a xlink:type="simple" xlink:href="https://github.com/dannycoates/node-inspector">inspector</text:a></text:p>
            </text:list-item>
            <text:list-item>
              <text:p text:style-name="P256">popup/tooltip wikipedia mobile view for annotated terms. ex: “Food” -&gt; en.wikipedia.org/wiki/Food</text:p>
            </text:list-item>
            <text:list-item>
              <text:p text:style-name="P256">modify timeago plugin to display “1.3 days ago” (extra decimal place for increased accuracy) instead of just “1 day ago” and similarly for other larger-than-insignificant measurements</text:p>
            </text:list-item>
            <text:list-item>
              <text:p text:style-name="P256">favorites: keeps attention “pinned” for certain objects at varying levels; ensures they wont be forgotten</text:p>
            </text:list-item>
            <text:list-item>
              <text:p text:style-name="P256"><text:a xlink:type="simple" xlink:href="https://github.com/niftylettuce/express-cdn#how">https</text:a><text:a xlink:type="simple" xlink:href="https://github.com/niftylettuce/express-cdn#how">://</text:a><text:a xlink:type="simple" xlink:href="https://github.com/niftylettuce/express-cdn#how">github</text:a><text:a xlink:type="simple" xlink:href="https://github.com/niftylettuce/express-cdn#how">.</text:a><text:a xlink:type="simple" xlink:href="https://github.com/niftylettuce/express-cdn#how">com</text:a><text:a xlink:type="simple" xlink:href="https://github.com/niftylettuce/express-cdn#how">/</text:a><text:a xlink:type="simple" xlink:href="https://github.com/niftylettuce/express-cdn#how">niftylettuce</text:a><text:a xlink:type="simple" xlink:href="https://github.com/niftylettuce/express-cdn#how">/</text:a><text:a xlink:type="simple" xlink:href="https://github.com/niftylettuce/express-cdn#how">express</text:a><text:a xlink:type="simple" xlink:href="https://github.com/niftylettuce/express-cdn#how">-</text:a><text:a xlink:type="simple" xlink:href="https://github.com/niftylettuce/express-cdn#how">cdn</text:a><text:a xlink:type="simple" xlink:href="https://github.com/niftylettuce/express-cdn#how">#</text:a><text:a xlink:type="simple" xlink:href="https://github.com/niftylettuce/express-cdn#how">how</text:a> CDN </text:p>
            </text:list-item>
          </text:list>
        </text:list-item>
      </text:list>
      <text:h text:style-name="P322" text:outline-level="10"/>
      <text:h text:style-name="P323" text:outline-level="10"><text:bookmark text:name="id.x8lrndfsfwth"/><text:bookmark text:name="h.ag1474oxgekq"/><text:bookmark text:name="h.e6ktshop07yc"/>Survival Planner</text:h>
      <text:p text:style-name="P1"/>
      <text:p text:style-name="P219">deprecated: see protogoals.j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5">INPUTS</text:p>
            <text:p text:style-name="P43">none are required. many are inferred from sensors</text:p>
          </table:table-cell>
          <table:table-cell table:style-name="Table18.A1" office:value-type="string">
            <text:p text:style-name="P5">OUTPUTS</text:p>
          </table:table-cell>
        </table:table-row>
        <table:table-row>
          <table:table-cell table:style-name="Table18.A1" office:value-type="string">
            <text:p text:style-name="P41">Personal Conditions</text:p>
            <text:list xml:id="list6836471686765876762" text:style-name="LS54">
              <text:list-item>
                <text:p text:style-name="P39">Biometrics</text:p>
                <text:list>
                  <text:list-item>
                    <text:p text:style-name="P39">Age</text:p>
                  </text:list-item>
                  <text:list-item>
                    <text:p text:style-name="P39">Weight</text:p>
                  </text:list-item>
                  <text:list-item>
                    <text:p text:style-name="P39">Height</text:p>
                  </text:list-item>
                  <text:list-item>
                    <text:p text:style-name="P39">Gender</text:p>
                  </text:list-item>
                  <text:list-item>
                    <text:p text:style-name="P39">Temperature</text:p>
                  </text:list-item>
                  <text:list-item>
                    <text:p text:style-name="P39">Ethnicity</text:p>
                  </text:list-item>
                  <text:list-item>
                    <text:p text:style-name="P39">Blood type</text:p>
                  </text:list-item>
                  <text:list-item>
                    <text:p text:style-name="P39">Genetics</text:p>
                  </text:list-item>
                  <text:list-item>
                    <text:p text:style-name="P39">Pulse Rate &amp; Variability</text:p>
                  </text:list-item>
                  <text:list-item>
                    <text:p text:style-name="P39">Blood Pressure</text:p>
                  </text:list-item>
                  <text:list-item>
                    <text:p text:style-name="P39">Breathing Rate</text:p>
                  </text:list-item>
                  <text:list-item>
                    <text:p text:style-name="P39">...</text:p>
                  </text:list-item>
                </text:list>
              </text:list-item>
              <text:list-item>
                <text:p text:style-name="P39">Hunger / Thirst</text:p>
                <text:list>
                  <text:list-item>
                    <text:p text:style-name="P39">...</text:p>
                  </text:list-item>
                </text:list>
              </text:list-item>
              <text:list-item>
                <text:p text:style-name="P39">Memory</text:p>
              </text:list-item>
              <text:list-item>
                <text:p text:style-name="P18">Focus</text:p>
              </text:list-item>
              <text:list-item>
                <text:p text:style-name="P18">Mood</text:p>
                <text:list>
                  <text:list-item>
                    <text:p text:style-name="P18">Stability</text:p>
                  </text:list-item>
                  <text:list-item>
                    <text:p text:style-name="P18">Presence of Depression</text:p>
                  </text:list-item>
                  <text:list-item>
                    <text:p text:style-name="P18">Presence of Euphoria</text:p>
                  </text:list-item>
                </text:list>
              </text:list-item>
              <text:list-item>
                <text:p text:style-name="P18">Energy</text:p>
              </text:list-item>
              <text:list-item>
                <text:p text:style-name="P18">Relax</text:p>
              </text:list-item>
              <text:list-item>
                <text:p text:style-name="P18">Athletic Performance</text:p>
              </text:list-item>
              <text:list-item>
                <text:p text:style-name="P18">Illness</text:p>
              </text:list-item>
              <text:list-item>
                <text:p text:style-name="P18">Injury</text:p>
                <text:list>
                  <text:list-item>
                    <text:p text:style-name="P18">[per body part]</text:p>
                  </text:list-item>
                </text:list>
              </text:list-item>
              <text:list-item>
                <text:p text:style-name="P18">Need to Detox and Stop...</text:p>
                <text:list>
                  <text:list-item>
                    <text:p text:style-name="P18">Alcohol Addiction</text:p>
                  </text:list-item>
                  <text:list-item>
                    <text:p text:style-name="P18">Opiate Addiction</text:p>
                  </text:list-item>
                  <text:list-item>
                    <text:p text:style-name="P18">Cocaine / Amphetamine Addiction</text:p>
                  </text:list-item>
                  <text:list-item>
                    <text:p text:style-name="P18">Benzodiazepine Addiction</text:p>
                  </text:list-item>
                  <text:list-item>
                    <text:p text:style-name="P18">Other Addictions and their cravings</text:p>
                  </text:list-item>
                </text:list>
              </text:list-item>
            </text:list>
            <text:p text:style-name="P4"/>
            <text:p text:style-name="P41">Environment Conditions</text:p>
            <text:list xml:id="list2302042309514482206" text:style-name="LS55">
              <text:list-item>
                <text:p text:style-name="P19">Time </text:p>
                <text:list>
                  <text:list-item>
                    <text:p text:style-name="P19">of Day</text:p>
                  </text:list-item>
                  <text:list-item>
                    <text:p text:style-name="P19">of Year</text:p>
                  </text:list-item>
                </text:list>
              </text:list-item>
              <text:list-item>
                <text:p text:style-name="P19">Weather</text:p>
                <text:list>
                  <text:list-item>
                    <text:p text:style-name="P19">Rain Storm</text:p>
                  </text:list-item>
                  <text:list-item>
                    <text:p text:style-name="P19">Snow</text:p>
                  </text:list-item>
                  <text:list-item>
                    <text:p text:style-name="P19">Tropical Storm</text:p>
                  </text:list-item>
                  <text:list-item>
                    <text:p text:style-name="P19">Hurricane</text:p>
                  </text:list-item>
                  <text:list-item>
                    <text:p text:style-name="P19">Tornado</text:p>
                  </text:list-item>
                  <text:list-item>
                    <text:p text:style-name="P19">Tsunami</text:p>
                  </text:list-item>
                  <text:list-item>
                    <text:p text:style-name="P19">..</text:p>
                  </text:list-item>
                </text:list>
              </text:list-item>
              <text:list-item>
                <text:p text:style-name="P19">Pollution</text:p>
                <text:list>
                  <text:list-item>
                    <text:p text:style-name="P19">Air/Water Quality</text:p>
                  </text:list-item>
                  <text:list-item>
                    <text:p text:style-name="P19">Radiation</text:p>
                  </text:list-item>
                  <text:list-item>
                    <text:p text:style-name="P19">Electrosmog</text:p>
                  </text:list-item>
                  <text:list-item>
                    <text:p text:style-name="P19">...</text:p>
                  </text:list-item>
                </text:list>
              </text:list-item>
              <text:list-item>
                <text:p text:style-name="P19">Crime</text:p>
              </text:list-item>
              <text:list-item>
                <text:p text:style-name="P19">Economic</text:p>
              </text:list-item>
              <text:list-item>
                <text:p text:style-name="P19">Sociopolitical</text:p>
                <text:list>
                  <text:list-item>
                    <text:p text:style-name="P19">Vote</text:p>
                  </text:list-item>
                  <text:list-item>
                    <text:p text:style-name="P19">Taxes</text:p>
                  </text:list-item>
                  <text:list-item>
                    <text:p text:style-name="P19">...</text:p>
                  </text:list-item>
                </text:list>
              </text:list-item>
              <text:list-item>
                <text:p text:style-name="P19">Cultural</text:p>
                <text:list>
                  <text:list-item>
                    <text:p text:style-name="P19">Holidays</text:p>
                  </text:list-item>
                </text:list>
              </text:list-item>
              <text:list-item>
                <text:p text:style-name="P19">Farming / Plant Maintenance</text:p>
              </text:list-item>
            </text:list>
            <text:p text:style-name="P4"/>
            <text:p text:style-name="P41">Resource Inventory</text:p>
            <text:list xml:id="list946275208939981604" text:style-name="LS56">
              <text:list-item>
                <text:p text:style-name="P20">[Item, Quantity]</text:p>
              </text:list-item>
              <text:list-item>
                <text:p text:style-name="P20">Cash [Currency, Quantity]</text:p>
              </text:list-item>
            </text:list>
            <text:p text:style-name="P4"/>
            <text:p text:style-name="P41">Social Conditions</text:p>
            <text:list xml:id="list7651179016257799101" text:style-name="LS57">
              <text:list-item>
                <text:p text:style-name="P21">Relationship Quality</text:p>
                <text:list>
                  <text:list-item>
                    <text:p text:style-name="P21">Animals / Pets</text:p>
                  </text:list-item>
                  <text:list-item>
                    <text:p text:style-name="P21">Strangers</text:p>
                  </text:list-item>
                  <text:list-item>
                    <text:p text:style-name="P21">Coworker</text:p>
                  </text:list-item>
                  <text:list-item>
                    <text:p text:style-name="P21">Student / Teacher</text:p>
                  </text:list-item>
                  <text:list-item>
                    <text:p text:style-name="P21">Friend</text:p>
                  </text:list-item>
                  <text:list-item>
                    <text:p text:style-name="P21">Family</text:p>
                  </text:list-item>
                  <text:list-item>
                    <text:p text:style-name="P21">Roommate</text:p>
                  </text:list-item>
                  <text:list-item>
                    <text:p text:style-name="P21">Boyfriend/Girlfriend</text:p>
                  </text:list-item>
                  <text:list-item>
                    <text:p text:style-name="P21">Spous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3"><text:span text:style-name="T6">Suggested Actions</text:span><text:span text:style-name="T1"> (always includes a list one or more logical reasons supported by objective measurements, ontology of activity)</text:span></text:p>
            <text:p text:style-name="P4"/>
            <text:p text:style-name="P4">any number of actions can be suggested at a given time, prioritized by varying strengths</text:p>
            <text:p text:style-name="P4"/>
            <text:list xml:id="list3110981387944984614" text:style-name="LS58">
              <text:list-item>
                <text:p text:style-name="P22">Acquire Item (ex: store purchase or borrow/trade)</text:p>
              </text:list-item>
              <text:list-item>
                <text:p text:style-name="P22">Consume Item</text:p>
                <text:list>
                  <text:list-item>
                    <text:p text:style-name="P22">Quantity Range (Dose)</text:p>
                  </text:list-item>
                  <text:list-item>
                    <text:p text:style-name="P22">Frequency</text:p>
                  </text:list-item>
                  <text:list-item>
                    <text:p text:style-name="P22">Ingestion Method</text:p>
                    <text:list>
                      <text:list-item>
                        <text:p text:style-name="P22">Orally</text:p>
                      </text:list-item>
                      <text:list-item>
                        <text:p text:style-name="P22">Sublingually</text:p>
                      </text:list-item>
                      <text:list-item>
                        <text:p text:style-name="P22">IV</text:p>
                      </text:list-item>
                      <text:list-item>
                        <text:p text:style-name="P22">…</text:p>
                      </text:list-item>
                    </text:list>
                  </text:list-item>
                  <text:list-item>
                    <text:p text:style-name="P22">Ingestion Activity (dose response curves vs. time, for warning when a drug is biologically effective or ineffective)</text:p>
                  </text:list-item>
                  <text:list-item>
                    <text:p text:style-name="P22">Contraindications/Indications</text:p>
                  </text:list-item>
                </text:list>
              </text:list-item>
              <text:list-item>
                <text:p text:style-name="P22">Gather / Ready / Deploy / Attend_to Item (get it ready for use)</text:p>
                <text:list>
                  <text:list-item>
                    <text:p text:style-name="P22">saving minutes in the case of an emergency could save a life</text:p>
                  </text:list-item>
                </text:list>
              </text:list-item>
              <text:list-item>
                <text:p text:style-name="P22">Share Item</text:p>
              </text:list-item>
              <text:list-item>
                <text:p text:style-name="P22">Travel</text:p>
              </text:list-item>
              <text:list-item>
                <text:p text:style-name="P22">Contact</text:p>
              </text:list-item>
              <text:list-item>
                <text:p text:style-name="P22">Relax / Do Nothing / Be Patient</text:p>
              </text:list-item>
              <text:list-item>
                <text:p text:style-name="P22">...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Verdana" svg:font-family="Verdana"/>
    <style:font-face style:name="dejavu sans mono" svg:font-family="'dejavu sans mono', monospace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1Level0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1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2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3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4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5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6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7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8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List61Level0" style:family="text">
      <style:text-properties style:text-underline-style="none"/>
    </style:style>
    <style:style style:name="List61Level1" style:family="text">
      <style:text-properties style:text-underline-style="none"/>
    </style:style>
    <style:style style:name="List61Level2" style:family="text">
      <style:text-properties style:text-underline-style="none"/>
    </style:style>
    <style:style style:name="List61Level3" style:family="text">
      <style:text-properties style:text-underline-style="none"/>
    </style:style>
    <style:style style:name="List61Level4" style:family="text">
      <style:text-properties style:text-underline-style="none"/>
    </style:style>
    <style:style style:name="List61Level5" style:family="text">
      <style:text-properties style:text-underline-style="none"/>
    </style:style>
    <style:style style:name="List61Level6" style:family="text">
      <style:text-properties style:text-underline-style="none"/>
    </style:style>
    <style:style style:name="List61Level7" style:family="text">
      <style:text-properties style:text-underline-style="none"/>
    </style:style>
    <style:style style:name="List61Level8" style:family="text">
      <style:text-properties style:text-underline-style="none"/>
    </style:style>
    <style:style style:name="List62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62Level1" style:family="text">
      <style:text-properties style:text-underline-style="none"/>
    </style:style>
    <style:style style:name="List62Level2" style:family="text">
      <style:text-properties style:text-underline-style="none"/>
    </style:style>
    <style:style style:name="List62Level3" style:family="text">
      <style:text-properties style:text-underline-style="none"/>
    </style:style>
    <style:style style:name="List62Level4" style:family="text">
      <style:text-properties style:text-underline-style="none"/>
    </style:style>
    <style:style style:name="List62Level5" style:family="text">
      <style:text-properties style:text-underline-style="none"/>
    </style:style>
    <style:style style:name="List62Level6" style:family="text">
      <style:text-properties style:text-underline-style="none"/>
    </style:style>
    <style:style style:name="List62Level7" style:family="text">
      <style:text-properties style:text-underline-style="none"/>
    </style:style>
    <style:style style:name="List62Level8" style:family="text">
      <style:text-properties style:text-underline-style="none"/>
    </style:style>
    <style:style style:name="List63Level0" style:family="text">
      <style:text-properties style:text-underline-style="none"/>
    </style:style>
    <style:style style:name="List63Level1" style:family="text">
      <style:text-properties style:text-underline-style="none"/>
    </style:style>
    <style:style style:name="List63Level2" style:family="text">
      <style:text-properties style:text-underline-style="none"/>
    </style:style>
    <style:style style:name="List63Level3" style:family="text">
      <style:text-properties style:text-underline-style="none"/>
    </style:style>
    <style:style style:name="List63Level4" style:family="text">
      <style:text-properties style:text-underline-style="none"/>
    </style:style>
    <style:style style:name="List63Level5" style:family="text">
      <style:text-properties style:text-underline-style="none"/>
    </style:style>
    <style:style style:name="List63Level6" style:family="text">
      <style:text-properties style:text-underline-style="none"/>
    </style:style>
    <style:style style:name="List63Level7" style:family="text">
      <style:text-properties style:text-underline-style="none"/>
    </style:style>
    <style:style style:name="List63Level8" style:family="text">
      <style:text-properties style:text-underline-style="none"/>
    </style:style>
    <style:style style:name="List64Level0" style:family="text">
      <style:text-properties style:text-underline-style="none"/>
    </style:style>
    <style:style style:name="List64Level1" style:family="text">
      <style:text-properties style:text-underline-style="none"/>
    </style:style>
    <style:style style:name="List64Level2" style:family="text">
      <style:text-properties style:text-underline-style="none"/>
    </style:style>
    <style:style style:name="List64Level3" style:family="text">
      <style:text-properties style:text-underline-style="none"/>
    </style:style>
    <style:style style:name="List64Level4" style:family="text">
      <style:text-properties style:text-underline-style="none"/>
    </style:style>
    <style:style style:name="List64Level5" style:family="text">
      <style:text-properties style:text-underline-style="none"/>
    </style:style>
    <style:style style:name="List64Level6" style:family="text">
      <style:text-properties style:text-underline-style="none"/>
    </style:style>
    <style:style style:name="List64Level7" style:family="text">
      <style:text-properties style:text-underline-style="none"/>
    </style:style>
    <style:style style:name="List64Level8" style:family="text">
      <style:text-properties style:text-underline-style="none"/>
    </style:style>
    <style:style style:name="List6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-0.25in" text:min-label-width="0.25in"/>
      </text:list-level-style-bullet>
      <text:list-level-style-bullet text:level="2" text:style-name="List2Level1" text:bullet-char="○">
        <style:list-level-properties text:space-before="0.25in" text:min-label-width="0.25in"/>
      </text:list-level-style-bullet>
      <text:list-level-style-bullet text:level="3" text:style-name="List2Level2" text:bullet-char="■">
        <style:list-level-properties text:space-before="0.8748in" text:min-label-width="0.1252in"/>
      </text:list-level-style-bullet>
      <text:list-level-style-bullet text:level="4" text:style-name="List2Level3" text:bullet-char="●">
        <style:list-level-properties text:space-before="1.25in" text:min-label-width="0.25in"/>
      </text:list-level-style-bullet>
      <text:list-level-style-bullet text:level="5" text:style-name="List2Level4" text:bullet-char="○">
        <style:list-level-properties text:space-before="1.75in" text:min-label-width="0.25in"/>
      </text:list-level-style-bullet>
      <text:list-level-style-bullet text:level="6" text:style-name="List2Level5" text:bullet-char="■">
        <style:list-level-properties text:space-before="2.3748in" text:min-label-width="0.1252in"/>
      </text:list-level-style-bullet>
      <text:list-level-style-bullet text:level="7" text:style-name="List2Level6" text:bullet-char="●">
        <style:list-level-properties text:space-before="2.75in" text:min-label-width="0.25in"/>
      </text:list-level-style-bullet>
      <text:list-level-style-bullet text:level="8" text:style-name="List2Level7" text:bullet-char="○">
        <style:list-level-properties text:space-before="3.25in" text:min-label-width="0.25in"/>
      </text:list-level-style-bullet>
      <text:list-level-style-bullet text:level="9" text:style-name="List2Level8" text:bullet-char="■">
        <style:list-level-properties text:space-before="3.8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</text:list-level-style-bullet>
      <text:list-level-style-bullet text:level="2" text:style-name="List23Level1" text:bullet-char="○">
        <style:list-level-properties text:space-before="0.75in" text:min-label-width="0.25in"/>
      </text:list-level-style-bullet>
      <text:list-level-style-bullet text:level="3" text:style-name="List23Level2" text:bullet-char="■">
        <style:list-level-properties text:space-before="1.3748in" text:min-label-width="0.1252in"/>
      </text:list-level-style-bullet>
      <text:list-level-style-bullet text:level="4" text:style-name="List23Level3" text:bullet-char="●">
        <style:list-level-properties text:space-before="1.75in" text:min-label-width="0.25in"/>
      </text:list-level-style-bullet>
      <text:list-level-style-bullet text:level="5" text:style-name="List23Level4" text:bullet-char="○">
        <style:list-level-properties text:space-before="2.25in" text:min-label-width="0.25in"/>
      </text:list-level-style-bullet>
      <text:list-level-style-bullet text:level="6" text:style-name="List23Level5" text:bullet-char="■">
        <style:list-level-properties text:space-before="2.8748in" text:min-label-width="0.1252in"/>
      </text:list-level-style-bullet>
      <text:list-level-style-bullet text:level="7" text:style-name="List23Level6" text:bullet-char="●">
        <style:list-level-properties text:space-before="3.25in" text:min-label-width="0.25in"/>
      </text:list-level-style-bullet>
      <text:list-level-style-bullet text:level="8" text:style-name="List23Level7" text:bullet-char="○">
        <style:list-level-properties text:space-before="3.75in" text:min-label-width="0.25in"/>
      </text:list-level-style-bullet>
      <text:list-level-style-bullet text:level="9" text:style-name="List2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</text:list-level-style-bullet>
      <text:list-level-style-bullet text:level="2" text:style-name="List24Level1" text:bullet-char="○">
        <style:list-level-properties text:space-before="0.75in" text:min-label-width="0.25in"/>
      </text:list-level-style-bullet>
      <text:list-level-style-bullet text:level="3" text:style-name="List24Level2" text:bullet-char="■">
        <style:list-level-properties text:space-before="1.3748in" text:min-label-width="0.1252in"/>
      </text:list-level-style-bullet>
      <text:list-level-style-bullet text:level="4" text:style-name="List24Level3" text:bullet-char="●">
        <style:list-level-properties text:space-before="1.75in" text:min-label-width="0.25in"/>
      </text:list-level-style-bullet>
      <text:list-level-style-bullet text:level="5" text:style-name="List24Level4" text:bullet-char="○">
        <style:list-level-properties text:space-before="2.25in" text:min-label-width="0.25in"/>
      </text:list-level-style-bullet>
      <text:list-level-style-bullet text:level="6" text:style-name="List24Level5" text:bullet-char="■">
        <style:list-level-properties text:space-before="2.8748in" text:min-label-width="0.1252in"/>
      </text:list-level-style-bullet>
      <text:list-level-style-bullet text:level="7" text:style-name="List24Level6" text:bullet-char="●">
        <style:list-level-properties text:space-before="3.25in" text:min-label-width="0.25in"/>
      </text:list-level-style-bullet>
      <text:list-level-style-bullet text:level="8" text:style-name="List24Level7" text:bullet-char="○">
        <style:list-level-properties text:space-before="3.75in" text:min-label-width="0.25in"/>
      </text:list-level-style-bullet>
      <text:list-level-style-bullet text:level="9" text:style-name="List2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25in" text:min-label-width="0.25in"/>
      </text:list-level-style-bullet>
      <text:list-level-style-bullet text:level="2" text:style-name="List40Level1" text:bullet-char="○">
        <style:list-level-properties text:space-before="0.75in" text:min-label-width="0.25in"/>
      </text:list-level-style-bullet>
      <text:list-level-style-bullet text:level="3" text:style-name="List40Level2" text:bullet-char="■">
        <style:list-level-properties text:space-before="1.3748in" text:min-label-width="0.1252in"/>
      </text:list-level-style-bullet>
      <text:list-level-style-bullet text:level="4" text:style-name="List40Level3" text:bullet-char="●">
        <style:list-level-properties text:space-before="1.75in" text:min-label-width="0.25in"/>
      </text:list-level-style-bullet>
      <text:list-level-style-bullet text:level="5" text:style-name="List40Level4" text:bullet-char="○">
        <style:list-level-properties text:space-before="2.25in" text:min-label-width="0.25in"/>
      </text:list-level-style-bullet>
      <text:list-level-style-bullet text:level="6" text:style-name="List40Level5" text:bullet-char="■">
        <style:list-level-properties text:space-before="2.8748in" text:min-label-width="0.1252in"/>
      </text:list-level-style-bullet>
      <text:list-level-style-bullet text:level="7" text:style-name="List40Level6" text:bullet-char="●">
        <style:list-level-properties text:space-before="3.25in" text:min-label-width="0.25in"/>
      </text:list-level-style-bullet>
      <text:list-level-style-bullet text:level="8" text:style-name="List40Level7" text:bullet-char="○">
        <style:list-level-properties text:space-before="3.75in" text:min-label-width="0.25in"/>
      </text:list-level-style-bullet>
      <text:list-level-style-bullet text:level="9" text:style-name="List4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25in" text:min-label-width="0.25in"/>
      </text:list-level-style-bullet>
      <text:list-level-style-bullet text:level="2" text:style-name="List41Level1" text:bullet-char="○">
        <style:list-level-properties text:space-before="0.75in" text:min-label-width="0.25in"/>
      </text:list-level-style-bullet>
      <text:list-level-style-bullet text:level="3" text:style-name="List41Level2" text:bullet-char="■">
        <style:list-level-properties text:space-before="1.3748in" text:min-label-width="0.1252in"/>
      </text:list-level-style-bullet>
      <text:list-level-style-bullet text:level="4" text:style-name="List41Level3" text:bullet-char="●">
        <style:list-level-properties text:space-before="1.75in" text:min-label-width="0.25in"/>
      </text:list-level-style-bullet>
      <text:list-level-style-bullet text:level="5" text:style-name="List41Level4" text:bullet-char="○">
        <style:list-level-properties text:space-before="2.25in" text:min-label-width="0.25in"/>
      </text:list-level-style-bullet>
      <text:list-level-style-bullet text:level="6" text:style-name="List41Level5" text:bullet-char="■">
        <style:list-level-properties text:space-before="2.8748in" text:min-label-width="0.1252in"/>
      </text:list-level-style-bullet>
      <text:list-level-style-bullet text:level="7" text:style-name="List41Level6" text:bullet-char="●">
        <style:list-level-properties text:space-before="3.25in" text:min-label-width="0.25in"/>
      </text:list-level-style-bullet>
      <text:list-level-style-bullet text:level="8" text:style-name="List41Level7" text:bullet-char="○">
        <style:list-level-properties text:space-before="3.75in" text:min-label-width="0.25in"/>
      </text:list-level-style-bullet>
      <text:list-level-style-bullet text:level="9" text:style-name="List4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25in" text:min-label-width="0.25in"/>
      </text:list-level-style-bullet>
      <text:list-level-style-bullet text:level="2" text:style-name="List42Level1" text:bullet-char="○">
        <style:list-level-properties text:space-before="0.75in" text:min-label-width="0.25in"/>
      </text:list-level-style-bullet>
      <text:list-level-style-bullet text:level="3" text:style-name="List42Level2" text:bullet-char="■">
        <style:list-level-properties text:space-before="1.3748in" text:min-label-width="0.1252in"/>
      </text:list-level-style-bullet>
      <text:list-level-style-bullet text:level="4" text:style-name="List42Level3" text:bullet-char="●">
        <style:list-level-properties text:space-before="1.75in" text:min-label-width="0.25in"/>
      </text:list-level-style-bullet>
      <text:list-level-style-bullet text:level="5" text:style-name="List42Level4" text:bullet-char="○">
        <style:list-level-properties text:space-before="2.25in" text:min-label-width="0.25in"/>
      </text:list-level-style-bullet>
      <text:list-level-style-bullet text:level="6" text:style-name="List42Level5" text:bullet-char="■">
        <style:list-level-properties text:space-before="2.8748in" text:min-label-width="0.1252in"/>
      </text:list-level-style-bullet>
      <text:list-level-style-bullet text:level="7" text:style-name="List42Level6" text:bullet-char="●">
        <style:list-level-properties text:space-before="3.25in" text:min-label-width="0.25in"/>
      </text:list-level-style-bullet>
      <text:list-level-style-bullet text:level="8" text:style-name="List42Level7" text:bullet-char="○">
        <style:list-level-properties text:space-before="3.75in" text:min-label-width="0.25in"/>
      </text:list-level-style-bullet>
      <text:list-level-style-bullet text:level="9" text:style-name="List4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25in" text:min-label-width="0.25in"/>
      </text:list-level-style-bullet>
      <text:list-level-style-bullet text:level="2" text:style-name="List54Level1" text:bullet-char="○">
        <style:list-level-properties text:space-before="0.75in" text:min-label-width="0.25in"/>
      </text:list-level-style-bullet>
      <text:list-level-style-bullet text:level="3" text:style-name="List54Level2" text:bullet-char="■">
        <style:list-level-properties text:space-before="1.3748in" text:min-label-width="0.1252in"/>
      </text:list-level-style-bullet>
      <text:list-level-style-bullet text:level="4" text:style-name="List54Level3" text:bullet-char="●">
        <style:list-level-properties text:space-before="1.75in" text:min-label-width="0.25in"/>
      </text:list-level-style-bullet>
      <text:list-level-style-bullet text:level="5" text:style-name="List54Level4" text:bullet-char="○">
        <style:list-level-properties text:space-before="2.25in" text:min-label-width="0.25in"/>
      </text:list-level-style-bullet>
      <text:list-level-style-bullet text:level="6" text:style-name="List54Level5" text:bullet-char="■">
        <style:list-level-properties text:space-before="2.8748in" text:min-label-width="0.1252in"/>
      </text:list-level-style-bullet>
      <text:list-level-style-bullet text:level="7" text:style-name="List54Level6" text:bullet-char="●">
        <style:list-level-properties text:space-before="3.25in" text:min-label-width="0.25in"/>
      </text:list-level-style-bullet>
      <text:list-level-style-bullet text:level="8" text:style-name="List54Level7" text:bullet-char="○">
        <style:list-level-properties text:space-before="3.75in" text:min-label-width="0.25in"/>
      </text:list-level-style-bullet>
      <text:list-level-style-bullet text:level="9" text:style-name="List5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25in" text:min-label-width="0.25in"/>
      </text:list-level-style-bullet>
      <text:list-level-style-bullet text:level="2" text:style-name="List55Level1" text:bullet-char="○">
        <style:list-level-properties text:space-before="0.75in" text:min-label-width="0.25in"/>
      </text:list-level-style-bullet>
      <text:list-level-style-bullet text:level="3" text:style-name="List55Level2" text:bullet-char="■">
        <style:list-level-properties text:space-before="1.3748in" text:min-label-width="0.1252in"/>
      </text:list-level-style-bullet>
      <text:list-level-style-bullet text:level="4" text:style-name="List55Level3" text:bullet-char="●">
        <style:list-level-properties text:space-before="1.75in" text:min-label-width="0.25in"/>
      </text:list-level-style-bullet>
      <text:list-level-style-bullet text:level="5" text:style-name="List55Level4" text:bullet-char="○">
        <style:list-level-properties text:space-before="2.25in" text:min-label-width="0.25in"/>
      </text:list-level-style-bullet>
      <text:list-level-style-bullet text:level="6" text:style-name="List55Level5" text:bullet-char="■">
        <style:list-level-properties text:space-before="2.8748in" text:min-label-width="0.1252in"/>
      </text:list-level-style-bullet>
      <text:list-level-style-bullet text:level="7" text:style-name="List55Level6" text:bullet-char="●">
        <style:list-level-properties text:space-before="3.25in" text:min-label-width="0.25in"/>
      </text:list-level-style-bullet>
      <text:list-level-style-bullet text:level="8" text:style-name="List55Level7" text:bullet-char="○">
        <style:list-level-properties text:space-before="3.75in" text:min-label-width="0.25in"/>
      </text:list-level-style-bullet>
      <text:list-level-style-bullet text:level="9" text:style-name="List5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25in" text:min-label-width="0.25in"/>
      </text:list-level-style-bullet>
      <text:list-level-style-bullet text:level="2" text:style-name="List56Level1" text:bullet-char="○">
        <style:list-level-properties text:space-before="0.75in" text:min-label-width="0.25in"/>
      </text:list-level-style-bullet>
      <text:list-level-style-bullet text:level="3" text:style-name="List56Level2" text:bullet-char="■">
        <style:list-level-properties text:space-before="1.3748in" text:min-label-width="0.1252in"/>
      </text:list-level-style-bullet>
      <text:list-level-style-bullet text:level="4" text:style-name="List56Level3" text:bullet-char="●">
        <style:list-level-properties text:space-before="1.75in" text:min-label-width="0.25in"/>
      </text:list-level-style-bullet>
      <text:list-level-style-bullet text:level="5" text:style-name="List56Level4" text:bullet-char="○">
        <style:list-level-properties text:space-before="2.25in" text:min-label-width="0.25in"/>
      </text:list-level-style-bullet>
      <text:list-level-style-bullet text:level="6" text:style-name="List56Level5" text:bullet-char="■">
        <style:list-level-properties text:space-before="2.8748in" text:min-label-width="0.1252in"/>
      </text:list-level-style-bullet>
      <text:list-level-style-bullet text:level="7" text:style-name="List56Level6" text:bullet-char="●">
        <style:list-level-properties text:space-before="3.25in" text:min-label-width="0.25in"/>
      </text:list-level-style-bullet>
      <text:list-level-style-bullet text:level="8" text:style-name="List56Level7" text:bullet-char="○">
        <style:list-level-properties text:space-before="3.75in" text:min-label-width="0.25in"/>
      </text:list-level-style-bullet>
      <text:list-level-style-bullet text:level="9" text:style-name="List5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25in" text:min-label-width="0.25in"/>
      </text:list-level-style-bullet>
      <text:list-level-style-bullet text:level="2" text:style-name="List57Level1" text:bullet-char="○">
        <style:list-level-properties text:space-before="0.75in" text:min-label-width="0.25in"/>
      </text:list-level-style-bullet>
      <text:list-level-style-bullet text:level="3" text:style-name="List57Level2" text:bullet-char="■">
        <style:list-level-properties text:space-before="1.3748in" text:min-label-width="0.1252in"/>
      </text:list-level-style-bullet>
      <text:list-level-style-bullet text:level="4" text:style-name="List57Level3" text:bullet-char="●">
        <style:list-level-properties text:space-before="1.75in" text:min-label-width="0.25in"/>
      </text:list-level-style-bullet>
      <text:list-level-style-bullet text:level="5" text:style-name="List57Level4" text:bullet-char="○">
        <style:list-level-properties text:space-before="2.25in" text:min-label-width="0.25in"/>
      </text:list-level-style-bullet>
      <text:list-level-style-bullet text:level="6" text:style-name="List57Level5" text:bullet-char="■">
        <style:list-level-properties text:space-before="2.8748in" text:min-label-width="0.1252in"/>
      </text:list-level-style-bullet>
      <text:list-level-style-bullet text:level="7" text:style-name="List57Level6" text:bullet-char="●">
        <style:list-level-properties text:space-before="3.25in" text:min-label-width="0.25in"/>
      </text:list-level-style-bullet>
      <text:list-level-style-bullet text:level="8" text:style-name="List57Level7" text:bullet-char="○">
        <style:list-level-properties text:space-before="3.75in" text:min-label-width="0.25in"/>
      </text:list-level-style-bullet>
      <text:list-level-style-bullet text:level="9" text:style-name="List5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25in" text:min-label-width="0.25in"/>
      </text:list-level-style-bullet>
      <text:list-level-style-bullet text:level="2" text:style-name="List58Level1" text:bullet-char="○">
        <style:list-level-properties text:space-before="0.75in" text:min-label-width="0.25in"/>
      </text:list-level-style-bullet>
      <text:list-level-style-bullet text:level="3" text:style-name="List58Level2" text:bullet-char="■">
        <style:list-level-properties text:space-before="1.3748in" text:min-label-width="0.1252in"/>
      </text:list-level-style-bullet>
      <text:list-level-style-bullet text:level="4" text:style-name="List58Level3" text:bullet-char="●">
        <style:list-level-properties text:space-before="1.75in" text:min-label-width="0.25in"/>
      </text:list-level-style-bullet>
      <text:list-level-style-bullet text:level="5" text:style-name="List58Level4" text:bullet-char="○">
        <style:list-level-properties text:space-before="2.25in" text:min-label-width="0.25in"/>
      </text:list-level-style-bullet>
      <text:list-level-style-bullet text:level="6" text:style-name="List58Level5" text:bullet-char="■">
        <style:list-level-properties text:space-before="2.8748in" text:min-label-width="0.1252in"/>
      </text:list-level-style-bullet>
      <text:list-level-style-bullet text:level="7" text:style-name="List58Level6" text:bullet-char="●">
        <style:list-level-properties text:space-before="3.25in" text:min-label-width="0.25in"/>
      </text:list-level-style-bullet>
      <text:list-level-style-bullet text:level="8" text:style-name="List58Level7" text:bullet-char="○">
        <style:list-level-properties text:space-before="3.75in" text:min-label-width="0.25in"/>
      </text:list-level-style-bullet>
      <text:list-level-style-bullet text:level="9" text:style-name="List5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25in" text:min-label-width="0.25in"/>
      </text:list-level-style-bullet>
      <text:list-level-style-bullet text:level="2" text:style-name="List59Level1" text:bullet-char="○">
        <style:list-level-properties text:space-before="0.75in" text:min-label-width="0.25in"/>
      </text:list-level-style-bullet>
      <text:list-level-style-bullet text:level="3" text:style-name="List59Level2" text:bullet-char="■">
        <style:list-level-properties text:space-before="1.3748in" text:min-label-width="0.1252in"/>
      </text:list-level-style-bullet>
      <text:list-level-style-bullet text:level="4" text:style-name="List59Level3" text:bullet-char="●">
        <style:list-level-properties text:space-before="1.75in" text:min-label-width="0.25in"/>
      </text:list-level-style-bullet>
      <text:list-level-style-bullet text:level="5" text:style-name="List59Level4" text:bullet-char="○">
        <style:list-level-properties text:space-before="2.25in" text:min-label-width="0.25in"/>
      </text:list-level-style-bullet>
      <text:list-level-style-bullet text:level="6" text:style-name="List59Level5" text:bullet-char="■">
        <style:list-level-properties text:space-before="2.8748in" text:min-label-width="0.1252in"/>
      </text:list-level-style-bullet>
      <text:list-level-style-bullet text:level="7" text:style-name="List59Level6" text:bullet-char="●">
        <style:list-level-properties text:space-before="3.25in" text:min-label-width="0.25in"/>
      </text:list-level-style-bullet>
      <text:list-level-style-bullet text:level="8" text:style-name="List59Level7" text:bullet-char="○">
        <style:list-level-properties text:space-before="3.75in" text:min-label-width="0.25in"/>
      </text:list-level-style-bullet>
      <text:list-level-style-bullet text:level="9" text:style-name="List5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25in" text:min-label-width="0.25in"/>
      </text:list-level-style-bullet>
      <text:list-level-style-bullet text:level="2" text:style-name="List60Level1" text:bullet-char="○">
        <style:list-level-properties text:space-before="0.75in" text:min-label-width="0.25in"/>
      </text:list-level-style-bullet>
      <text:list-level-style-bullet text:level="3" text:style-name="List60Level2" text:bullet-char="■">
        <style:list-level-properties text:space-before="1.3748in" text:min-label-width="0.1252in"/>
      </text:list-level-style-bullet>
      <text:list-level-style-bullet text:level="4" text:style-name="List60Level3" text:bullet-char="●">
        <style:list-level-properties text:space-before="1.75in" text:min-label-width="0.25in"/>
      </text:list-level-style-bullet>
      <text:list-level-style-bullet text:level="5" text:style-name="List60Level4" text:bullet-char="○">
        <style:list-level-properties text:space-before="2.25in" text:min-label-width="0.25in"/>
      </text:list-level-style-bullet>
      <text:list-level-style-bullet text:level="6" text:style-name="List60Level5" text:bullet-char="■">
        <style:list-level-properties text:space-before="2.8748in" text:min-label-width="0.1252in"/>
      </text:list-level-style-bullet>
      <text:list-level-style-bullet text:level="7" text:style-name="List60Level6" text:bullet-char="●">
        <style:list-level-properties text:space-before="3.25in" text:min-label-width="0.25in"/>
      </text:list-level-style-bullet>
      <text:list-level-style-bullet text:level="8" text:style-name="List60Level7" text:bullet-char="○">
        <style:list-level-properties text:space-before="3.75in" text:min-label-width="0.25in"/>
      </text:list-level-style-bullet>
      <text:list-level-style-bullet text:level="9" text:style-name="List6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1">
      <text:list-level-style-bullet text:level="1" text:style-name="List61Level0" text:bullet-char="●">
        <style:list-level-properties text:space-before="0.25in" text:min-label-width="0.25in"/>
      </text:list-level-style-bullet>
      <text:list-level-style-bullet text:level="2" text:style-name="List61Level1" text:bullet-char="○">
        <style:list-level-properties text:space-before="0.75in" text:min-label-width="0.25in"/>
      </text:list-level-style-bullet>
      <text:list-level-style-bullet text:level="3" text:style-name="List61Level2" text:bullet-char="■">
        <style:list-level-properties text:space-before="1.3748in" text:min-label-width="0.1252in"/>
      </text:list-level-style-bullet>
      <text:list-level-style-bullet text:level="4" text:style-name="List61Level3" text:bullet-char="●">
        <style:list-level-properties text:space-before="1.75in" text:min-label-width="0.25in"/>
      </text:list-level-style-bullet>
      <text:list-level-style-bullet text:level="5" text:style-name="List61Level4" text:bullet-char="○">
        <style:list-level-properties text:space-before="2.25in" text:min-label-width="0.25in"/>
      </text:list-level-style-bullet>
      <text:list-level-style-bullet text:level="6" text:style-name="List61Level5" text:bullet-char="■">
        <style:list-level-properties text:space-before="2.8748in" text:min-label-width="0.1252in"/>
      </text:list-level-style-bullet>
      <text:list-level-style-bullet text:level="7" text:style-name="List61Level6" text:bullet-char="●">
        <style:list-level-properties text:space-before="3.25in" text:min-label-width="0.25in"/>
      </text:list-level-style-bullet>
      <text:list-level-style-bullet text:level="8" text:style-name="List61Level7" text:bullet-char="○">
        <style:list-level-properties text:space-before="3.75in" text:min-label-width="0.25in"/>
      </text:list-level-style-bullet>
      <text:list-level-style-bullet text:level="9" text:style-name="List6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25in" text:min-label-width="0.25in"/>
      </text:list-level-style-number>
      <text:list-level-style-number text:level="2" text:style-name="List62Level1" style:num-suffix="." style:num-format="a">
        <style:list-level-properties text:space-before="0.75in" text:min-label-width="0.25in"/>
      </text:list-level-style-number>
      <text:list-level-style-number text:level="3" text:style-name="List62Level2" style:num-suffix="." style:num-format="i">
        <style:list-level-properties text:space-before="1.3748in" text:min-label-width="0.1252in"/>
      </text:list-level-style-number>
      <text:list-level-style-number text:level="4" text:style-name="List62Level3" style:num-suffix="." style:num-format="1">
        <style:list-level-properties text:space-before="1.75in" text:min-label-width="0.25in"/>
      </text:list-level-style-number>
      <text:list-level-style-number text:level="5" text:style-name="List62Level4" style:num-suffix="." style:num-format="a">
        <style:list-level-properties text:space-before="2.25in" text:min-label-width="0.25in"/>
      </text:list-level-style-number>
      <text:list-level-style-number text:level="6" text:style-name="List62Level5" style:num-suffix="." style:num-format="i">
        <style:list-level-properties text:space-before="2.8748in" text:min-label-width="0.1252in"/>
      </text:list-level-style-number>
      <text:list-level-style-number text:level="7" text:style-name="List62Level6" style:num-suffix="." style:num-format="1">
        <style:list-level-properties text:space-before="3.25in" text:min-label-width="0.25in"/>
      </text:list-level-style-number>
      <text:list-level-style-number text:level="8" text:style-name="List62Level7" style:num-suffix="." style:num-format="a">
        <style:list-level-properties text:space-before="3.75in" text:min-label-width="0.25in"/>
      </text:list-level-style-number>
      <text:list-level-style-number text:level="9" text:style-name="List6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3">
      <text:list-level-style-bullet text:level="1" text:style-name="List63Level0" text:bullet-char="●">
        <style:list-level-properties text:space-before="0.25in" text:min-label-width="0.25in"/>
      </text:list-level-style-bullet>
      <text:list-level-style-bullet text:level="2" text:style-name="List63Level1" text:bullet-char="○">
        <style:list-level-properties text:space-before="0.75in" text:min-label-width="0.25in"/>
      </text:list-level-style-bullet>
      <text:list-level-style-bullet text:level="3" text:style-name="List63Level2" text:bullet-char="■">
        <style:list-level-properties text:space-before="1.3748in" text:min-label-width="0.1252in"/>
      </text:list-level-style-bullet>
      <text:list-level-style-bullet text:level="4" text:style-name="List63Level3" text:bullet-char="●">
        <style:list-level-properties text:space-before="1.75in" text:min-label-width="0.25in"/>
      </text:list-level-style-bullet>
      <text:list-level-style-bullet text:level="5" text:style-name="List63Level4" text:bullet-char="○">
        <style:list-level-properties text:space-before="2.25in" text:min-label-width="0.25in"/>
      </text:list-level-style-bullet>
      <text:list-level-style-bullet text:level="6" text:style-name="List63Level5" text:bullet-char="■">
        <style:list-level-properties text:space-before="2.8748in" text:min-label-width="0.1252in"/>
      </text:list-level-style-bullet>
      <text:list-level-style-bullet text:level="7" text:style-name="List63Level6" text:bullet-char="●">
        <style:list-level-properties text:space-before="3.25in" text:min-label-width="0.25in"/>
      </text:list-level-style-bullet>
      <text:list-level-style-bullet text:level="8" text:style-name="List63Level7" text:bullet-char="○">
        <style:list-level-properties text:space-before="3.75in" text:min-label-width="0.25in"/>
      </text:list-level-style-bullet>
      <text:list-level-style-bullet text:level="9" text:style-name="List6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4">
      <text:list-level-style-bullet text:level="1" text:style-name="List64Level0" text:bullet-char="●">
        <style:list-level-properties text:space-before="0.25in" text:min-label-width="0.25in"/>
      </text:list-level-style-bullet>
      <text:list-level-style-bullet text:level="2" text:style-name="List64Level1" text:bullet-char="○">
        <style:list-level-properties text:space-before="0.75in" text:min-label-width="0.25in"/>
      </text:list-level-style-bullet>
      <text:list-level-style-bullet text:level="3" text:style-name="List64Level2" text:bullet-char="■">
        <style:list-level-properties text:space-before="1.3748in" text:min-label-width="0.1252in"/>
      </text:list-level-style-bullet>
      <text:list-level-style-bullet text:level="4" text:style-name="List64Level3" text:bullet-char="●">
        <style:list-level-properties text:space-before="1.75in" text:min-label-width="0.25in"/>
      </text:list-level-style-bullet>
      <text:list-level-style-bullet text:level="5" text:style-name="List64Level4" text:bullet-char="○">
        <style:list-level-properties text:space-before="2.25in" text:min-label-width="0.25in"/>
      </text:list-level-style-bullet>
      <text:list-level-style-bullet text:level="6" text:style-name="List64Level5" text:bullet-char="■">
        <style:list-level-properties text:space-before="2.8748in" text:min-label-width="0.1252in"/>
      </text:list-level-style-bullet>
      <text:list-level-style-bullet text:level="7" text:style-name="List64Level6" text:bullet-char="●">
        <style:list-level-properties text:space-before="3.25in" text:min-label-width="0.25in"/>
      </text:list-level-style-bullet>
      <text:list-level-style-bullet text:level="8" text:style-name="List64Level7" text:bullet-char="○">
        <style:list-level-properties text:space-before="3.75in" text:min-label-width="0.25in"/>
      </text:list-level-style-bullet>
      <text:list-level-style-bullet text:level="9" text:style-name="List6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5in" fo:margin-bottom="0.25in" fo:margin-left="0.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eh </dc:creator>
    <meta:editing-cycles>60</meta:editing-cycles>
    <dc:date>2014-01-04T11:49:18.115481671</dc:date>
    <meta:editing-duration>P8DT23H36M</meta:editing-duration>
    <meta:document-statistic meta:table-count="7" meta:image-count="0" meta:object-count="0" meta:page-count="1" meta:paragraph-count="972" meta:word-count="6483" meta:character-count="41228" meta:non-whitespace-character-count="36406"/>
  </office:meta>
</office:document-meta>
</file>